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SIN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.00000 </text:p>
          </table:table-cell>
          <table:table-cell table:style-name="ce6" table:formula="of:=ASIN([.A2])" office:value-type="float" office:value="0" calcext:value-type="float">
            <text:p>0.000000000000000000</text:p>
          </table:table-cell>
          <table:table-cell table:number-columns-repeated="1022"/>
        </table:table-row>
        <table:table-row table:style-name="ro2">
          <table:table-cell table:style-name="ce3" office:value-type="float" office:value="-0.5" calcext:value-type="float">
            <text:p>-0.50000 </text:p>
          </table:table-cell>
          <table:table-cell table:style-name="ce6" table:formula="of:=ASIN([.A3])" office:value-type="float" office:value="-0.523598775598299" calcext:value-type="float">
            <text:p>-0.523598775598299000</text:p>
          </table:table-cell>
          <table:table-cell table:number-columns-repeated="1022"/>
        </table:table-row>
        <table:table-row table:style-name="ro2">
          <table:table-cell table:style-name="ce3" office:value-type="float" office:value="1" calcext:value-type="float">
            <text:p>1.00000 </text:p>
          </table:table-cell>
          <table:table-cell table:style-name="ce6" table:formula="of:=ASIN([.A4])" office:value-type="float" office:value="1.5707963267949" calcext:value-type="float">
            <text:p>1.570796326794900000</text:p>
          </table:table-cell>
          <table:table-cell table:number-columns-repeated="1022"/>
        </table:table-row>
        <table:table-row table:style-name="ro2">
          <table:table-cell table:style-name="ce3" office:value-type="float" office:value="-1" calcext:value-type="float">
            <text:p>-1.00000 </text:p>
          </table:table-cell>
          <table:table-cell table:style-name="ce6" table:formula="of:=ASIN([.A5])" office:value-type="float" office:value="-1.5707963267949" calcext:value-type="float">
            <text:p>-1.570796326794900000</text:p>
          </table:table-cell>
          <table:table-cell table:number-columns-repeated="1022"/>
        </table:table-row>
        <table:table-row table:style-name="ro2">
          <table:table-cell table:style-name="ce3" office:value-type="float" office:value="0.270241" calcext:value-type="float">
            <text:p>0.27024 </text:p>
          </table:table-cell>
          <table:table-cell table:style-name="ce6" table:formula="of:=ASIN([.A6])" office:value-type="float" office:value="0.273643336163853" calcext:value-type="float">
            <text:p>0.273643336163853000</text:p>
          </table:table-cell>
          <table:table-cell table:number-columns-repeated="1022"/>
        </table:table-row>
        <table:table-row table:style-name="ro2">
          <table:table-cell table:style-name="ce3" office:value-type="float" office:value="0.360027" calcext:value-type="float">
            <text:p>0.36003 </text:p>
          </table:table-cell>
          <table:table-cell table:style-name="ce6" table:formula="of:=ASIN([.A7])" office:value-type="float" office:value="0.368296833984481" calcext:value-type="float">
            <text:p>0.368296833984481000</text:p>
          </table:table-cell>
          <table:table-cell table:number-columns-repeated="1022"/>
        </table:table-row>
        <table:table-row table:style-name="ro2">
          <table:table-cell table:style-name="ce3" office:value-type="float" office:value="0.255287" calcext:value-type="float">
            <text:p>0.25529 </text:p>
          </table:table-cell>
          <table:table-cell table:style-name="ce6" table:formula="of:=ASIN([.A8])" office:value-type="float" office:value="0.258144527130974" calcext:value-type="float">
            <text:p>0.258144527130974000</text:p>
          </table:table-cell>
          <table:table-cell table:number-columns-repeated="1022"/>
        </table:table-row>
        <table:table-row table:style-name="ro2">
          <table:table-cell table:style-name="ce3" office:value-type="float" office:value="0.98529" calcext:value-type="float">
            <text:p>0.98529 </text:p>
          </table:table-cell>
          <table:table-cell table:style-name="ce6" table:formula="of:=ASIN([.A9])" office:value-type="float" office:value="1.39906277645491" calcext:value-type="float">
            <text:p>1.399062776454910000</text:p>
          </table:table-cell>
          <table:table-cell table:number-columns-repeated="1022"/>
        </table:table-row>
        <table:table-row table:style-name="ro2">
          <table:table-cell table:style-name="ce3" office:value-type="float" office:value="0.318918" calcext:value-type="float">
            <text:p>0.31892 </text:p>
          </table:table-cell>
          <table:table-cell table:style-name="ce6" table:formula="of:=ASIN([.A10])" office:value-type="float" office:value="0.324587655333926" calcext:value-type="float">
            <text:p>0.324587655333926000</text:p>
          </table:table-cell>
          <table:table-cell table:number-columns-repeated="1022"/>
        </table:table-row>
        <table:table-row table:style-name="ro2">
          <table:table-cell table:style-name="ce3" office:value-type="float" office:value="0.934233" calcext:value-type="float">
            <text:p>0.93423 </text:p>
          </table:table-cell>
          <table:table-cell table:style-name="ce6" table:formula="of:=ASIN([.A11])" office:value-type="float" office:value="1.20610248404886" calcext:value-type="float">
            <text:p>1.206102484048860000</text:p>
          </table:table-cell>
          <table:table-cell table:number-columns-repeated="1022"/>
        </table:table-row>
        <table:table-row table:style-name="ro2">
          <table:table-cell table:style-name="ce3" office:value-type="float" office:value="0.178625" calcext:value-type="float">
            <text:p>0.17863 </text:p>
          </table:table-cell>
          <table:table-cell table:style-name="ce6" table:formula="of:=ASIN([.A12])" office:value-type="float" office:value="0.179588798195881" calcext:value-type="float">
            <text:p>0.1795887981958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57" calcext:value-type="float">
            <text:p>0.85757 </text:p>
          </table:table-cell>
          <table:table-cell table:style-name="ce6" table:formula="of:=ASIN([.A13])" office:value-type="float" office:value="1.03052665071844" calcext:value-type="float">
            <text:p>1.0305266507184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4852" calcext:value-type="float">
            <text:p>0.03485 </text:p>
          </table:table-cell>
          <table:table-cell table:style-name="ce6" table:formula="of:=ASIN([.A14])" office:value-type="float" office:value="0.034859059425461" calcext:value-type="float">
            <text:p>0.0348590594254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8576" calcext:value-type="float">
            <text:p>0.00858 </text:p>
          </table:table-cell>
          <table:table-cell table:style-name="ce6" table:formula="of:=ASIN([.A15])" office:value-type="float" office:value="0.00857610512776723" calcext:value-type="float">
            <text:p>0.00857610512776723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759" calcext:value-type="float">
            <text:p>0.62676 </text:p>
          </table:table-cell>
          <table:table-cell table:style-name="ce6" table:formula="of:=ASIN([.A16])" office:value-type="float" office:value="0.677386894520589" calcext:value-type="float">
            <text:p>0.6773868945205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885" calcext:value-type="float">
            <text:p>0.48589 </text:p>
          </table:table-cell>
          <table:table-cell table:style-name="ce6" table:formula="of:=ASIN([.A17])" office:value-type="float" office:value="0.507375442483681" calcext:value-type="float">
            <text:p>0.5073754424836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988" calcext:value-type="float">
            <text:p>0.27299 </text:p>
          </table:table-cell>
          <table:table-cell table:style-name="ce6" table:formula="of:=ASIN([.A18])" office:value-type="float" office:value="0.27649764170418" calcext:value-type="float">
            <text:p>0.276497641704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2179" calcext:value-type="float">
            <text:p>0.80218 </text:p>
          </table:table-cell>
          <table:table-cell table:style-name="ce6" table:formula="of:=ASIN([.A19])" office:value-type="float" office:value="0.930935728243199" calcext:value-type="float">
            <text:p>0.9309357282431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464" calcext:value-type="float">
            <text:p>0.09146 </text:p>
          </table:table-cell>
          <table:table-cell table:style-name="ce6" table:formula="of:=ASIN([.A20])" office:value-type="float" office:value="0.0915920086540137" calcext:value-type="float">
            <text:p>0.0915920086540137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8012" calcext:value-type="float">
            <text:p>0.44801 </text:p>
          </table:table-cell>
          <table:table-cell table:style-name="ce6" table:formula="of:=ASIN([.A21])" office:value-type="float" office:value="0.464540451779292" calcext:value-type="float">
            <text:p>0.4645404517792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0156" calcext:value-type="float">
            <text:p>0.64016 </text:p>
          </table:table-cell>
          <table:table-cell table:style-name="ce6" table:formula="of:=ASIN([.A22])" office:value-type="float" office:value="0.694701308687727" calcext:value-type="float">
            <text:p>0.6947013086877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3266" calcext:value-type="float">
            <text:p>0.97327 </text:p>
          </table:table-cell>
          <table:table-cell table:style-name="ce6" table:formula="of:=ASIN([.A23])" office:value-type="float" office:value="1.3390465722809" calcext:value-type="float">
            <text:p>1.3390465722809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878" calcext:value-type="float">
            <text:p>0.66088 </text:p>
          </table:table-cell>
          <table:table-cell table:style-name="ce6" table:formula="of:=ASIN([.A24])" office:value-type="float" office:value="0.721988056249165" calcext:value-type="float">
            <text:p>0.7219880562491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0613" calcext:value-type="float">
            <text:p>0.79061 </text:p>
          </table:table-cell>
          <table:table-cell table:style-name="ce6" table:formula="of:=ASIN([.A25])" office:value-type="float" office:value="0.911809468176982" calcext:value-type="float">
            <text:p>0.9118094681769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328" calcext:value-type="float">
            <text:p>0.56328 </text:p>
          </table:table-cell>
          <table:table-cell table:style-name="ce6" table:formula="of:=ASIN([.A26])" office:value-type="float" office:value="0.598350119054912" calcext:value-type="float">
            <text:p>0.5983501190549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0376" calcext:value-type="float">
            <text:p>0.04038 </text:p>
          </table:table-cell>
          <table:table-cell table:style-name="ce6" table:formula="of:=ASIN([.A27])" office:value-type="float" office:value="0.0403869783586744" calcext:value-type="float">
            <text:p>0.0403869783586744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405" calcext:value-type="float">
            <text:p>0.88141 </text:p>
          </table:table-cell>
          <table:table-cell table:style-name="ce6" table:formula="of:=ASIN([.A28])" office:value-type="float" office:value="1.07882841398991" calcext:value-type="float">
            <text:p>1.0788284139899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361" calcext:value-type="float">
            <text:p>0.06836 </text:p>
          </table:table-cell>
          <table:table-cell table:style-name="ce6" table:formula="of:=ASIN([.A29])" office:value-type="float" office:value="0.0684143566869662" calcext:value-type="float">
            <text:p>0.0684143566869662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6793" calcext:value-type="float">
            <text:p>0.29679 </text:p>
          </table:table-cell>
          <table:table-cell table:style-name="ce6" table:formula="of:=ASIN([.A30])" office:value-type="float" office:value="0.301332573512273" calcext:value-type="float">
            <text:p>0.3013325735122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5076" calcext:value-type="float">
            <text:p>0.98508 </text:p>
          </table:table-cell>
          <table:table-cell table:style-name="ce6" table:formula="of:=ASIN([.A31])" office:value-type="float" office:value="1.39781500175286" calcext:value-type="float">
            <text:p>1.3978150017528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648" calcext:value-type="float">
            <text:p>0.07465 </text:p>
          </table:table-cell>
          <table:table-cell table:style-name="ce6" table:formula="of:=ASIN([.A32])" office:value-type="float" office:value="0.0747175015589063" calcext:value-type="float">
            <text:p>0.0747175015589063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006" calcext:value-type="float">
            <text:p>0.01801 </text:p>
          </table:table-cell>
          <table:table-cell table:style-name="ce6" table:formula="of:=ASIN([.A33])" office:value-type="float" office:value="0.0180069731143054" calcext:value-type="float">
            <text:p>0.0180069731143054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5636" calcext:value-type="float">
            <text:p>0.02564 </text:p>
          </table:table-cell>
          <table:table-cell table:style-name="ce6" table:formula="of:=ASIN([.A34])" office:value-type="float" office:value="0.0256388088465165" calcext:value-type="float">
            <text:p>0.0256388088465165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7248" calcext:value-type="float">
            <text:p>0.56725 </text:p>
          </table:table-cell>
          <table:table-cell table:style-name="ce6" table:formula="of:=ASIN([.A35])" office:value-type="float" office:value="0.603160351585163" calcext:value-type="float">
            <text:p>0.6031603515851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5976" calcext:value-type="float">
            <text:p>0.51598 </text:p>
          </table:table-cell>
          <table:table-cell table:style-name="ce6" table:formula="of:=ASIN([.A36])" office:value-type="float" office:value="0.542146643014603" calcext:value-type="float">
            <text:p>0.5421466430146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8122" calcext:value-type="float">
            <text:p>0.64812 </text:p>
          </table:table-cell>
          <table:table-cell table:style-name="ce6" table:formula="of:=ASIN([.A37])" office:value-type="float" office:value="0.705115773989226" calcext:value-type="float">
            <text:p>0.7051157739892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0573" calcext:value-type="float">
            <text:p>0.72057 </text:p>
          </table:table-cell>
          <table:table-cell table:style-name="ce6" table:formula="of:=ASIN([.A38])" office:value-type="float" office:value="0.804628352260484" calcext:value-type="float">
            <text:p>0.8046283522604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5052" calcext:value-type="float">
            <text:p>0.38505 </text:p>
          </table:table-cell>
          <table:table-cell table:style-name="ce6" table:formula="of:=ASIN([.A39])" office:value-type="float" office:value="0.395264166336803" calcext:value-type="float">
            <text:p>0.3952641663368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0139" calcext:value-type="float">
            <text:p>0.38014 </text:p>
          </table:table-cell>
          <table:table-cell table:style-name="ce6" table:formula="of:=ASIN([.A40])" office:value-type="float" office:value="0.389946573579254" calcext:value-type="float">
            <text:p>0.3899465735792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646" calcext:value-type="float">
            <text:p>0.02646 </text:p>
          </table:table-cell>
          <table:table-cell table:style-name="ce6" table:formula="of:=ASIN([.A41])" office:value-type="float" office:value="0.0264630885535322" calcext:value-type="float">
            <text:p>0.0264630885535322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1303" calcext:value-type="float">
            <text:p>0.90130 </text:p>
          </table:table-cell>
          <table:table-cell table:style-name="ce6" table:formula="of:=ASIN([.A42])" office:value-type="float" office:value="1.12276808900399" calcext:value-type="float">
            <text:p>1.122768089003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9906" calcext:value-type="float">
            <text:p>0.20991 </text:p>
          </table:table-cell>
          <table:table-cell table:style-name="ce6" table:formula="of:=ASIN([.A43])" office:value-type="float" office:value="0.211478816875476" calcext:value-type="float">
            <text:p>0.2114788168754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324" calcext:value-type="float">
            <text:p>0.86132 </text:p>
          </table:table-cell>
          <table:table-cell table:style-name="ce6" table:formula="of:=ASIN([.A44])" office:value-type="float" office:value="1.03786995553518" calcext:value-type="float">
            <text:p>1.037869955535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5885" calcext:value-type="float">
            <text:p>0.54589 </text:p>
          </table:table-cell>
          <table:table-cell table:style-name="ce6" table:formula="of:=ASIN([.A45])" office:value-type="float" office:value="0.577445013975395" calcext:value-type="float">
            <text:p>0.5774450139753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293" calcext:value-type="float">
            <text:p>0.96429 </text:p>
          </table:table-cell>
          <table:table-cell table:style-name="ce6" table:formula="of:=ASIN([.A46])" office:value-type="float" office:value="1.30276071270436" calcext:value-type="float">
            <text:p>1.302760712704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8193" calcext:value-type="float">
            <text:p>0.62819 </text:p>
          </table:table-cell>
          <table:table-cell table:style-name="ce6" table:formula="of:=ASIN([.A47])" office:value-type="float" office:value="0.679228577638448" calcext:value-type="float">
            <text:p>0.6792285776384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2692" calcext:value-type="float">
            <text:p>0.37269 </text:p>
          </table:table-cell>
          <table:table-cell table:style-name="ce6" table:formula="of:=ASIN([.A48])" office:value-type="float" office:value="0.381908339131174" calcext:value-type="float">
            <text:p>0.3819083391311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9461" calcext:value-type="float">
            <text:p>0.94946 </text:p>
          </table:table-cell>
          <table:table-cell table:style-name="ce6" table:formula="of:=ASIN([.A49])" office:value-type="float" office:value="1.25151422428363" calcext:value-type="float">
            <text:p>1.2515142242836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1269" calcext:value-type="float">
            <text:p>0.23127 </text:p>
          </table:table-cell>
          <table:table-cell table:style-name="ce6" table:formula="of:=ASIN([.A50])" office:value-type="float" office:value="0.233381842518499" calcext:value-type="float">
            <text:p>0.2333818425184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0829" calcext:value-type="float">
            <text:p>0.52083 </text:p>
          </table:table-cell>
          <table:table-cell table:style-name="ce6" table:formula="of:=ASIN([.A51])" office:value-type="float" office:value="0.547821774783435" calcext:value-type="float">
            <text:p>0.5478217747834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2826" calcext:value-type="float">
            <text:p>0.23283 </text:p>
          </table:table-cell>
          <table:table-cell table:style-name="ce6" table:formula="of:=ASIN([.A52])" office:value-type="float" office:value="0.234982534471542" calcext:value-type="float">
            <text:p>0.2349825344715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7366" calcext:value-type="float">
            <text:p>0.89737 </text:p>
          </table:table-cell>
          <table:table-cell table:style-name="ce6" table:formula="of:=ASIN([.A53])" office:value-type="float" office:value="1.1137639032577" calcext:value-type="float">
            <text:p>1.113763903257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4737" calcext:value-type="float">
            <text:p>0.37474 </text:p>
          </table:table-cell>
          <table:table-cell table:style-name="ce6" table:formula="of:=ASIN([.A54])" office:value-type="float" office:value="0.384113087467253" calcext:value-type="float">
            <text:p>0.3841130874672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2152" calcext:value-type="float">
            <text:p>0.41215 </text:p>
          </table:table-cell>
          <table:table-cell table:style-name="ce6" table:formula="of:=ASIN([.A55])" office:value-type="float" office:value="0.424814744792987" calcext:value-type="float">
            <text:p>0.4248147447929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4285" calcext:value-type="float">
            <text:p>0.74429 </text:p>
          </table:table-cell>
          <table:table-cell table:style-name="ce6" table:formula="of:=ASIN([.A56])" office:value-type="float" office:value="0.839463621258813" calcext:value-type="float">
            <text:p>0.8394636212588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551" calcext:value-type="float">
            <text:p>0.35551 </text:p>
          </table:table-cell>
          <table:table-cell table:style-name="ce6" table:formula="of:=ASIN([.A57])" office:value-type="float" office:value="0.363459656368441" calcext:value-type="float">
            <text:p>0.3634596563684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263" calcext:value-type="float">
            <text:p>0.37626 </text:p>
          </table:table-cell>
          <table:table-cell table:style-name="ce6" table:formula="of:=ASIN([.A58])" office:value-type="float" office:value="0.385759573641029" calcext:value-type="float">
            <text:p>0.3857595736410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9001" calcext:value-type="float">
            <text:p>0.21900 </text:p>
          </table:table-cell>
          <table:table-cell table:style-name="ce6" table:formula="of:=ASIN([.A59])" office:value-type="float" office:value="0.220790498207033" calcext:value-type="float">
            <text:p>0.2207904982070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1139" calcext:value-type="float">
            <text:p>0.07114 </text:p>
          </table:table-cell>
          <table:table-cell table:style-name="ce6" table:formula="of:=ASIN([.A60])" office:value-type="float" office:value="0.0711991399292105" calcext:value-type="float">
            <text:p>0.0711991399292105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7909" calcext:value-type="float">
            <text:p>0.58791 </text:p>
          </table:table-cell>
          <table:table-cell table:style-name="ce6" table:formula="of:=ASIN([.A61])" office:value-type="float" office:value="0.628471499797498" calcext:value-type="float">
            <text:p>0.6284714997974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4886" calcext:value-type="float">
            <text:p>0.67489 </text:p>
          </table:table-cell>
          <table:table-cell table:style-name="ce6" table:formula="of:=ASIN([.A62])" office:value-type="float" office:value="0.740810203415557" calcext:value-type="float">
            <text:p>0.7408102034155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141" calcext:value-type="float">
            <text:p>0.43141 </text:p>
          </table:table-cell>
          <table:table-cell table:style-name="ce6" table:formula="of:=ASIN([.A63])" office:value-type="float" office:value="0.446055116586171" calcext:value-type="float">
            <text:p>0.4460551165861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1802" calcext:value-type="float">
            <text:p>0.82180 </text:p>
          </table:table-cell>
          <table:table-cell table:style-name="ce6" table:formula="of:=ASIN([.A64])" office:value-type="float" office:value="0.964566505333733" calcext:value-type="float">
            <text:p>0.9645665053337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3631" calcext:value-type="float">
            <text:p>0.03363 </text:p>
          </table:table-cell>
          <table:table-cell table:style-name="ce6" table:formula="of:=ASIN([.A65])" office:value-type="float" office:value="0.0336373429199155" calcext:value-type="float">
            <text:p>0.0336373429199155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787" calcext:value-type="float">
            <text:p>0.66079 </text:p>
          </table:table-cell>
          <table:table-cell table:style-name="ce6" table:formula="of:=ASIN([.A66])" office:value-type="float" office:value="0.721866809148938" calcext:value-type="float">
            <text:p>0.7218668091489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6478" calcext:value-type="float">
            <text:p>0.25648 </text:p>
          </table:table-cell>
          <table:table-cell table:style-name="ce6" table:formula="of:=ASIN([.A67])" office:value-type="float" office:value="0.259376543650601" calcext:value-type="float">
            <text:p>0.2593765436506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729" calcext:value-type="float">
            <text:p>0.74273 </text:p>
          </table:table-cell>
          <table:table-cell table:style-name="ce6" table:formula="of:=ASIN([.A68])" office:value-type="float" office:value="0.83713681379807" calcext:value-type="float">
            <text:p>0.8371368137980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124" calcext:value-type="float">
            <text:p>0.85012 </text:p>
          </table:table-cell>
          <table:table-cell table:style-name="ce6" table:formula="of:=ASIN([.A69])" office:value-type="float" office:value="1.01622072972005" calcext:value-type="float">
            <text:p>1.0162207297200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843" calcext:value-type="float">
            <text:p>0.17084 </text:p>
          </table:table-cell>
          <table:table-cell table:style-name="ce6" table:formula="of:=ASIN([.A70])" office:value-type="float" office:value="0.171685184269008" calcext:value-type="float">
            <text:p>0.1716851842690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6005" calcext:value-type="float">
            <text:p>0.75601 </text:p>
          </table:table-cell>
          <table:table-cell table:style-name="ce6" table:formula="of:=ASIN([.A71])" office:value-type="float" office:value="0.857188130019416" calcext:value-type="float">
            <text:p>0.8571881300194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0219" calcext:value-type="float">
            <text:p>0.43022 </text:p>
          </table:table-cell>
          <table:table-cell table:style-name="ce6" table:formula="of:=ASIN([.A72])" office:value-type="float" office:value="0.444735361834677" calcext:value-type="float">
            <text:p>0.4447353618346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3241" calcext:value-type="float">
            <text:p>0.40324 </text:p>
          </table:table-cell>
          <table:table-cell table:style-name="ce6" table:formula="of:=ASIN([.A73])" office:value-type="float" office:value="0.415055807377834" calcext:value-type="float">
            <text:p>0.4150558073778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2918" calcext:value-type="float">
            <text:p>0.14292 </text:p>
          </table:table-cell>
          <table:table-cell table:style-name="ce6" table:formula="of:=ASIN([.A74])" office:value-type="float" office:value="0.143409056981927" calcext:value-type="float">
            <text:p>0.1434090569819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9751" calcext:value-type="float">
            <text:p>0.50975 </text:p>
          </table:table-cell>
          <table:table-cell table:style-name="ce6" table:formula="of:=ASIN([.A75])" office:value-type="float" office:value="0.534895338928548" calcext:value-type="float">
            <text:p>0.5348953389285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5712" calcext:value-type="float">
            <text:p>0.46571 </text:p>
          </table:table-cell>
          <table:table-cell table:style-name="ce6" table:formula="of:=ASIN([.A76])" office:value-type="float" office:value="0.484439018684421" calcext:value-type="float">
            <text:p>0.4844390186844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6526" calcext:value-type="float">
            <text:p>0.48653 </text:p>
          </table:table-cell>
          <table:table-cell table:style-name="ce6" table:formula="of:=ASIN([.A77])" office:value-type="float" office:value="0.508108982635334" calcext:value-type="float">
            <text:p>0.5081089826353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3834" calcext:value-type="float">
            <text:p>0.08383 </text:p>
          </table:table-cell>
          <table:table-cell table:style-name="ce6" table:formula="of:=ASIN([.A78])" office:value-type="float" office:value="0.0839325113860209" calcext:value-type="float">
            <text:p>0.0839325113860209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5444" calcext:value-type="float">
            <text:p>0.83544 </text:p>
          </table:table-cell>
          <table:table-cell table:style-name="ce6" table:formula="of:=ASIN([.A79])" office:value-type="float" office:value="0.988940186001924" calcext:value-type="float">
            <text:p>0.9889401860019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1" calcext:value-type="float">
            <text:p>0.88110 </text:p>
          </table:table-cell>
          <table:table-cell table:style-name="ce6" table:formula="of:=ASIN([.A80])" office:value-type="float" office:value="1.07818311030832" calcext:value-type="float">
            <text:p>1.078183110308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9455" calcext:value-type="float">
            <text:p>0.54946 </text:p>
          </table:table-cell>
          <table:table-cell table:style-name="ce6" table:formula="of:=ASIN([.A81])" office:value-type="float" office:value="0.581711812051361" calcext:value-type="float">
            <text:p>0.5817118120513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8835" calcext:value-type="float">
            <text:p>0.50884 </text:p>
          </table:table-cell>
          <table:table-cell table:style-name="ce6" table:formula="of:=ASIN([.A82])" office:value-type="float" office:value="0.533830956711259" calcext:value-type="float">
            <text:p>0.5338309567112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6194" calcext:value-type="float">
            <text:p>0.09619 </text:p>
          </table:table-cell>
          <table:table-cell table:style-name="ce6" table:formula="of:=ASIN([.A83])" office:value-type="float" office:value="0.0963429729172812" calcext:value-type="float">
            <text:p>0.0963429729172812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698" calcext:value-type="float">
            <text:p>0.36070 </text:p>
          </table:table-cell>
          <table:table-cell table:style-name="ce6" table:formula="of:=ASIN([.A84])" office:value-type="float" office:value="0.369016164110698" calcext:value-type="float">
            <text:p>0.3690161641106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7307" calcext:value-type="float">
            <text:p>0.71731 </text:p>
          </table:table-cell>
          <table:table-cell table:style-name="ce6" table:formula="of:=ASIN([.A85])" office:value-type="float" office:value="0.799929541199664" calcext:value-type="float">
            <text:p>0.7999295411996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7294" calcext:value-type="float">
            <text:p>0.00729 </text:p>
          </table:table-cell>
          <table:table-cell table:style-name="ce6" table:formula="of:=ASIN([.A86])" office:value-type="float" office:value="0.0072940646779765" calcext:value-type="float">
            <text:p>0.0072940646779765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775" calcext:value-type="float">
            <text:p>0.12775 </text:p>
          </table:table-cell>
          <table:table-cell table:style-name="ce6" table:formula="of:=ASIN([.A87])" office:value-type="float" office:value="0.128100058312186" calcext:value-type="float">
            <text:p>0.1281000583121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5574" calcext:value-type="float">
            <text:p>0.08557 </text:p>
          </table:table-cell>
          <table:table-cell table:style-name="ce6" table:formula="of:=ASIN([.A88])" office:value-type="float" office:value="0.0856787874515702" calcext:value-type="float">
            <text:p>0.0856787874515702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114" calcext:value-type="float">
            <text:p>0.88311 </text:p>
          </table:table-cell>
          <table:table-cell table:style-name="ce6" table:formula="of:=ASIN([.A89])" office:value-type="float" office:value="1.08245871074366" calcext:value-type="float">
            <text:p>1.082458710743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2257" calcext:value-type="float">
            <text:p>0.09226 </text:p>
          </table:table-cell>
          <table:table-cell table:style-name="ce6" table:formula="of:=ASIN([.A90])" office:value-type="float" office:value="0.0923883758067748" calcext:value-type="float">
            <text:p>0.0923883758067748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5409" calcext:value-type="float">
            <text:p>0.31541 </text:p>
          </table:table-cell>
          <table:table-cell table:style-name="ce6" table:formula="of:=ASIN([.A91])" office:value-type="float" office:value="0.320887623236585" calcext:value-type="float">
            <text:p>0.3208876232365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637" calcext:value-type="float">
            <text:p>0.62664 </text:p>
          </table:table-cell>
          <table:table-cell table:style-name="ce6" table:formula="of:=ASIN([.A92])" office:value-type="float" office:value="0.677230336180786" calcext:value-type="float">
            <text:p>0.6772303361807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2882" calcext:value-type="float">
            <text:p>0.65288 </text:p>
          </table:table-cell>
          <table:table-cell table:style-name="ce6" table:formula="of:=ASIN([.A93])" office:value-type="float" office:value="0.711383050452659" calcext:value-type="float">
            <text:p>0.7113830504526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907" calcext:value-type="float">
            <text:p>0.48891 </text:p>
          </table:table-cell>
          <table:table-cell table:style-name="ce6" table:formula="of:=ASIN([.A94])" office:value-type="float" office:value="0.510836354664075" calcext:value-type="float">
            <text:p>0.5108363546640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3221" calcext:value-type="float">
            <text:p>0.35322 </text:p>
          </table:table-cell>
          <table:table-cell table:style-name="ce6" table:formula="of:=ASIN([.A95])" office:value-type="float" office:value="0.361011807267189" calcext:value-type="float">
            <text:p>0.3610118072671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2962" calcext:value-type="float">
            <text:p>0.79296 </text:p>
          </table:table-cell>
          <table:table-cell table:style-name="ce6" table:formula="of:=ASIN([.A96])" office:value-type="float" office:value="0.915655279582182" calcext:value-type="float">
            <text:p>0.9156552795821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069" calcext:value-type="float">
            <text:p>0.42607 </text:p>
          </table:table-cell>
          <table:table-cell table:style-name="ce6" table:formula="of:=ASIN([.A97])" office:value-type="float" office:value="0.440143176636742" calcext:value-type="float">
            <text:p>0.4401431766367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9044" calcext:value-type="float">
            <text:p>0.01904 </text:p>
          </table:table-cell>
          <table:table-cell table:style-name="ce6" table:formula="of:=ASIN([.A98])" office:value-type="float" office:value="0.0190451513149811" calcext:value-type="float">
            <text:p>0.0190451513149811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5613" calcext:value-type="float">
            <text:p>0.21561 </text:p>
          </table:table-cell>
          <table:table-cell table:style-name="ce6" table:formula="of:=ASIN([.A99])" office:value-type="float" office:value="0.21731955212371" calcext:value-type="float">
            <text:p>0.217319552123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1365" calcext:value-type="float">
            <text:p>0.84137 </text:p>
          </table:table-cell>
          <table:table-cell table:style-name="ce6" table:formula="of:=ASIN([.A100])" office:value-type="float" office:value="0.999803871604346" calcext:value-type="float">
            <text:p>0.9998038716043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1552" calcext:value-type="float">
            <text:p>0.39155 </text:p>
          </table:table-cell>
          <table:table-cell table:style-name="ce6" table:formula="of:=ASIN([.A101])" office:value-type="float" office:value="0.402317659204773" calcext:value-type="float">
            <text:p>0.4023176592047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7541" calcext:value-type="float">
            <text:p>0.73754 </text:p>
          </table:table-cell>
          <table:table-cell table:style-name="ce6" table:formula="of:=ASIN([.A102])" office:value-type="float" office:value="0.829421748739429" calcext:value-type="float">
            <text:p>0.8294217487394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3424" calcext:value-type="float">
            <text:p>0.37342 </text:p>
          </table:table-cell>
          <table:table-cell table:style-name="ce6" table:formula="of:=ASIN([.A103])" office:value-type="float" office:value="0.382697295477295" calcext:value-type="float">
            <text:p>0.382697295477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3673" calcext:value-type="float">
            <text:p>0.95367 </text:p>
          </table:table-cell>
          <table:table-cell table:style-name="ce6" table:formula="of:=ASIN([.A104])" office:value-type="float" office:value="1.26521758292424" calcext:value-type="float">
            <text:p>1.265217582924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335" calcext:value-type="float">
            <text:p>0.72134 </text:p>
          </table:table-cell>
          <table:table-cell table:style-name="ce6" table:formula="of:=ASIN([.A105])" office:value-type="float" office:value="0.805727946693606" calcext:value-type="float">
            <text:p>0.8057279466936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6669" calcext:value-type="float">
            <text:p>0.47667 </text:p>
          </table:table-cell>
          <table:table-cell table:style-name="ce6" table:formula="of:=ASIN([.A106])" office:value-type="float" office:value="0.496861626219162" calcext:value-type="float">
            <text:p>0.4968616262191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515" calcext:value-type="float">
            <text:p>0.78515 </text:p>
          </table:table-cell>
          <table:table-cell table:style-name="ce6" table:formula="of:=ASIN([.A107])" office:value-type="float" office:value="0.902938296603931" calcext:value-type="float">
            <text:p>0.9029382966039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585" calcext:value-type="float">
            <text:p>0.38759 </text:p>
          </table:table-cell>
          <table:table-cell table:style-name="ce6" table:formula="of:=ASIN([.A108])" office:value-type="float" office:value="0.398010367666177" calcext:value-type="float">
            <text:p>0.3980103676661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302" calcext:value-type="float">
            <text:p>0.74230 </text:p>
          </table:table-cell>
          <table:table-cell table:style-name="ce6" table:formula="of:=ASIN([.A109])" office:value-type="float" office:value="0.836499337503997" calcext:value-type="float">
            <text:p>0.8364993375039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5397" calcext:value-type="float">
            <text:p>0.45540 </text:p>
          </table:table-cell>
          <table:table-cell table:style-name="ce6" table:formula="of:=ASIN([.A110])" office:value-type="float" office:value="0.4728180861765" calcext:value-type="float">
            <text:p>0.4728180861765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5029" calcext:value-type="float">
            <text:p>0.69503 </text:p>
          </table:table-cell>
          <table:table-cell table:style-name="ce6" table:formula="of:=ASIN([.A111])" office:value-type="float" office:value="0.768460234837448" calcext:value-type="float">
            <text:p>0.7684602348374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7862" calcext:value-type="float">
            <text:p>0.20786 </text:p>
          </table:table-cell>
          <table:table-cell table:style-name="ce6" table:formula="of:=ASIN([.A112])" office:value-type="float" office:value="0.209388709573383" calcext:value-type="float">
            <text:p>0.2093887095733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8114" calcext:value-type="float">
            <text:p>0.36811 </text:p>
          </table:table-cell>
          <table:table-cell table:style-name="ce6" table:formula="of:=ASIN([.A113])" office:value-type="float" office:value="0.376979768755742" calcext:value-type="float">
            <text:p>0.3769797687557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8798" calcext:value-type="float">
            <text:p>0.10880 </text:p>
          </table:table-cell>
          <table:table-cell table:style-name="ce6" table:formula="of:=ASIN([.A114])" office:value-type="float" office:value="0.109013791843978" calcext:value-type="float">
            <text:p>0.1090137918439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8792" calcext:value-type="float">
            <text:p>0.76879 </text:p>
          </table:table-cell>
          <table:table-cell table:style-name="ce6" table:formula="of:=ASIN([.A115])" office:value-type="float" office:value="0.876950021851995" calcext:value-type="float">
            <text:p>0.8769500218519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3632" calcext:value-type="float">
            <text:p>0.00363 </text:p>
          </table:table-cell>
          <table:table-cell table:style-name="ce6" table:formula="of:=ASIN([.A116])" office:value-type="float" office:value="0.00363200798525606" calcext:value-type="float">
            <text:p>0.00363200798525606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13" calcext:value-type="float">
            <text:p>0.57213 </text:p>
          </table:table-cell>
          <table:table-cell table:style-name="ce6" table:formula="of:=ASIN([.A117])" office:value-type="float" office:value="0.609100554800983" calcext:value-type="float">
            <text:p>0.6091005548009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007" calcext:value-type="float">
            <text:p>0.79501 </text:p>
          </table:table-cell>
          <table:table-cell table:style-name="ce6" table:formula="of:=ASIN([.A118])" office:value-type="float" office:value="0.919019119139295" calcext:value-type="float">
            <text:p>0.919019119139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8773" calcext:value-type="float">
            <text:p>0.59877 </text:p>
          </table:table-cell>
          <table:table-cell table:style-name="ce6" table:formula="of:=ASIN([.A119])" office:value-type="float" office:value="0.641968239326119" calcext:value-type="float">
            <text:p>0.6419682393261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489" calcext:value-type="float">
            <text:p>0.49849 </text:p>
          </table:table-cell>
          <table:table-cell table:style-name="ce6" table:formula="of:=ASIN([.A120])" office:value-type="float" office:value="0.521854900091169" calcext:value-type="float">
            <text:p>0.5218549000911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2134" calcext:value-type="float">
            <text:p>0.18213 </text:p>
          </table:table-cell>
          <table:table-cell table:style-name="ce6" table:formula="of:=ASIN([.A121])" office:value-type="float" office:value="0.183156317948932" calcext:value-type="float">
            <text:p>0.1831563179489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4806" calcext:value-type="float">
            <text:p>0.53481 </text:p>
          </table:table-cell>
          <table:table-cell table:style-name="ce6" table:formula="of:=ASIN([.A122])" office:value-type="float" office:value="0.564278137823247" calcext:value-type="float">
            <text:p>0.5642781378232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9165" calcext:value-type="float">
            <text:p>0.10917 </text:p>
          </table:table-cell>
          <table:table-cell table:style-name="ce6" table:formula="of:=ASIN([.A123])" office:value-type="float" office:value="0.10938299087753" calcext:value-type="float">
            <text:p>0.109382990877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9181" calcext:value-type="float">
            <text:p>0.45918 </text:p>
          </table:table-cell>
          <table:table-cell table:style-name="ce6" table:formula="of:=ASIN([.A124])" office:value-type="float" office:value="0.477073037143333" calcext:value-type="float">
            <text:p>0.4770730371433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9168" calcext:value-type="float">
            <text:p>0.77917 </text:p>
          </table:table-cell>
          <table:table-cell table:style-name="ce6" table:formula="of:=ASIN([.A125])" office:value-type="float" office:value="0.893337374915245" calcext:value-type="float">
            <text:p>0.8933373749152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1237" calcext:value-type="float">
            <text:p>0.44124 </text:p>
          </table:table-cell>
          <table:table-cell table:style-name="ce6" table:formula="of:=ASIN([.A126])" office:value-type="float" office:value="0.456976648005638" calcext:value-type="float">
            <text:p>0.4569766480056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3338" calcext:value-type="float">
            <text:p>0.89334 </text:p>
          </table:table-cell>
          <table:table-cell table:style-name="ce6" table:formula="of:=ASIN([.A127])" office:value-type="float" office:value="1.10471911326276" calcext:value-type="float">
            <text:p>1.104719113262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9656" calcext:value-type="float">
            <text:p>0.80966 </text:p>
          </table:table-cell>
          <table:table-cell table:style-name="ce6" table:formula="of:=ASIN([.A128])" office:value-type="float" office:value="0.94356575217064" calcext:value-type="float">
            <text:p>0.9435657521706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0682" calcext:value-type="float">
            <text:p>0.98068 </text:p>
          </table:table-cell>
          <table:table-cell table:style-name="ce6" table:formula="of:=ASIN([.A129])" office:value-type="float" office:value="1.37391809065683" calcext:value-type="float">
            <text:p>1.373918090656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324" calcext:value-type="float">
            <text:p>0.99432 </text:p>
          </table:table-cell>
          <table:table-cell table:style-name="ce6" table:formula="of:=ASIN([.A130])" office:value-type="float" office:value="1.46420010136335" calcext:value-type="float">
            <text:p>1.464200101363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3276" calcext:value-type="float">
            <text:p>0.01328 </text:p>
          </table:table-cell>
          <table:table-cell table:style-name="ce6" table:formula="of:=ASIN([.A131])" office:value-type="float" office:value="0.0132763900182493" calcext:value-type="float">
            <text:p>0.0132763900182493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059" calcext:value-type="float">
            <text:p>0.35606 </text:p>
          </table:table-cell>
          <table:table-cell table:style-name="ce6" table:formula="of:=ASIN([.A132])" office:value-type="float" office:value="0.364047093556353" calcext:value-type="float">
            <text:p>0.3640470935563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92" calcext:value-type="float">
            <text:p>0.88992 </text:p>
          </table:table-cell>
          <table:table-cell table:style-name="ce6" table:formula="of:=ASIN([.A133])" office:value-type="float" office:value="1.09716974577036" calcext:value-type="float">
            <text:p>1.097169745770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323" calcext:value-type="float">
            <text:p>0.81832 </text:p>
          </table:table-cell>
          <table:table-cell table:style-name="ce6" table:formula="of:=ASIN([.A134])" office:value-type="float" office:value="0.958487182234141" calcext:value-type="float">
            <text:p>0.9584871822341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4259" calcext:value-type="float">
            <text:p>0.29426 </text:p>
          </table:table-cell>
          <table:table-cell table:style-name="ce6" table:formula="of:=ASIN([.A135])" office:value-type="float" office:value="0.298680098977419" calcext:value-type="float">
            <text:p>0.2986800989774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9786" calcext:value-type="float">
            <text:p>0.02979 </text:p>
          </table:table-cell>
          <table:table-cell table:style-name="ce6" table:formula="of:=ASIN([.A136])" office:value-type="float" office:value="0.0297904061446541" calcext:value-type="float">
            <text:p>0.0297904061446541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2676" calcext:value-type="float">
            <text:p>0.99268 </text:p>
          </table:table-cell>
          <table:table-cell table:style-name="ce6" table:formula="of:=ASIN([.A137])" office:value-type="float" office:value="1.44969341465309" calcext:value-type="float">
            <text:p>1.449693414653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6672" calcext:value-type="float">
            <text:p>0.11667 </text:p>
          </table:table-cell>
          <table:table-cell table:style-name="ce6" table:formula="of:=ASIN([.A138])" office:value-type="float" office:value="0.11693833146848" calcext:value-type="float">
            <text:p>0.116938331468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3757" calcext:value-type="float">
            <text:p>0.64376 </text:p>
          </table:table-cell>
          <table:table-cell table:style-name="ce6" table:formula="of:=ASIN([.A139])" office:value-type="float" office:value="0.699397822883003" calcext:value-type="float">
            <text:p>0.6993978228830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3957" calcext:value-type="float">
            <text:p>0.05396 </text:p>
          </table:table-cell>
          <table:table-cell table:style-name="ce6" table:formula="of:=ASIN([.A140])" office:value-type="float" office:value="0.053983215715952" calcext:value-type="float">
            <text:p>0.0539832157159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2113" calcext:value-type="float">
            <text:p>0.28211 </text:p>
          </table:table-cell>
          <table:table-cell table:style-name="ce6" table:formula="of:=ASIN([.A141])" office:value-type="float" office:value="0.285995859610569" calcext:value-type="float">
            <text:p>0.2859958596105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1888" calcext:value-type="float">
            <text:p>0.42189 </text:p>
          </table:table-cell>
          <table:table-cell table:style-name="ce6" table:formula="of:=ASIN([.A142])" office:value-type="float" office:value="0.435526709547801" calcext:value-type="float">
            <text:p>0.4355267095478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79" calcext:value-type="float">
            <text:p>0.42790 </text:p>
          </table:table-cell>
          <table:table-cell table:style-name="ce6" table:formula="of:=ASIN([.A143])" office:value-type="float" office:value="0.442168039686593" calcext:value-type="float">
            <text:p>0.4421680396865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0184" calcext:value-type="float">
            <text:p>0.94018 </text:p>
          </table:table-cell>
          <table:table-cell table:style-name="ce6" table:formula="of:=ASIN([.A144])" office:value-type="float" office:value="1.22317002038175" calcext:value-type="float">
            <text:p>1.223170020381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07" calcext:value-type="float">
            <text:p>0.89407 </text:p>
          </table:table-cell>
          <table:table-cell table:style-name="ce6" table:formula="of:=ASIN([.A145])" office:value-type="float" office:value="1.10635065126277" calcext:value-type="float">
            <text:p>1.106350651262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5638" calcext:value-type="float">
            <text:p>0.81564 </text:p>
          </table:table-cell>
          <table:table-cell table:style-name="ce6" table:formula="of:=ASIN([.A146])" office:value-type="float" office:value="0.953831072264722" calcext:value-type="float">
            <text:p>0.9538310722647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5286" calcext:value-type="float">
            <text:p>0.43529 </text:p>
          </table:table-cell>
          <table:table-cell table:style-name="ce6" table:formula="of:=ASIN([.A147])" office:value-type="float" office:value="0.450355927012585" calcext:value-type="float">
            <text:p>0.4503559270125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458" calcext:value-type="float">
            <text:p>0.72146 </text:p>
          </table:table-cell>
          <table:table-cell table:style-name="ce6" table:formula="of:=ASIN([.A148])" office:value-type="float" office:value="0.805905558312197" calcext:value-type="float">
            <text:p>0.8059055583121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2411" calcext:value-type="float">
            <text:p>0.03241 </text:p>
          </table:table-cell>
          <table:table-cell table:style-name="ce6" table:formula="of:=ASIN([.A149])" office:value-type="float" office:value="0.0324166771637181" calcext:value-type="float">
            <text:p>0.0324166771637181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6101" calcext:value-type="float">
            <text:p>0.27610 </text:p>
          </table:table-cell>
          <table:table-cell table:style-name="ce6" table:formula="of:=ASIN([.A150])" office:value-type="float" office:value="0.279735042478805" calcext:value-type="float">
            <text:p>0.2797350424788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219" calcext:value-type="float">
            <text:p>0.46022 </text:p>
          </table:table-cell>
          <table:table-cell table:style-name="ce6" table:formula="of:=ASIN([.A151])" office:value-type="float" office:value="0.478241858424404" calcext:value-type="float">
            <text:p>0.4782418584244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7982" calcext:value-type="float">
            <text:p>0.32798 </text:p>
          </table:table-cell>
          <table:table-cell table:style-name="ce6" table:formula="of:=ASIN([.A152])" office:value-type="float" office:value="0.334166616684156" calcext:value-type="float">
            <text:p>0.3341666166841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7788" calcext:value-type="float">
            <text:p>0.46779 </text:p>
          </table:table-cell>
          <table:table-cell table:style-name="ce6" table:formula="of:=ASIN([.A153])" office:value-type="float" office:value="0.486786402206821" calcext:value-type="float">
            <text:p>0.4867864022068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634" calcext:value-type="float">
            <text:p>0.30863 </text:p>
          </table:table-cell>
          <table:table-cell table:style-name="ce6" table:formula="of:=ASIN([.A154])" office:value-type="float" office:value="0.31375658757351" calcext:value-type="float">
            <text:p>0.3137565875735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6103" calcext:value-type="float">
            <text:p>0.03610 </text:p>
          </table:table-cell>
          <table:table-cell table:style-name="ce6" table:formula="of:=ASIN([.A155])" office:value-type="float" office:value="0.036110847538927" calcext:value-type="float">
            <text:p>0.0361108475389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146" calcext:value-type="float">
            <text:p>0.51146 </text:p>
          </table:table-cell>
          <table:table-cell table:style-name="ce6" table:formula="of:=ASIN([.A156])" office:value-type="float" office:value="0.53688297622301" calcext:value-type="float">
            <text:p>0.536882976223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8897" calcext:value-type="float">
            <text:p>0.38890 </text:p>
          </table:table-cell>
          <table:table-cell table:style-name="ce6" table:formula="of:=ASIN([.A157])" office:value-type="float" office:value="0.399434044028216" calcext:value-type="float">
            <text:p>0.3994340440282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5488" calcext:value-type="float">
            <text:p>0.51549 </text:p>
          </table:table-cell>
          <table:table-cell table:style-name="ce6" table:formula="of:=ASIN([.A158])" office:value-type="float" office:value="0.541577048578471" calcext:value-type="float">
            <text:p>0.5415770485784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078" calcext:value-type="float">
            <text:p>0.35078 </text:p>
          </table:table-cell>
          <table:table-cell table:style-name="ce6" table:formula="of:=ASIN([.A159])" office:value-type="float" office:value="0.35840389970778" calcext:value-type="float">
            <text:p>0.3584038997077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647" calcext:value-type="float">
            <text:p>0.22465 </text:p>
          </table:table-cell>
          <table:table-cell table:style-name="ce6" table:formula="of:=ASIN([.A160])" office:value-type="float" office:value="0.226580761771867" calcext:value-type="float">
            <text:p>0.2265807617718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096" calcext:value-type="float">
            <text:p>0.88910 </text:p>
          </table:table-cell>
          <table:table-cell table:style-name="ce6" table:formula="of:=ASIN([.A161])" office:value-type="float" office:value="1.09536636200887" calcext:value-type="float">
            <text:p>1.0953663620088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1605" calcext:value-type="float">
            <text:p>0.26161 </text:p>
          </table:table-cell>
          <table:table-cell table:style-name="ce6" table:formula="of:=ASIN([.A162])" office:value-type="float" office:value="0.264684739919907" calcext:value-type="float">
            <text:p>0.2646847399199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4386" calcext:value-type="float">
            <text:p>0.87439 </text:p>
          </table:table-cell>
          <table:table-cell table:style-name="ce6" table:formula="of:=ASIN([.A163])" office:value-type="float" office:value="1.0641689935134" calcext:value-type="float">
            <text:p>1.064168993513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227" calcext:value-type="float">
            <text:p>0.86227 </text:p>
          </table:table-cell>
          <table:table-cell table:style-name="ce6" table:formula="of:=ASIN([.A164])" office:value-type="float" office:value="1.03973490404643" calcext:value-type="float">
            <text:p>1.0397349040464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8862" calcext:value-type="float">
            <text:p>0.86886 </text:p>
          </table:table-cell>
          <table:table-cell table:style-name="ce6" table:formula="of:=ASIN([.A165])" office:value-type="float" office:value="1.05289892517107" calcext:value-type="float">
            <text:p>1.0528989251710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2135" calcext:value-type="float">
            <text:p>0.09214 </text:p>
          </table:table-cell>
          <table:table-cell table:style-name="ce6" table:formula="of:=ASIN([.A166])" office:value-type="float" office:value="0.0922658539713418" calcext:value-type="float">
            <text:p>0.0922658539713418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1651" calcext:value-type="float">
            <text:p>0.73165 </text:p>
          </table:table-cell>
          <table:table-cell table:style-name="ce6" table:formula="of:=ASIN([.A167])" office:value-type="float" office:value="0.820740772816784" calcext:value-type="float">
            <text:p>0.8207407728167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9204" calcext:value-type="float">
            <text:p>0.26920 </text:p>
          </table:table-cell>
          <table:table-cell table:style-name="ce6" table:formula="of:=ASIN([.A168])" office:value-type="float" office:value="0.272566423672489" calcext:value-type="float">
            <text:p>0.2725664236724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5456" calcext:value-type="float">
            <text:p>0.63546 </text:p>
          </table:table-cell>
          <table:table-cell table:style-name="ce6" table:formula="of:=ASIN([.A169])" office:value-type="float" office:value="0.688598945332733" calcext:value-type="float">
            <text:p>0.6885989453327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829" calcext:value-type="float">
            <text:p>0.05829 </text:p>
          </table:table-cell>
          <table:table-cell table:style-name="ce6" table:formula="of:=ASIN([.A170])" office:value-type="float" office:value="0.0583230594617359" calcext:value-type="float">
            <text:p>0.0583230594617359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498" calcext:value-type="float">
            <text:p>0.34950 </text:p>
          </table:table-cell>
          <table:table-cell table:style-name="ce6" table:formula="of:=ASIN([.A171])" office:value-type="float" office:value="0.357035261705024" calcext:value-type="float">
            <text:p>0.3570352617050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3124" calcext:value-type="float">
            <text:p>0.92312 </text:p>
          </table:table-cell>
          <table:table-cell table:style-name="ce6" table:formula="of:=ASIN([.A172])" office:value-type="float" office:value="1.17612762507884" calcext:value-type="float">
            <text:p>1.176127625078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1353" calcext:value-type="float">
            <text:p>0.98135 </text:p>
          </table:table-cell>
          <table:table-cell table:style-name="ce6" table:formula="of:=ASIN([.A173])" office:value-type="float" office:value="1.37737842858494" calcext:value-type="float">
            <text:p>1.377378428584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7654" calcext:value-type="float">
            <text:p>0.60765 </text:p>
          </table:table-cell>
          <table:table-cell table:style-name="ce6" table:formula="of:=ASIN([.A174])" office:value-type="float" office:value="0.653103332095038" calcext:value-type="float">
            <text:p>0.6531033320950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1237" calcext:value-type="float">
            <text:p>0.41124 </text:p>
          </table:table-cell>
          <table:table-cell table:style-name="ce6" table:formula="of:=ASIN([.A175])" office:value-type="float" office:value="0.423810708739812" calcext:value-type="float">
            <text:p>0.4238107087398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6417" calcext:value-type="float">
            <text:p>0.19642 </text:p>
          </table:table-cell>
          <table:table-cell table:style-name="ce6" table:formula="of:=ASIN([.A176])" office:value-type="float" office:value="0.197702392429589" calcext:value-type="float">
            <text:p>0.1977023924295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1943" calcext:value-type="float">
            <text:p>0.02194 </text:p>
          </table:table-cell>
          <table:table-cell table:style-name="ce6" table:formula="of:=ASIN([.A177])" office:value-type="float" office:value="0.0219447612900252" calcext:value-type="float">
            <text:p>0.0219447612900252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4952" calcext:value-type="float">
            <text:p>0.19495 </text:p>
          </table:table-cell>
          <table:table-cell table:style-name="ce6" table:formula="of:=ASIN([.A178])" office:value-type="float" office:value="0.196208510922392" calcext:value-type="float">
            <text:p>0.1962085109223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8671" calcext:value-type="float">
            <text:p>0.64867 </text:p>
          </table:table-cell>
          <table:table-cell table:style-name="ce6" table:formula="of:=ASIN([.A179])" office:value-type="float" office:value="0.705836906271552" calcext:value-type="float">
            <text:p>0.7058369062715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5197" calcext:value-type="float">
            <text:p>0.10520 </text:p>
          </table:table-cell>
          <table:table-cell table:style-name="ce6" table:formula="of:=ASIN([.A180])" office:value-type="float" office:value="0.105391998138721" calcext:value-type="float">
            <text:p>0.1053919981387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4969" calcext:value-type="float">
            <text:p>0.57497 </text:p>
          </table:table-cell>
          <table:table-cell table:style-name="ce6" table:formula="of:=ASIN([.A181])" office:value-type="float" office:value="0.612566258348551" calcext:value-type="float">
            <text:p>0.6125662583485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0211" calcext:value-type="float">
            <text:p>0.27021 </text:p>
          </table:table-cell>
          <table:table-cell table:style-name="ce6" table:formula="of:=ASIN([.A182])" office:value-type="float" office:value="0.273612176944934" calcext:value-type="float">
            <text:p>0.2736121769449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3342" calcext:value-type="float">
            <text:p>0.50334 </text:p>
          </table:table-cell>
          <table:table-cell table:style-name="ce6" table:formula="of:=ASIN([.A183])" office:value-type="float" office:value="0.527462102964923" calcext:value-type="float">
            <text:p>0.5274621029649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0301" calcext:value-type="float">
            <text:p>0.45030 </text:p>
          </table:table-cell>
          <table:table-cell table:style-name="ce6" table:formula="of:=ASIN([.A184])" office:value-type="float" office:value="0.467102422973423" calcext:value-type="float">
            <text:p>0.4671024229734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137" calcext:value-type="float">
            <text:p>0.36137 </text:p>
          </table:table-cell>
          <table:table-cell table:style-name="ce6" table:formula="of:=ASIN([.A185])" office:value-type="float" office:value="0.369736766876481" calcext:value-type="float">
            <text:p>0.3697367668764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9707" calcext:value-type="float">
            <text:p>0.79971 </text:p>
          </table:table-cell>
          <table:table-cell table:style-name="ce6" table:formula="of:=ASIN([.A186])" office:value-type="float" office:value="0.926807043525099" calcext:value-type="float">
            <text:p>0.9268070435250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8208" calcext:value-type="float">
            <text:p>0.18821 </text:p>
          </table:table-cell>
          <table:table-cell table:style-name="ce6" table:formula="of:=ASIN([.A187])" office:value-type="float" office:value="0.189337219209385" calcext:value-type="float">
            <text:p>0.1893372192093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347" calcext:value-type="float">
            <text:p>0.75735 </text:p>
          </table:table-cell>
          <table:table-cell table:style-name="ce6" table:formula="of:=ASIN([.A188])" office:value-type="float" office:value="0.859240778541557" calcext:value-type="float">
            <text:p>0.8592407785415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045" calcext:value-type="float">
            <text:p>0.81045 </text:p>
          </table:table-cell>
          <table:table-cell table:style-name="ce6" table:formula="of:=ASIN([.A189])" office:value-type="float" office:value="0.944919877495738" calcext:value-type="float">
            <text:p>0.9449198774957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6623" calcext:value-type="float">
            <text:p>0.97662 </text:p>
          </table:table-cell>
          <table:table-cell table:style-name="ce6" table:formula="of:=ASIN([.A190])" office:value-type="float" office:value="1.35414613512562" calcext:value-type="float">
            <text:p>1.3541461351256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0883" calcext:value-type="float">
            <text:p>0.18088 </text:p>
          </table:table-cell>
          <table:table-cell table:style-name="ce6" table:formula="of:=ASIN([.A191])" office:value-type="float" office:value="0.181884186966264" calcext:value-type="float">
            <text:p>0.1818841869662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2086" calcext:value-type="float">
            <text:p>0.92209 </text:p>
          </table:table-cell>
          <table:table-cell table:style-name="ce6" table:formula="of:=ASIN([.A192])" office:value-type="float" office:value="1.17343672081282" calcext:value-type="float">
            <text:p>1.1734367208128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926" calcext:value-type="float">
            <text:p>0.74926 </text:p>
          </table:table-cell>
          <table:table-cell table:style-name="ce6" table:formula="of:=ASIN([.A193])" office:value-type="float" office:value="0.846944012632767" calcext:value-type="float">
            <text:p>0.8469440126327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72" calcext:value-type="float">
            <text:p>0.27720 </text:p>
          </table:table-cell>
          <table:table-cell table:style-name="ce6" table:formula="of:=ASIN([.A194])" office:value-type="float" office:value="0.280878677956044" calcext:value-type="float">
            <text:p>0.2808786779560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9922" calcext:value-type="float">
            <text:p>0.67992 </text:p>
          </table:table-cell>
          <table:table-cell table:style-name="ce6" table:formula="of:=ASIN([.A195])" office:value-type="float" office:value="0.747656258685536" calcext:value-type="float">
            <text:p>0.7476562586855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6643" calcext:value-type="float">
            <text:p>0.96664 </text:p>
          </table:table-cell>
          <table:table-cell table:style-name="ce6" table:formula="of:=ASIN([.A196])" office:value-type="float" office:value="1.31178236678509" calcext:value-type="float">
            <text:p>1.311782366785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8263" calcext:value-type="float">
            <text:p>0.75826 </text:p>
          </table:table-cell>
          <table:table-cell table:style-name="ce6" table:formula="of:=ASIN([.A197])" office:value-type="float" office:value="0.860644651211271" calcext:value-type="float">
            <text:p>0.8606446512112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242" calcext:value-type="float">
            <text:p>0.51924 </text:p>
          </table:table-cell>
          <table:table-cell table:style-name="ce6" table:formula="of:=ASIN([.A198])" office:value-type="float" office:value="0.545963775102824" calcext:value-type="float">
            <text:p>0.5459637751028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4903" calcext:value-type="float">
            <text:p>0.05490 </text:p>
          </table:table-cell>
          <table:table-cell table:style-name="ce6" table:formula="of:=ASIN([.A199])" office:value-type="float" office:value="0.0549306201946774" calcext:value-type="float">
            <text:p>0.0549306201946774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3776" calcext:value-type="float">
            <text:p>0.81378 </text:p>
          </table:table-cell>
          <table:table-cell table:style-name="ce6" table:formula="of:=ASIN([.A200])" office:value-type="float" office:value="0.950620013862723" calcext:value-type="float">
            <text:p>0.9506200138627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4166" calcext:value-type="float">
            <text:p>0.47417 </text:p>
          </table:table-cell>
          <table:table-cell table:style-name="ce6" table:formula="of:=ASIN([.A201])" office:value-type="float" office:value="0.494016531300535" calcext:value-type="float">
            <text:p>0.4940165313005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8127" calcext:value-type="float">
            <text:p>0.07813 </text:p>
          </table:table-cell>
          <table:table-cell table:style-name="ce6" table:formula="of:=ASIN([.A202])" office:value-type="float" office:value="0.0782066980665102" calcext:value-type="float">
            <text:p>0.0782066980665102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2535" calcext:value-type="float">
            <text:p>0.82254 </text:p>
          </table:table-cell>
          <table:table-cell table:style-name="ce6" table:formula="of:=ASIN([.A203])" office:value-type="float" office:value="0.965854178303261" calcext:value-type="float">
            <text:p>0.9658541783032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4481" calcext:value-type="float">
            <text:p>0.48448 </text:p>
          </table:table-cell>
          <table:table-cell table:style-name="ce6" table:formula="of:=ASIN([.A204])" office:value-type="float" office:value="0.505769792892536" calcext:value-type="float">
            <text:p>0.5057697928925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357" calcext:value-type="float">
            <text:p>0.62136 </text:p>
          </table:table-cell>
          <table:table-cell table:style-name="ce6" table:formula="of:=ASIN([.A205])" office:value-type="float" office:value="0.67047342729259" calcext:value-type="float">
            <text:p>0.670473427292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818" calcext:value-type="float">
            <text:p>0.91818 </text:p>
          </table:table-cell>
          <table:table-cell table:style-name="ce6" table:formula="of:=ASIN([.A206])" office:value-type="float" office:value="1.16346168366524" calcext:value-type="float">
            <text:p>1.163461683665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8533" calcext:value-type="float">
            <text:p>0.17853 </text:p>
          </table:table-cell>
          <table:table-cell table:style-name="ce6" table:formula="of:=ASIN([.A207])" office:value-type="float" office:value="0.179495295188944" calcext:value-type="float">
            <text:p>0.1794952951889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301" calcext:value-type="float">
            <text:p>0.62630 </text:p>
          </table:table-cell>
          <table:table-cell table:style-name="ce6" table:formula="of:=ASIN([.A208])" office:value-type="float" office:value="0.676799260952441" calcext:value-type="float">
            <text:p>0.6767992609524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2889" calcext:value-type="float">
            <text:p>0.05289 </text:p>
          </table:table-cell>
          <table:table-cell table:style-name="ce6" table:formula="of:=ASIN([.A209])" office:value-type="float" office:value="0.0529136883494825" calcext:value-type="float">
            <text:p>0.0529136883494825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3738" calcext:value-type="float">
            <text:p>0.59374 </text:p>
          </table:table-cell>
          <table:table-cell table:style-name="ce6" table:formula="of:=ASIN([.A210])" office:value-type="float" office:value="0.63569637215912" calcext:value-type="float">
            <text:p>0.6356963721591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8213" calcext:value-type="float">
            <text:p>0.61821 </text:p>
          </table:table-cell>
          <table:table-cell table:style-name="ce6" table:formula="of:=ASIN([.A211])" office:value-type="float" office:value="0.666467158706703" calcext:value-type="float">
            <text:p>0.6664671587067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7245" calcext:value-type="float">
            <text:p>0.77725 </text:p>
          </table:table-cell>
          <table:table-cell table:style-name="ce6" table:formula="of:=ASIN([.A212])" office:value-type="float" office:value="0.890275307615436" calcext:value-type="float">
            <text:p>0.8902753076154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2812" calcext:value-type="float">
            <text:p>0.58281 </text:p>
          </table:table-cell>
          <table:table-cell table:style-name="ce6" table:formula="of:=ASIN([.A213])" office:value-type="float" office:value="0.622184881179523" calcext:value-type="float">
            <text:p>0.6221848811795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817" calcext:value-type="float">
            <text:p>0.87817 </text:p>
          </table:table-cell>
          <table:table-cell table:style-name="ce6" table:formula="of:=ASIN([.A214])" office:value-type="float" office:value="1.07202300011736" calcext:value-type="float">
            <text:p>1.072023000117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571" calcext:value-type="float">
            <text:p>0.67571 </text:p>
          </table:table-cell>
          <table:table-cell table:style-name="ce6" table:formula="of:=ASIN([.A215])" office:value-type="float" office:value="0.741927423602286" calcext:value-type="float">
            <text:p>0.7419274236022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835" calcext:value-type="float">
            <text:p>0.27284 </text:p>
          </table:table-cell>
          <table:table-cell table:style-name="ce6" table:formula="of:=ASIN([.A216])" office:value-type="float" office:value="0.276338604516066" calcext:value-type="float">
            <text:p>0.2763386045160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439" calcext:value-type="float">
            <text:p>0.89044 </text:p>
          </table:table-cell>
          <table:table-cell table:style-name="ce6" table:formula="of:=ASIN([.A217])" office:value-type="float" office:value="1.09830887872909" calcext:value-type="float">
            <text:p>1.098308878729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5268" calcext:value-type="float">
            <text:p>0.17527 </text:p>
          </table:table-cell>
          <table:table-cell table:style-name="ce6" table:formula="of:=ASIN([.A218])" office:value-type="float" office:value="0.176177975231996" calcext:value-type="float">
            <text:p>0.1761779752319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3761" calcext:value-type="float">
            <text:p>0.31376 </text:p>
          </table:table-cell>
          <table:table-cell table:style-name="ce6" table:formula="of:=ASIN([.A219])" office:value-type="float" office:value="0.319151477647151" calcext:value-type="float">
            <text:p>0.3191514776471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191" calcext:value-type="float">
            <text:p>0.20191 </text:p>
          </table:table-cell>
          <table:table-cell table:style-name="ce6" table:formula="of:=ASIN([.A220])" office:value-type="float" office:value="0.203307695613964" calcext:value-type="float">
            <text:p>0.2033076956139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839" calcext:value-type="float">
            <text:p>0.27839 </text:p>
          </table:table-cell>
          <table:table-cell table:style-name="ce6" table:formula="of:=ASIN([.A221])" office:value-type="float" office:value="0.282117435061256" calcext:value-type="float">
            <text:p>0.2821174350612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708" calcext:value-type="float">
            <text:p>0.37071 </text:p>
          </table:table-cell>
          <table:table-cell table:style-name="ce6" table:formula="of:=ASIN([.A222])" office:value-type="float" office:value="0.37977122020192" calcext:value-type="float">
            <text:p>0.379771220201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527" calcext:value-type="float">
            <text:p>0.99527 </text:p>
          </table:table-cell>
          <table:table-cell table:style-name="ce6" table:formula="of:=ASIN([.A223])" office:value-type="float" office:value="1.47349541696246" calcext:value-type="float">
            <text:p>1.473495416962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7118" calcext:value-type="float">
            <text:p>0.31712 </text:p>
          </table:table-cell>
          <table:table-cell table:style-name="ce6" table:formula="of:=ASIN([.A224])" office:value-type="float" office:value="0.322689090355133" calcext:value-type="float">
            <text:p>0.3226890903551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5294" calcext:value-type="float">
            <text:p>0.56529 </text:p>
          </table:table-cell>
          <table:table-cell table:style-name="ce6" table:formula="of:=ASIN([.A225])" office:value-type="float" office:value="0.60078962144462" calcext:value-type="float">
            <text:p>0.6007896214446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8695" calcext:value-type="float">
            <text:p>0.27870 </text:p>
          </table:table-cell>
          <table:table-cell table:style-name="ce6" table:formula="of:=ASIN([.A226])" office:value-type="float" office:value="0.282435003168716" calcext:value-type="float">
            <text:p>0.2824350031687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7284" calcext:value-type="float">
            <text:p>0.96728 </text:p>
          </table:table-cell>
          <table:table-cell table:style-name="ce6" table:formula="of:=ASIN([.A227])" office:value-type="float" office:value="1.31429696103152" calcext:value-type="float">
            <text:p>1.314296961031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7169" calcext:value-type="float">
            <text:p>0.30717 </text:p>
          </table:table-cell>
          <table:table-cell table:style-name="ce6" table:formula="of:=ASIN([.A228])" office:value-type="float" office:value="0.312216780862321" calcext:value-type="float">
            <text:p>0.3122167808623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375" calcext:value-type="float">
            <text:p>0.89438 </text:p>
          </table:table-cell>
          <table:table-cell table:style-name="ce6" table:formula="of:=ASIN([.A229])" office:value-type="float" office:value="1.10703202878652" calcext:value-type="float">
            <text:p>1.107032028786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1044" calcext:value-type="float">
            <text:p>0.34104 </text:p>
          </table:table-cell>
          <table:table-cell table:style-name="ce6" table:formula="of:=ASIN([.A230])" office:value-type="float" office:value="0.348027256485421" calcext:value-type="float">
            <text:p>0.3480272564854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9789" calcext:value-type="float">
            <text:p>0.78979 </text:p>
          </table:table-cell>
          <table:table-cell table:style-name="ce6" table:formula="of:=ASIN([.A231])" office:value-type="float" office:value="0.910464924845834" calcext:value-type="float">
            <text:p>0.9104649248458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6528" calcext:value-type="float">
            <text:p>0.33653 </text:p>
          </table:table-cell>
          <table:table-cell table:style-name="ce6" table:formula="of:=ASIN([.A232])" office:value-type="float" office:value="0.34322740377146" calcext:value-type="float">
            <text:p>0.343227403771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555" calcext:value-type="float">
            <text:p>0.73956 </text:p>
          </table:table-cell>
          <table:table-cell table:style-name="ce6" table:formula="of:=ASIN([.A233])" office:value-type="float" office:value="0.832408994008307" calcext:value-type="float">
            <text:p>0.8324089940083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4062" calcext:value-type="float">
            <text:p>0.73406 </text:p>
          </table:table-cell>
          <table:table-cell table:style-name="ce6" table:formula="of:=ASIN([.A234])" office:value-type="float" office:value="0.824284372244047" calcext:value-type="float">
            <text:p>0.824284372244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9271" calcext:value-type="float">
            <text:p>0.63927 </text:p>
          </table:table-cell>
          <table:table-cell table:style-name="ce6" table:formula="of:=ASIN([.A235])" office:value-type="float" office:value="0.693549884459216" calcext:value-type="float">
            <text:p>0.6935498844592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8858" calcext:value-type="float">
            <text:p>0.25886 </text:p>
          </table:table-cell>
          <table:table-cell table:style-name="ce6" table:formula="of:=ASIN([.A236])" office:value-type="float" office:value="0.261839717094534" calcext:value-type="float">
            <text:p>0.2618397170945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981" calcext:value-type="float">
            <text:p>0.88998 </text:p>
          </table:table-cell>
          <table:table-cell table:style-name="ce6" table:formula="of:=ASIN([.A237])" office:value-type="float" office:value="1.09730350094334" calcext:value-type="float">
            <text:p>1.0973035009433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208" calcext:value-type="float">
            <text:p>0.54021 </text:p>
          </table:table-cell>
          <table:table-cell table:style-name="ce6" table:formula="of:=ASIN([.A238])" office:value-type="float" office:value="0.570684258194658" calcext:value-type="float">
            <text:p>0.5706842581946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9446" calcext:value-type="float">
            <text:p>0.41945 </text:p>
          </table:table-cell>
          <table:table-cell table:style-name="ce6" table:formula="of:=ASIN([.A239])" office:value-type="float" office:value="0.432834954133651" calcext:value-type="float">
            <text:p>0.4328349541336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0657" calcext:value-type="float">
            <text:p>0.41066 </text:p>
          </table:table-cell>
          <table:table-cell table:style-name="ce6" table:formula="of:=ASIN([.A240])" office:value-type="float" office:value="0.423174506096731" calcext:value-type="float">
            <text:p>0.4231745060967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4143" calcext:value-type="float">
            <text:p>0.69414 </text:p>
          </table:table-cell>
          <table:table-cell table:style-name="ce6" table:formula="of:=ASIN([.A241])" office:value-type="float" office:value="0.767228669240792" calcext:value-type="float">
            <text:p>0.7672286692407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011" calcext:value-type="float">
            <text:p>0.14011 </text:p>
          </table:table-cell>
          <table:table-cell table:style-name="ce6" table:formula="of:=ASIN([.A242])" office:value-type="float" office:value="0.140572509692571" calcext:value-type="float">
            <text:p>0.1405725096925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9326" calcext:value-type="float">
            <text:p>0.20933 </text:p>
          </table:table-cell>
          <table:table-cell table:style-name="ce6" table:formula="of:=ASIN([.A243])" office:value-type="float" office:value="0.210885638692461" calcext:value-type="float">
            <text:p>0.2108856386924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1064" calcext:value-type="float">
            <text:p>0.39106 </text:p>
          </table:table-cell>
          <table:table-cell table:style-name="ce6" table:formula="of:=ASIN([.A244])" office:value-type="float" office:value="0.401787374144697" calcext:value-type="float">
            <text:p>0.4017873741446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5256" calcext:value-type="float">
            <text:p>0.34526 </text:p>
          </table:table-cell>
          <table:table-cell table:style-name="ce6" table:formula="of:=ASIN([.A245])" office:value-type="float" office:value="0.352511544637307" calcext:value-type="float">
            <text:p>0.3525115446373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009" calcext:value-type="float">
            <text:p>0.48201 </text:p>
          </table:table-cell>
          <table:table-cell table:style-name="ce6" table:formula="of:=ASIN([.A246])" office:value-type="float" office:value="0.502946213833414" calcext:value-type="float">
            <text:p>0.5029462138334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996" calcext:value-type="float">
            <text:p>0.08100 </text:p>
          </table:table-cell>
          <table:table-cell table:style-name="ce6" table:formula="of:=ASIN([.A247])" office:value-type="float" office:value="0.081084822848427" calcext:value-type="float">
            <text:p>0.0810848228484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4428" calcext:value-type="float">
            <text:p>0.73443 </text:p>
          </table:table-cell>
          <table:table-cell table:style-name="ce6" table:formula="of:=ASIN([.A248])" office:value-type="float" office:value="0.824823491894109" calcext:value-type="float">
            <text:p>0.8248234918941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845" calcext:value-type="float">
            <text:p>0.48885 </text:p>
          </table:table-cell>
          <table:table-cell table:style-name="ce6" table:formula="of:=ASIN([.A249])" office:value-type="float" office:value="0.510765282541142" calcext:value-type="float">
            <text:p>0.5107652825411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3831" calcext:value-type="float">
            <text:p>0.38383 </text:p>
          </table:table-cell>
          <table:table-cell table:style-name="ce6" table:formula="of:=ASIN([.A250])" office:value-type="float" office:value="0.393941519976645" calcext:value-type="float">
            <text:p>0.3939415199766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7377" calcext:value-type="float">
            <text:p>0.81738 </text:p>
          </table:table-cell>
          <table:table-cell table:style-name="ce6" table:formula="of:=ASIN([.A251])" office:value-type="float" office:value="0.956843197154682" calcext:value-type="float">
            <text:p>0.9568431971546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619" calcext:value-type="float">
            <text:p>0.88162 </text:p>
          </table:table-cell>
          <table:table-cell table:style-name="ce6" table:formula="of:=ASIN([.A252])" office:value-type="float" office:value="1.07928164867198" calcext:value-type="float">
            <text:p>1.0792816486719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3683" calcext:value-type="float">
            <text:p>0.93368 </text:p>
          </table:table-cell>
          <table:table-cell table:style-name="ce6" table:formula="of:=ASIN([.A253])" office:value-type="float" office:value="1.20456351465503" calcext:value-type="float">
            <text:p>1.204563514655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5163" calcext:value-type="float">
            <text:p>0.52516 </text:p>
          </table:table-cell>
          <table:table-cell table:style-name="ce6" table:formula="of:=ASIN([.A254])" office:value-type="float" office:value="0.552906640771326" calcext:value-type="float">
            <text:p>0.5529066407713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1693" calcext:value-type="float">
            <text:p>0.56169 </text:p>
          </table:table-cell>
          <table:table-cell table:style-name="ce6" table:formula="of:=ASIN([.A255])" office:value-type="float" office:value="0.596430684893204" calcext:value-type="float">
            <text:p>0.5964306848932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334" calcext:value-type="float">
            <text:p>0.35633 </text:p>
          </table:table-cell>
          <table:table-cell table:style-name="ce6" table:formula="of:=ASIN([.A256])" office:value-type="float" office:value="0.364341396577116" calcext:value-type="float">
            <text:p>0.3643413965771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7612" calcext:value-type="float">
            <text:p>0.74761 </text:p>
          </table:table-cell>
          <table:table-cell table:style-name="ce6" table:formula="of:=ASIN([.A257])" office:value-type="float" office:value="0.844459114268458" calcext:value-type="float">
            <text:p>0.8444591142684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86" calcext:value-type="float">
            <text:p>0.28486 </text:p>
          </table:table-cell>
          <table:table-cell table:style-name="ce6" table:formula="of:=ASIN([.A258])" office:value-type="float" office:value="0.288860373982783" calcext:value-type="float">
            <text:p>0.2888603739827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0113" calcext:value-type="float">
            <text:p>0.93011 </text:p>
          </table:table-cell>
          <table:table-cell table:style-name="ce6" table:formula="of:=ASIN([.A259])" office:value-type="float" office:value="1.1947203973488" calcext:value-type="float">
            <text:p>1.194720397348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2995" calcext:value-type="float">
            <text:p>0.55300 </text:p>
          </table:table-cell>
          <table:table-cell table:style-name="ce6" table:formula="of:=ASIN([.A260])" office:value-type="float" office:value="0.585954609400514" calcext:value-type="float">
            <text:p>0.5859546094005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578" calcext:value-type="float">
            <text:p>0.51958 </text:p>
          </table:table-cell>
          <table:table-cell table:style-name="ce6" table:formula="of:=ASIN([.A261])" office:value-type="float" office:value="0.546356975934867" calcext:value-type="float">
            <text:p>0.5463569759348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264" calcext:value-type="float">
            <text:p>0.08026 </text:p>
          </table:table-cell>
          <table:table-cell table:style-name="ce6" table:formula="of:=ASIN([.A262])" office:value-type="float" office:value="0.080350431728423" calcext:value-type="float">
            <text:p>0.0803504317284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8061" calcext:value-type="float">
            <text:p>0.61806 </text:p>
          </table:table-cell>
          <table:table-cell table:style-name="ce6" table:formula="of:=ASIN([.A263])" office:value-type="float" office:value="0.666273791797464" calcext:value-type="float">
            <text:p>0.6662737917974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1871" calcext:value-type="float">
            <text:p>0.04187 </text:p>
          </table:table-cell>
          <table:table-cell table:style-name="ce6" table:formula="of:=ASIN([.A264])" office:value-type="float" office:value="0.0418832442334239" calcext:value-type="float">
            <text:p>0.0418832442334239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514" calcext:value-type="float">
            <text:p>0.06851 </text:p>
          </table:table-cell>
          <table:table-cell table:style-name="ce6" table:formula="of:=ASIN([.A265])" office:value-type="float" office:value="0.0685677162530773" calcext:value-type="float">
            <text:p>0.0685677162530773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5184" calcext:value-type="float">
            <text:p>0.36518 </text:p>
          </table:table-cell>
          <table:table-cell table:style-name="ce6" table:formula="of:=ASIN([.A266])" office:value-type="float" office:value="0.373830446087225" calcext:value-type="float">
            <text:p>0.3738304460872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238" calcext:value-type="float">
            <text:p>0.03238 </text:p>
          </table:table-cell>
          <table:table-cell table:style-name="ce6" table:formula="of:=ASIN([.A267])" office:value-type="float" office:value="0.0323856608841416" calcext:value-type="float">
            <text:p>0.0323856608841416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8273" calcext:value-type="float">
            <text:p>0.79827 </text:p>
          </table:table-cell>
          <table:table-cell table:style-name="ce6" table:formula="of:=ASIN([.A268])" office:value-type="float" office:value="0.924422382834091" calcext:value-type="float">
            <text:p>0.9244223828340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1146" calcext:value-type="float">
            <text:p>0.38115 </text:p>
          </table:table-cell>
          <table:table-cell table:style-name="ce6" table:formula="of:=ASIN([.A269])" office:value-type="float" office:value="0.391035549265794" calcext:value-type="float">
            <text:p>0.391035549265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1771" calcext:value-type="float">
            <text:p>0.94177 </text:p>
          </table:table-cell>
          <table:table-cell table:style-name="ce6" table:formula="of:=ASIN([.A270])" office:value-type="float" office:value="1.22785888289479" calcext:value-type="float">
            <text:p>1.2278588828947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9949" calcext:value-type="float">
            <text:p>0.97995 </text:p>
          </table:table-cell>
          <table:table-cell table:style-name="ce6" table:formula="of:=ASIN([.A271])" office:value-type="float" office:value="1.37020536135343" calcext:value-type="float">
            <text:p>1.3702053613534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1696" calcext:value-type="float">
            <text:p>0.26170 </text:p>
          </table:table-cell>
          <table:table-cell table:style-name="ce6" table:formula="of:=ASIN([.A272])" office:value-type="float" office:value="0.264779024542694" calcext:value-type="float">
            <text:p>0.2647790245426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9206" calcext:value-type="float">
            <text:p>0.05921 </text:p>
          </table:table-cell>
          <table:table-cell table:style-name="ce6" table:formula="of:=ASIN([.A273])" office:value-type="float" office:value="0.0592406443057171" calcext:value-type="float">
            <text:p>0.0592406443057171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553" calcext:value-type="float">
            <text:p>0.74355 </text:p>
          </table:table-cell>
          <table:table-cell table:style-name="ce6" table:formula="of:=ASIN([.A274])" office:value-type="float" office:value="0.838368255021935" calcext:value-type="float">
            <text:p>0.8383682550219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3815" calcext:value-type="float">
            <text:p>0.94382 </text:p>
          </table:table-cell>
          <table:table-cell table:style-name="ce6" table:formula="of:=ASIN([.A275])" office:value-type="float" office:value="1.23399028844484" calcext:value-type="float">
            <text:p>1.233990288444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152" calcext:value-type="float">
            <text:p>0.63152 </text:p>
          </table:table-cell>
          <table:table-cell table:style-name="ce6" table:formula="of:=ASIN([.A276])" office:value-type="float" office:value="0.683512030972589" calcext:value-type="float">
            <text:p>0.6835120309725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7894" calcext:value-type="float">
            <text:p>0.05789 </text:p>
          </table:table-cell>
          <table:table-cell table:style-name="ce6" table:formula="of:=ASIN([.A277])" office:value-type="float" office:value="0.0579263895764194" calcext:value-type="float">
            <text:p>0.0579263895764194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5109" calcext:value-type="float">
            <text:p>0.74511 </text:p>
          </table:table-cell>
          <table:table-cell table:style-name="ce6" table:formula="of:=ASIN([.A278])" office:value-type="float" office:value="0.840698258509543" calcext:value-type="float">
            <text:p>0.8406982585095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9308" calcext:value-type="float">
            <text:p>0.97931 </text:p>
          </table:table-cell>
          <table:table-cell table:style-name="ce6" table:formula="of:=ASIN([.A279])" office:value-type="float" office:value="1.36701332356418" calcext:value-type="float">
            <text:p>1.367013323564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4941" calcext:value-type="float">
            <text:p>0.30494 </text:p>
          </table:table-cell>
          <table:table-cell table:style-name="ce6" table:formula="of:=ASIN([.A280])" office:value-type="float" office:value="0.309876478032257" calcext:value-type="float">
            <text:p>0.3098764780322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735" calcext:value-type="float">
            <text:p>0.99674 </text:p>
          </table:table-cell>
          <table:table-cell table:style-name="ce6" table:formula="of:=ASIN([.A281])" office:value-type="float" office:value="1.48996590860089" calcext:value-type="float">
            <text:p>1.489965908600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5065" calcext:value-type="float">
            <text:p>0.15507 </text:p>
          </table:table-cell>
          <table:table-cell table:style-name="ce6" table:formula="of:=ASIN([.A282])" office:value-type="float" office:value="0.155693248853335" calcext:value-type="float">
            <text:p>0.1556932488533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89" calcext:value-type="float">
            <text:p>0.75979 </text:p>
          </table:table-cell>
          <table:table-cell table:style-name="ce6" table:formula="of:=ASIN([.A283])" office:value-type="float" office:value="0.862988522804823" calcext:value-type="float">
            <text:p>0.8629885228048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401" calcext:value-type="float">
            <text:p>0.86401 </text:p>
          </table:table-cell>
          <table:table-cell table:style-name="ce6" table:formula="of:=ASIN([.A284])" office:value-type="float" office:value="1.04318070616495" calcext:value-type="float">
            <text:p>1.043180706164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3359" calcext:value-type="float">
            <text:p>0.82336 </text:p>
          </table:table-cell>
          <table:table-cell table:style-name="ce6" table:formula="of:=ASIN([.A285])" office:value-type="float" office:value="0.967304581750619" calcext:value-type="float">
            <text:p>0.9673045817506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8662" calcext:value-type="float">
            <text:p>0.54866 </text:p>
          </table:table-cell>
          <table:table-cell table:style-name="ce6" table:formula="of:=ASIN([.A286])" office:value-type="float" office:value="0.580763002140356" calcext:value-type="float">
            <text:p>0.5807630021403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4285" calcext:value-type="float">
            <text:p>0.80429 </text:p>
          </table:table-cell>
          <table:table-cell table:style-name="ce6" table:formula="of:=ASIN([.A287])" office:value-type="float" office:value="0.934471276655501" calcext:value-type="float">
            <text:p>0.9344712766555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7533" calcext:value-type="float">
            <text:p>0.51753 </text:p>
          </table:table-cell>
          <table:table-cell table:style-name="ce6" table:formula="of:=ASIN([.A288])" office:value-type="float" office:value="0.543965284872103" calcext:value-type="float">
            <text:p>0.5439652848721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2857" calcext:value-type="float">
            <text:p>0.11286 </text:p>
          </table:table-cell>
          <table:table-cell table:style-name="ce6" table:formula="of:=ASIN([.A289])" office:value-type="float" office:value="0.113097954610893" calcext:value-type="float">
            <text:p>0.1130979546108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5706" calcext:value-type="float">
            <text:p>0.09571 </text:p>
          </table:table-cell>
          <table:table-cell table:style-name="ce6" table:formula="of:=ASIN([.A290])" office:value-type="float" office:value="0.0958527109193738" calcext:value-type="float">
            <text:p>0.0958527109193738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8195" calcext:value-type="float">
            <text:p>0.41820 </text:p>
          </table:table-cell>
          <table:table-cell table:style-name="ce6" table:formula="of:=ASIN([.A291])" office:value-type="float" office:value="0.431457305407218" calcext:value-type="float">
            <text:p>0.4314573054072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4614" calcext:value-type="float">
            <text:p>0.40461 </text:p>
          </table:table-cell>
          <table:table-cell table:style-name="ce6" table:formula="of:=ASIN([.A292])" office:value-type="float" office:value="0.416556696874317" calcext:value-type="float">
            <text:p>0.4165566968743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2586" calcext:value-type="float">
            <text:p>0.78259 </text:p>
          </table:table-cell>
          <table:table-cell table:style-name="ce6" table:formula="of:=ASIN([.A293])" office:value-type="float" office:value="0.89880897307301" calcext:value-type="float">
            <text:p>0.898808973073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88" calcext:value-type="float">
            <text:p>0.54088 </text:p>
          </table:table-cell>
          <table:table-cell table:style-name="ce6" table:formula="of:=ASIN([.A294])" office:value-type="float" office:value="0.571483007110715" calcext:value-type="float">
            <text:p>0.5714830071107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7911" calcext:value-type="float">
            <text:p>0.37791 </text:p>
          </table:table-cell>
          <table:table-cell table:style-name="ce6" table:formula="of:=ASIN([.A295])" office:value-type="float" office:value="0.387538929884881" calcext:value-type="float">
            <text:p>0.3875389298848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395" calcext:value-type="float">
            <text:p>0.66540 </text:p>
          </table:table-cell>
          <table:table-cell table:style-name="ce6" table:formula="of:=ASIN([.A296])" office:value-type="float" office:value="0.728022835321997" calcext:value-type="float">
            <text:p>0.7280228353219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349" calcext:value-type="float">
            <text:p>0.50435 </text:p>
          </table:table-cell>
          <table:table-cell table:style-name="ce6" table:formula="of:=ASIN([.A297])" office:value-type="float" office:value="0.528627890594513" calcext:value-type="float">
            <text:p>0.5286278905945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83" calcext:value-type="float">
            <text:p>0.09183 </text:p>
          </table:table-cell>
          <table:table-cell table:style-name="ce6" table:formula="of:=ASIN([.A298])" office:value-type="float" office:value="0.0919595554554473" calcext:value-type="float">
            <text:p>0.0919595554554473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835" calcext:value-type="float">
            <text:p>0.89084 </text:p>
          </table:table-cell>
          <table:table-cell table:style-name="ce6" table:formula="of:=ASIN([.A299])" office:value-type="float" office:value="1.09917975423058" calcext:value-type="float">
            <text:p>1.0991797542305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5904" calcext:value-type="float">
            <text:p>0.68590 </text:p>
          </table:table-cell>
          <table:table-cell table:style-name="ce6" table:formula="of:=ASIN([.A300])" office:value-type="float" office:value="0.755845256452405" calcext:value-type="float">
            <text:p>0.7558452564524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5172" calcext:value-type="float">
            <text:p>0.59517 </text:p>
          </table:table-cell>
          <table:table-cell table:style-name="ce6" table:formula="of:=ASIN([.A301])" office:value-type="float" office:value="0.637479669016342" calcext:value-type="float">
            <text:p>0.6374796690163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2158" calcext:value-type="float">
            <text:p>0.87216 </text:p>
          </table:table-cell>
          <table:table-cell table:style-name="ce6" table:formula="of:=ASIN([.A302])" office:value-type="float" office:value="1.05959619042775" calcext:value-type="float">
            <text:p>1.059596190427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2178" calcext:value-type="float">
            <text:p>0.86218 </text:p>
          </table:table-cell>
          <table:table-cell table:style-name="ce6" table:formula="of:=ASIN([.A303])" office:value-type="float" office:value="1.03955327509008" calcext:value-type="float">
            <text:p>1.0395532750900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2803" calcext:value-type="float">
            <text:p>0.42280 </text:p>
          </table:table-cell>
          <table:table-cell table:style-name="ce6" table:formula="of:=ASIN([.A304])" office:value-type="float" office:value="0.436536158804361" calcext:value-type="float">
            <text:p>0.4365361588043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7867" calcext:value-type="float">
            <text:p>0.66787 </text:p>
          </table:table-cell>
          <table:table-cell table:style-name="ce6" table:formula="of:=ASIN([.A305])" office:value-type="float" office:value="0.731339234578049" calcext:value-type="float">
            <text:p>0.7313392345780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4668" calcext:value-type="float">
            <text:p>0.09467 </text:p>
          </table:table-cell>
          <table:table-cell table:style-name="ce6" table:formula="of:=ASIN([.A306])" office:value-type="float" office:value="0.0948099762393888" calcext:value-type="float">
            <text:p>0.0948099762393888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9603" calcext:value-type="float">
            <text:p>0.99960 </text:p>
          </table:table-cell>
          <table:table-cell table:style-name="ce6" table:formula="of:=ASIN([.A307])" office:value-type="float" office:value="1.54261738888205" calcext:value-type="float">
            <text:p>1.5426173888820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4698" calcext:value-type="float">
            <text:p>0.21470 </text:p>
          </table:table-cell>
          <table:table-cell table:style-name="ce6" table:formula="of:=ASIN([.A308])" office:value-type="float" office:value="0.21638260868507" calcext:value-type="float">
            <text:p>0.2163826086850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2535" calcext:value-type="float">
            <text:p>0.82254 </text:p>
          </table:table-cell>
          <table:table-cell table:style-name="ce6" table:formula="of:=ASIN([.A309])" office:value-type="float" office:value="0.965854178303261" calcext:value-type="float">
            <text:p>0.9658541783032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2018" calcext:value-type="float">
            <text:p>0.61202 </text:p>
          </table:table-cell>
          <table:table-cell table:style-name="ce6" table:formula="of:=ASIN([.A310])" office:value-type="float" office:value="0.658609783998024" calcext:value-type="float">
            <text:p>0.6586097839980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6828" calcext:value-type="float">
            <text:p>0.78683 </text:p>
          </table:table-cell>
          <table:table-cell table:style-name="ce6" table:formula="of:=ASIN([.A311])" office:value-type="float" office:value="0.905652455681301" calcext:value-type="float">
            <text:p>0.9056524556813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5687" calcext:value-type="float">
            <text:p>0.98569 </text:p>
          </table:table-cell>
          <table:table-cell table:style-name="ce6" table:formula="of:=ASIN([.A312])" office:value-type="float" office:value="1.40140167172193" calcext:value-type="float">
            <text:p>1.401401671721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329" calcext:value-type="float">
            <text:p>0.66033 </text:p>
          </table:table-cell>
          <table:table-cell table:style-name="ce6" table:formula="of:=ASIN([.A313])" office:value-type="float" office:value="0.721256772836841" calcext:value-type="float">
            <text:p>0.7212567728368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0031" calcext:value-type="float">
            <text:p>0.00003 </text:p>
          </table:table-cell>
          <table:table-cell table:style-name="ce6" table:formula="of:=ASIN([.A314])" office:value-type="float" office:value="0.0000310000000049652" calcext:value-type="float">
            <text:p>0.000031000000004965</text:p>
          </table:table-cell>
          <table:table-cell table:number-columns-repeated="1022"/>
        </table:table-row>
        <table:table-row table:style-name="ro2">
          <table:table-cell table:style-name="ce4" office:value-type="float" office:value="0.858028" calcext:value-type="float">
            <text:p>0.85803 </text:p>
          </table:table-cell>
          <table:table-cell table:style-name="ce6" table:formula="of:=ASIN([.A315])" office:value-type="float" office:value="1.03141772708395" calcext:value-type="float">
            <text:p>1.031417727083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7993" calcext:value-type="float">
            <text:p>0.24799 </text:p>
          </table:table-cell>
          <table:table-cell table:style-name="ce6" table:formula="of:=ASIN([.A316])" office:value-type="float" office:value="0.250607987362775" calcext:value-type="float">
            <text:p>0.2506079873627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0815" calcext:value-type="float">
            <text:p>0.90082 </text:p>
          </table:table-cell>
          <table:table-cell table:style-name="ce6" table:formula="of:=ASIN([.A317])" office:value-type="float" office:value="1.12164287741603" calcext:value-type="float">
            <text:p>1.121642877416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108" calcext:value-type="float">
            <text:p>0.83108 </text:p>
          </table:table-cell>
          <table:table-cell table:style-name="ce6" table:formula="of:=ASIN([.A318])" office:value-type="float" office:value="0.981046788201051" calcext:value-type="float">
            <text:p>0.9810467882010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3339" calcext:value-type="float">
            <text:p>0.80334 </text:p>
          </table:table-cell>
          <table:table-cell table:style-name="ce6" table:formula="of:=ASIN([.A319])" office:value-type="float" office:value="0.932881047992986" calcext:value-type="float">
            <text:p>0.9328810479929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9717" calcext:value-type="float">
            <text:p>0.80972 </text:p>
          </table:table-cell>
          <table:table-cell table:style-name="ce6" table:formula="of:=ASIN([.A320])" office:value-type="float" office:value="0.943669694720109" calcext:value-type="float">
            <text:p>0.9436696947201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969" calcext:value-type="float">
            <text:p>0.88397 </text:p>
          </table:table-cell>
          <table:table-cell table:style-name="ce6" table:formula="of:=ASIN([.A321])" office:value-type="float" office:value="1.08428426029729" calcext:value-type="float">
            <text:p>1.0842842602972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2611" calcext:value-type="float">
            <text:p>0.29261 </text:p>
          </table:table-cell>
          <table:table-cell table:style-name="ce6" table:formula="of:=ASIN([.A322])" office:value-type="float" office:value="0.296956211512783" calcext:value-type="float">
            <text:p>0.2969562115127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7712" calcext:value-type="float">
            <text:p>0.93771 </text:p>
          </table:table-cell>
          <table:table-cell table:style-name="ce6" table:formula="of:=ASIN([.A323])" office:value-type="float" office:value="1.21598484710365" calcext:value-type="float">
            <text:p>1.2159848471036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3677" calcext:value-type="float">
            <text:p>0.59368 </text:p>
          </table:table-cell>
          <table:table-cell table:style-name="ce6" table:formula="of:=ASIN([.A324])" office:value-type="float" office:value="0.635620565715208" calcext:value-type="float">
            <text:p>0.6356205657152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8334" calcext:value-type="float">
            <text:p>0.73833 </text:p>
          </table:table-cell>
          <table:table-cell table:style-name="ce6" table:formula="of:=ASIN([.A325])" office:value-type="float" office:value="0.830596791807855" calcext:value-type="float">
            <text:p>0.8305967918078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8069" calcext:value-type="float">
            <text:p>0.80807 </text:p>
          </table:table-cell>
          <table:table-cell table:style-name="ce6" table:formula="of:=ASIN([.A326])" office:value-type="float" office:value="0.940866757179634" calcext:value-type="float">
            <text:p>0.9408667571796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3723" calcext:value-type="float">
            <text:p>0.06372 </text:p>
          </table:table-cell>
          <table:table-cell table:style-name="ce6" table:formula="of:=ASIN([.A327])" office:value-type="float" office:value="0.0637662048163737" calcext:value-type="float">
            <text:p>0.0637662048163737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922" calcext:value-type="float">
            <text:p>0.47392 </text:p>
          </table:table-cell>
          <table:table-cell table:style-name="ce6" table:formula="of:=ASIN([.A328])" office:value-type="float" office:value="0.493739416387349" calcext:value-type="float">
            <text:p>0.4937394163873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6445" calcext:value-type="float">
            <text:p>0.49645 </text:p>
          </table:table-cell>
          <table:table-cell table:style-name="ce6" table:formula="of:=ASIN([.A329])" office:value-type="float" office:value="0.519498656600439" calcext:value-type="float">
            <text:p>0.5194986566004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5668" calcext:value-type="float">
            <text:p>0.81567 </text:p>
          </table:table-cell>
          <table:table-cell table:style-name="ce6" table:formula="of:=ASIN([.A330])" office:value-type="float" office:value="0.953882926805444" calcext:value-type="float">
            <text:p>0.9538829268054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28" calcext:value-type="float">
            <text:p>0.75973 </text:p>
          </table:table-cell>
          <table:table-cell table:style-name="ce6" table:formula="of:=ASIN([.A331])" office:value-type="float" office:value="0.862894706292323" calcext:value-type="float">
            <text:p>0.8628947062923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6271" calcext:value-type="float">
            <text:p>0.53627 </text:p>
          </table:table-cell>
          <table:table-cell table:style-name="ce6" table:formula="of:=ASIN([.A332])" office:value-type="float" office:value="0.566012870381975" calcext:value-type="float">
            <text:p>0.5660128703819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8505" calcext:value-type="float">
            <text:p>0.93851 </text:p>
          </table:table-cell>
          <table:table-cell table:style-name="ce6" table:formula="of:=ASIN([.A333])" office:value-type="float" office:value="1.21827450618499" calcext:value-type="float">
            <text:p>1.218274506184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1858" calcext:value-type="float">
            <text:p>0.36186 </text:p>
          </table:table-cell>
          <table:table-cell table:style-name="ce6" table:formula="of:=ASIN([.A334])" office:value-type="float" office:value="0.370260187882712" calcext:value-type="float">
            <text:p>0.3702601878827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647" calcext:value-type="float">
            <text:p>0.22465 </text:p>
          </table:table-cell>
          <table:table-cell table:style-name="ce6" table:formula="of:=ASIN([.A335])" office:value-type="float" office:value="0.226580761771867" calcext:value-type="float">
            <text:p>0.2265807617718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8661" calcext:value-type="float">
            <text:p>0.66866 </text:p>
          </table:table-cell>
          <table:table-cell table:style-name="ce6" table:formula="of:=ASIN([.A336])" office:value-type="float" office:value="0.732406547781544" calcext:value-type="float">
            <text:p>0.7324065477815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15" calcext:value-type="float">
            <text:p>0.44615 </text:p>
          </table:table-cell>
          <table:table-cell table:style-name="ce6" table:formula="of:=ASIN([.A337])" office:value-type="float" office:value="0.462458826102726" calcext:value-type="float">
            <text:p>0.4624588261027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487" calcext:value-type="float">
            <text:p>0.66549 </text:p>
          </table:table-cell>
          <table:table-cell table:style-name="ce6" table:formula="of:=ASIN([.A338])" office:value-type="float" office:value="0.728146085298063" calcext:value-type="float">
            <text:p>0.7281460852980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0883" calcext:value-type="float">
            <text:p>0.21088 </text:p>
          </table:table-cell>
          <table:table-cell table:style-name="ce6" table:formula="of:=ASIN([.A339])" office:value-type="float" office:value="0.212478186237771" calcext:value-type="float">
            <text:p>0.2124781862377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7875" calcext:value-type="float">
            <text:p>0.88788 </text:p>
          </table:table-cell>
          <table:table-cell table:style-name="ce6" table:formula="of:=ASIN([.A340])" office:value-type="float" office:value="1.0927056692076" calcext:value-type="float">
            <text:p>1.0927056692076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7206" calcext:value-type="float">
            <text:p>0.64721 </text:p>
          </table:table-cell>
          <table:table-cell table:style-name="ce6" table:formula="of:=ASIN([.A341])" office:value-type="float" office:value="0.703913557389327" calcext:value-type="float">
            <text:p>0.7039135573893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603" calcext:value-type="float">
            <text:p>0.30860 </text:p>
          </table:table-cell>
          <table:table-cell table:style-name="ce6" table:formula="of:=ASIN([.A342])" office:value-type="float" office:value="0.313723996678382" calcext:value-type="float">
            <text:p>0.3137239966783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6083" calcext:value-type="float">
            <text:p>0.07608 </text:p>
          </table:table-cell>
          <table:table-cell table:style-name="ce6" table:formula="of:=ASIN([.A343])" office:value-type="float" office:value="0.0761565944990398" calcext:value-type="float">
            <text:p>0.0761565944990398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903" calcext:value-type="float">
            <text:p>0.30903 </text:p>
          </table:table-cell>
          <table:table-cell table:style-name="ce6" table:formula="of:=ASIN([.A344])" office:value-type="float" office:value="0.314172940312806" calcext:value-type="float">
            <text:p>0.3141729403128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2298" calcext:value-type="float">
            <text:p>0.13230 </text:p>
          </table:table-cell>
          <table:table-cell table:style-name="ce6" table:formula="of:=ASIN([.A345])" office:value-type="float" office:value="0.132687001770478" calcext:value-type="float">
            <text:p>0.1326870017704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0944" calcext:value-type="float">
            <text:p>0.21094 </text:p>
          </table:table-cell>
          <table:table-cell table:style-name="ce6" table:formula="of:=ASIN([.A346])" office:value-type="float" office:value="0.212540590027944" calcext:value-type="float">
            <text:p>0.2125405900279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397" calcext:value-type="float">
            <text:p>0.48540 </text:p>
          </table:table-cell>
          <table:table-cell table:style-name="ce6" table:formula="of:=ASIN([.A347])" office:value-type="float" office:value="0.506817191209452" calcext:value-type="float">
            <text:p>0.5068171912094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3701" calcext:value-type="float">
            <text:p>0.16370 </text:p>
          </table:table-cell>
          <table:table-cell table:style-name="ce6" table:formula="of:=ASIN([.A348])" office:value-type="float" office:value="0.164441103905997" calcext:value-type="float">
            <text:p>0.1644411039059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5636" calcext:value-type="float">
            <text:p>0.02564 </text:p>
          </table:table-cell>
          <table:table-cell table:style-name="ce6" table:formula="of:=ASIN([.A349])" office:value-type="float" office:value="0.0256388088465165" calcext:value-type="float">
            <text:p>0.0256388088465165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3519" calcext:value-type="float">
            <text:p>0.04352 </text:p>
          </table:table-cell>
          <table:table-cell table:style-name="ce6" table:formula="of:=ASIN([.A350])" office:value-type="float" office:value="0.0435327485172173" calcext:value-type="float">
            <text:p>0.0435327485172173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404" calcext:value-type="float">
            <text:p>0.79540 </text:p>
          </table:table-cell>
          <table:table-cell table:style-name="ce6" table:formula="of:=ASIN([.A351])" office:value-type="float" office:value="0.919673867357147" calcext:value-type="float">
            <text:p>0.9196738673571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217" calcext:value-type="float">
            <text:p>0.77322 </text:p>
          </table:table-cell>
          <table:table-cell table:style-name="ce6" table:formula="of:=ASIN([.A352])" office:value-type="float" office:value="0.88389857981041" calcext:value-type="float">
            <text:p>0.883898579810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0023" calcext:value-type="float">
            <text:p>0.69002 </text:p>
          </table:table-cell>
          <table:table-cell table:style-name="ce6" table:formula="of:=ASIN([.A353])" office:value-type="float" office:value="0.761520829551604" calcext:value-type="float">
            <text:p>0.7615208295516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8075" calcext:value-type="float">
            <text:p>0.23808 </text:p>
          </table:table-cell>
          <table:table-cell table:style-name="ce6" table:formula="of:=ASIN([.A354])" office:value-type="float" office:value="0.240383379483119" calcext:value-type="float">
            <text:p>0.2403833794831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096" calcext:value-type="float">
            <text:p>0.65096 </text:p>
          </table:table-cell>
          <table:table-cell table:style-name="ce6" table:formula="of:=ASIN([.A355])" office:value-type="float" office:value="0.708848387547376" calcext:value-type="float">
            <text:p>0.7088483875473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114" calcext:value-type="float">
            <text:p>0.88311 </text:p>
          </table:table-cell>
          <table:table-cell table:style-name="ce6" table:formula="of:=ASIN([.A356])" office:value-type="float" office:value="1.08245871074366" calcext:value-type="float">
            <text:p>1.082458710743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7972" calcext:value-type="float">
            <text:p>0.34797 </text:p>
          </table:table-cell>
          <table:table-cell table:style-name="ce6" table:formula="of:=ASIN([.A357])" office:value-type="float" office:value="0.355407044205421" calcext:value-type="float">
            <text:p>0.3554070442054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8268" calcext:value-type="float">
            <text:p>0.24827 </text:p>
          </table:table-cell>
          <table:table-cell table:style-name="ce6" table:formula="of:=ASIN([.A358])" office:value-type="float" office:value="0.250891865184231" calcext:value-type="float">
            <text:p>0.2508918651842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6167" calcext:value-type="float">
            <text:p>0.82617 </text:p>
          </table:table-cell>
          <table:table-cell table:style-name="ce6" table:formula="of:=ASIN([.A359])" office:value-type="float" office:value="0.972270324983115" calcext:value-type="float">
            <text:p>0.9722703249831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5542" calcext:value-type="float">
            <text:p>0.26554 </text:p>
          </table:table-cell>
          <table:table-cell table:style-name="ce6" table:formula="of:=ASIN([.A360])" office:value-type="float" office:value="0.268766061589996" calcext:value-type="float">
            <text:p>0.2687660615899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054" calcext:value-type="float">
            <text:p>0.90054 </text:p>
          </table:table-cell>
          <table:table-cell table:style-name="ce6" table:formula="of:=ASIN([.A361])" office:value-type="float" office:value="1.12100994876354" calcext:value-type="float">
            <text:p>1.1210099487635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9489" calcext:value-type="float">
            <text:p>0.21949 </text:p>
          </table:table-cell>
          <table:table-cell table:style-name="ce6" table:formula="of:=ASIN([.A362])" office:value-type="float" office:value="0.221290667411379" calcext:value-type="float">
            <text:p>0.2212906674113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048" calcext:value-type="float">
            <text:p>0.84048 </text:p>
          </table:table-cell>
          <table:table-cell table:style-name="ce6" table:formula="of:=ASIN([.A363])" office:value-type="float" office:value="0.998168480849697" calcext:value-type="float">
            <text:p>0.9981684808496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5178" calcext:value-type="float">
            <text:p>0.99518 </text:p>
          </table:table-cell>
          <table:table-cell table:style-name="ce6" table:formula="of:=ASIN([.A364])" office:value-type="float" office:value="1.47255295275372" calcext:value-type="float">
            <text:p>1.4725529527537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869" calcext:value-type="float">
            <text:p>0.72387 </text:p>
          </table:table-cell>
          <table:table-cell table:style-name="ce6" table:formula="of:=ASIN([.A365])" office:value-type="float" office:value="0.809393702359649" calcext:value-type="float">
            <text:p>0.8093937023596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2678" calcext:value-type="float">
            <text:p>0.72268 </text:p>
          </table:table-cell>
          <table:table-cell table:style-name="ce6" table:formula="of:=ASIN([.A366])" office:value-type="float" office:value="0.807669018446527" calcext:value-type="float">
            <text:p>0.8076690184465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2031" calcext:value-type="float">
            <text:p>0.38203 </text:p>
          </table:table-cell>
          <table:table-cell table:style-name="ce6" table:formula="of:=ASIN([.A367])" office:value-type="float" office:value="0.391992997191048" calcext:value-type="float">
            <text:p>0.3919929971910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5124" calcext:value-type="float">
            <text:p>0.30512 </text:p>
          </table:table-cell>
          <table:table-cell table:style-name="ce6" table:formula="of:=ASIN([.A368])" office:value-type="float" office:value="0.310068635903661" calcext:value-type="float">
            <text:p>0.3100686359036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6371" calcext:value-type="float">
            <text:p>0.72637 </text:p>
          </table:table-cell>
          <table:table-cell table:style-name="ce6" table:formula="of:=ASIN([.A369])" office:value-type="float" office:value="0.813027051333411" calcext:value-type="float">
            <text:p>0.8130270513334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9067" calcext:value-type="float">
            <text:p>0.70907 </text:p>
          </table:table-cell>
          <table:table-cell table:style-name="ce6" table:formula="of:=ASIN([.A370])" office:value-type="float" office:value="0.788174188148371" calcext:value-type="float">
            <text:p>0.7881741881483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239" calcext:value-type="float">
            <text:p>0.06824 </text:p>
          </table:table-cell>
          <table:table-cell table:style-name="ce6" table:formula="of:=ASIN([.A371])" office:value-type="float" office:value="0.0682920711291381" calcext:value-type="float">
            <text:p>0.0682920711291381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9609" calcext:value-type="float">
            <text:p>0.42961 </text:p>
          </table:table-cell>
          <table:table-cell table:style-name="ce6" table:formula="of:=ASIN([.A372])" office:value-type="float" office:value="0.444059738405098" calcext:value-type="float">
            <text:p>0.4440597384050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211" calcext:value-type="float">
            <text:p>0.44621 </text:p>
          </table:table-cell>
          <table:table-cell table:style-name="ce6" table:formula="of:=ASIN([.A373])" office:value-type="float" office:value="0.462526986868798" calcext:value-type="float">
            <text:p>0.4625269868687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1899" calcext:value-type="float">
            <text:p>0.34190 </text:p>
          </table:table-cell>
          <table:table-cell table:style-name="ce6" table:formula="of:=ASIN([.A374])" office:value-type="float" office:value="0.348936935388474" calcext:value-type="float">
            <text:p>0.3489369353884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5884" calcext:value-type="float">
            <text:p>0.57588 </text:p>
          </table:table-cell>
          <table:table-cell table:style-name="ce6" table:formula="of:=ASIN([.A375])" office:value-type="float" office:value="0.613685040772999" calcext:value-type="float">
            <text:p>0.6136850407729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8786" calcext:value-type="float">
            <text:p>0.33879 </text:p>
          </table:table-cell>
          <table:table-cell table:style-name="ce6" table:formula="of:=ASIN([.A376])" office:value-type="float" office:value="0.345626293159348" calcext:value-type="float">
            <text:p>0.3456262931593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148" calcext:value-type="float">
            <text:p>0.47148 </text:p>
          </table:table-cell>
          <table:table-cell table:style-name="ce6" table:formula="of:=ASIN([.A377])" office:value-type="float" office:value="0.490968265625478" calcext:value-type="float">
            <text:p>0.4909682656254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293" calcext:value-type="float">
            <text:p>0.86129 </text:p>
          </table:table-cell>
          <table:table-cell table:style-name="ce6" table:formula="of:=ASIN([.A378])" office:value-type="float" office:value="1.03780894180298" calcext:value-type="float">
            <text:p>1.0378089418029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1468" calcext:value-type="float">
            <text:p>0.67147 </text:p>
          </table:table-cell>
          <table:table-cell table:style-name="ce6" table:formula="of:=ASIN([.A379])" office:value-type="float" office:value="0.736188030833799" calcext:value-type="float">
            <text:p>0.7361880308337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546" calcext:value-type="float">
            <text:p>0.77255 </text:p>
          </table:table-cell>
          <table:table-cell table:style-name="ce6" table:formula="of:=ASIN([.A380])" office:value-type="float" office:value="0.882841137896081" calcext:value-type="float">
            <text:p>0.8828411378960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3805" calcext:value-type="float">
            <text:p>0.96381 </text:p>
          </table:table-cell>
          <table:table-cell table:style-name="ce6" table:formula="of:=ASIN([.A381])" office:value-type="float" office:value="1.30092421391581" calcext:value-type="float">
            <text:p>1.300924213915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8432" calcext:value-type="float">
            <text:p>0.13843 </text:p>
          </table:table-cell>
          <table:table-cell table:style-name="ce6" table:formula="of:=ASIN([.A382])" office:value-type="float" office:value="0.138877995259048" calcext:value-type="float">
            <text:p>0.1388779952590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3315" calcext:value-type="float">
            <text:p>0.17332 </text:p>
          </table:table-cell>
          <table:table-cell table:style-name="ce6" table:formula="of:=ASIN([.A383])" office:value-type="float" office:value="0.17419461781397" calcext:value-type="float">
            <text:p>0.1741946178139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9476" calcext:value-type="float">
            <text:p>0.47948 </text:p>
          </table:table-cell>
          <table:table-cell table:style-name="ce6" table:formula="of:=ASIN([.A384])" office:value-type="float" office:value="0.500057501357256" calcext:value-type="float">
            <text:p>0.5000575013572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6454" calcext:value-type="float">
            <text:p>0.56645 </text:p>
          </table:table-cell>
          <table:table-cell table:style-name="ce6" table:formula="of:=ASIN([.A385])" office:value-type="float" office:value="0.60219654911395" calcext:value-type="float">
            <text:p>0.602196549113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59" calcext:value-type="float">
            <text:p>0.07590 </text:p>
          </table:table-cell>
          <table:table-cell table:style-name="ce6" table:formula="of:=ASIN([.A386])" office:value-type="float" office:value="0.0759730638134653" calcext:value-type="float">
            <text:p>0.0759730638134653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568" calcext:value-type="float">
            <text:p>0.37657 </text:p>
          </table:table-cell>
          <table:table-cell table:style-name="ce6" table:formula="of:=ASIN([.A387])" office:value-type="float" office:value="0.386088786969086" calcext:value-type="float">
            <text:p>0.3860887869690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711" calcext:value-type="float">
            <text:p>0.06711 </text:p>
          </table:table-cell>
          <table:table-cell table:style-name="ce6" table:formula="of:=ASIN([.A388])" office:value-type="float" office:value="0.0671604768351232" calcext:value-type="float">
            <text:p>0.0671604768351232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8988" calcext:value-type="float">
            <text:p>0.47899 </text:p>
          </table:table-cell>
          <table:table-cell table:style-name="ce6" table:formula="of:=ASIN([.A389])" office:value-type="float" office:value="0.499501495276877" calcext:value-type="float">
            <text:p>0.4995014952768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9262" calcext:value-type="float">
            <text:p>0.50926 </text:p>
          </table:table-cell>
          <table:table-cell table:style-name="ce6" table:formula="of:=ASIN([.A390])" office:value-type="float" office:value="0.534327042732396" calcext:value-type="float">
            <text:p>0.5343270427323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045" calcext:value-type="float">
            <text:p>0.97205 </text:p>
          </table:table-cell>
          <table:table-cell table:style-name="ce6" table:formula="of:=ASIN([.A391])" office:value-type="float" office:value="1.33378904098157" calcext:value-type="float">
            <text:p>1.3337890409815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671" calcext:value-type="float">
            <text:p>0.36967 </text:p>
          </table:table-cell>
          <table:table-cell table:style-name="ce6" table:formula="of:=ASIN([.A392])" office:value-type="float" office:value="0.378654913521521" calcext:value-type="float">
            <text:p>0.3786549135215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8576" calcext:value-type="float">
            <text:p>0.97858 </text:p>
          </table:table-cell>
          <table:table-cell table:style-name="ce6" table:formula="of:=ASIN([.A393])" office:value-type="float" office:value="1.36342738971266" calcext:value-type="float">
            <text:p>1.363427389712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51" calcext:value-type="float">
            <text:p>0.76751 </text:p>
          </table:table-cell>
          <table:table-cell table:style-name="ce6" table:formula="of:=ASIN([.A394])" office:value-type="float" office:value="0.874947735800378" calcext:value-type="float">
            <text:p>0.8749477358003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0814" calcext:value-type="float">
            <text:p>0.99081 </text:p>
          </table:table-cell>
          <table:table-cell table:style-name="ce6" table:formula="of:=ASIN([.A395])" office:value-type="float" office:value="1.43514900231959" calcext:value-type="float">
            <text:p>1.435149002319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586" calcext:value-type="float">
            <text:p>0.73959 </text:p>
          </table:table-cell>
          <table:table-cell table:style-name="ce6" table:formula="of:=ASIN([.A396])" office:value-type="float" office:value="0.832455051002187" calcext:value-type="float">
            <text:p>0.8324550510021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263" calcext:value-type="float">
            <text:p>0.17026 </text:p>
          </table:table-cell>
          <table:table-cell table:style-name="ce6" table:formula="of:=ASIN([.A397])" office:value-type="float" office:value="0.171096560034218" calcext:value-type="float">
            <text:p>0.1710965600342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7594" calcext:value-type="float">
            <text:p>0.54759 </text:p>
          </table:table-cell>
          <table:table-cell table:style-name="ce6" table:formula="of:=ASIN([.A398])" office:value-type="float" office:value="0.579486092482405" calcext:value-type="float">
            <text:p>0.5794860924824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292" calcext:value-type="float">
            <text:p>0.80529 </text:p>
          </table:table-cell>
          <table:table-cell table:style-name="ce6" table:formula="of:=ASIN([.A399])" office:value-type="float" office:value="0.936167816067402" calcext:value-type="float">
            <text:p>0.9361678160674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9408" calcext:value-type="float">
            <text:p>0.16941 </text:p>
          </table:table-cell>
          <table:table-cell table:style-name="ce6" table:formula="of:=ASIN([.A400])" office:value-type="float" office:value="0.170228955820835" calcext:value-type="float">
            <text:p>0.1702289558208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6956" calcext:value-type="float">
            <text:p>0.24696 </text:p>
          </table:table-cell>
          <table:table-cell table:style-name="ce6" table:formula="of:=ASIN([.A401])" office:value-type="float" office:value="0.249537695232149" calcext:value-type="float">
            <text:p>0.2495376952321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896" calcext:value-type="float">
            <text:p>0.25990 </text:p>
          </table:table-cell>
          <table:table-cell table:style-name="ce6" table:formula="of:=ASIN([.A402])" office:value-type="float" office:value="0.262914500377174" calcext:value-type="float">
            <text:p>0.2629145003771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8345" calcext:value-type="float">
            <text:p>0.71835 </text:p>
          </table:table-cell>
          <table:table-cell table:style-name="ce6" table:formula="of:=ASIN([.A403])" office:value-type="float" office:value="0.801420444372085" calcext:value-type="float">
            <text:p>0.8014204443720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977" calcext:value-type="float">
            <text:p>0.64977 </text:p>
          </table:table-cell>
          <table:table-cell table:style-name="ce6" table:formula="of:=ASIN([.A404])" office:value-type="float" office:value="0.707281818106102" calcext:value-type="float">
            <text:p>0.7072818181061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0101" calcext:value-type="float">
            <text:p>0.04010 </text:p>
          </table:table-cell>
          <table:table-cell table:style-name="ce6" table:formula="of:=ASIN([.A405])" office:value-type="float" office:value="0.040111755455762" calcext:value-type="float">
            <text:p>0.0401117554557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259" calcext:value-type="float">
            <text:p>0.50026 </text:p>
          </table:table-cell>
          <table:table-cell table:style-name="ce6" table:formula="of:=ASIN([.A406])" office:value-type="float" office:value="0.523897868866147" calcext:value-type="float">
            <text:p>0.5238978688661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1148" calcext:value-type="float">
            <text:p>0.17115 </text:p>
          </table:table-cell>
          <table:table-cell table:style-name="ce6" table:formula="of:=ASIN([.A407])" office:value-type="float" office:value="0.171994743517864" calcext:value-type="float">
            <text:p>0.1719947435178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9881" calcext:value-type="float">
            <text:p>0.66988 </text:p>
          </table:table-cell>
          <table:table-cell table:style-name="ce6" table:formula="of:=ASIN([.A408])" office:value-type="float" office:value="0.734048499698604" calcext:value-type="float">
            <text:p>0.7340484996986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2949" calcext:value-type="float">
            <text:p>0.14295 </text:p>
          </table:table-cell>
          <table:table-cell table:style-name="ce6" table:formula="of:=ASIN([.A409])" office:value-type="float" office:value="0.143440378582906" calcext:value-type="float">
            <text:p>0.1434403785829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78" calcext:value-type="float">
            <text:p>0.80578 </text:p>
          </table:table-cell>
          <table:table-cell table:style-name="ce6" table:formula="of:=ASIN([.A410])" office:value-type="float" office:value="0.936991379810738" calcext:value-type="float">
            <text:p>0.9369913798107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1962" calcext:value-type="float">
            <text:p>0.10196 </text:p>
          </table:table-cell>
          <table:table-cell table:style-name="ce6" table:formula="of:=ASIN([.A411])" office:value-type="float" office:value="0.10213950206809" calcext:value-type="float">
            <text:p>0.102139502068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7067" calcext:value-type="float">
            <text:p>0.26707 </text:p>
          </table:table-cell>
          <table:table-cell table:style-name="ce6" table:formula="of:=ASIN([.A412])" office:value-type="float" office:value="0.270348194252776" calcext:value-type="float">
            <text:p>0.2703481942527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31" calcext:value-type="float">
            <text:p>0.38731 </text:p>
          </table:table-cell>
          <table:table-cell table:style-name="ce6" table:formula="of:=ASIN([.A413])" office:value-type="float" office:value="0.397712068006015" calcext:value-type="float">
            <text:p>0.3977120680060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467" calcext:value-type="float">
            <text:p>0.34947 </text:p>
          </table:table-cell>
          <table:table-cell table:style-name="ce6" table:formula="of:=ASIN([.A414])" office:value-type="float" office:value="0.35700217537684" calcext:value-type="float">
            <text:p>0.357002175376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6221" calcext:value-type="float">
            <text:p>0.48622 </text:p>
          </table:table-cell>
          <table:table-cell table:style-name="ce6" table:formula="of:=ASIN([.A415])" office:value-type="float" office:value="0.507759912933221" calcext:value-type="float">
            <text:p>0.5077599129332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1358" calcext:value-type="float">
            <text:p>0.53136 </text:p>
          </table:table-cell>
          <table:table-cell table:style-name="ce6" table:formula="of:=ASIN([.A416])" office:value-type="float" office:value="0.560202787802655" calcext:value-type="float">
            <text:p>0.5602027878026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4955" calcext:value-type="float">
            <text:p>0.95496 </text:p>
          </table:table-cell>
          <table:table-cell table:style-name="ce6" table:formula="of:=ASIN([.A417])" office:value-type="float" office:value="1.26950810175771" calcext:value-type="float">
            <text:p>1.269508101757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1162" calcext:value-type="float">
            <text:p>0.73116 </text:p>
          </table:table-cell>
          <table:table-cell table:style-name="ce6" table:formula="of:=ASIN([.A418])" office:value-type="float" office:value="0.820023702691031" calcext:value-type="float">
            <text:p>0.8200237026910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9404" calcext:value-type="float">
            <text:p>0.58940 </text:p>
          </table:table-cell>
          <table:table-cell table:style-name="ce6" table:formula="of:=ASIN([.A419])" office:value-type="float" office:value="0.630320870747723" calcext:value-type="float">
            <text:p>0.6303208707477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1191" calcext:value-type="float">
            <text:p>0.97119 </text:p>
          </table:table-cell>
          <table:table-cell table:style-name="ce6" table:formula="of:=ASIN([.A420])" office:value-type="float" office:value="1.33017879196132" calcext:value-type="float">
            <text:p>1.330178791961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4996" calcext:value-type="float">
            <text:p>0.90500 </text:p>
          </table:table-cell>
          <table:table-cell table:style-name="ce6" table:formula="of:=ASIN([.A421])" office:value-type="float" office:value="1.13137031877339" calcext:value-type="float">
            <text:p>1.131370318773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913" calcext:value-type="float">
            <text:p>0.51991 </text:p>
          </table:table-cell>
          <table:table-cell table:style-name="ce6" table:formula="of:=ASIN([.A422])" office:value-type="float" office:value="0.546749100146363" calcext:value-type="float">
            <text:p>0.5467491001463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537" calcext:value-type="float">
            <text:p>0.96454 </text:p>
          </table:table-cell>
          <table:table-cell table:style-name="ce6" table:formula="of:=ASIN([.A423])" office:value-type="float" office:value="1.30368358232723" calcext:value-type="float">
            <text:p>1.3036835823272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6809" calcext:value-type="float">
            <text:p>0.64681 </text:p>
          </table:table-cell>
          <table:table-cell table:style-name="ce6" table:formula="of:=ASIN([.A424])" office:value-type="float" office:value="0.703392890458912" calcext:value-type="float">
            <text:p>0.7033928904589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8785" calcext:value-type="float">
            <text:p>0.39879 </text:p>
          </table:table-cell>
          <table:table-cell table:style-name="ce6" table:formula="of:=ASIN([.A425])" office:value-type="float" office:value="0.410191555273254" calcext:value-type="float">
            <text:p>0.4101915552732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4978" calcext:value-type="float">
            <text:p>0.70498 </text:p>
          </table:table-cell>
          <table:table-cell table:style-name="ce6" table:formula="of:=ASIN([.A426])" office:value-type="float" office:value="0.782392125772585" calcext:value-type="float">
            <text:p>0.7823921257725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457" calcext:value-type="float">
            <text:p>0.72457 </text:p>
          </table:table-cell>
          <table:table-cell table:style-name="ce6" table:formula="of:=ASIN([.A427])" office:value-type="float" office:value="0.810410278810558" calcext:value-type="float">
            <text:p>0.8104102788105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7737" calcext:value-type="float">
            <text:p>0.47774 </text:p>
          </table:table-cell>
          <table:table-cell table:style-name="ce6" table:formula="of:=ASIN([.A428])" office:value-type="float" office:value="0.498076929496808" calcext:value-type="float">
            <text:p>0.4980769294968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2997" calcext:value-type="float">
            <text:p>0.40300 </text:p>
          </table:table-cell>
          <table:table-cell table:style-name="ce6" table:formula="of:=ASIN([.A429])" office:value-type="float" office:value="0.41478918371015" calcext:value-type="float">
            <text:p>0.4147891837101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0929" calcext:value-type="float">
            <text:p>0.71093 </text:p>
          </table:table-cell>
          <table:table-cell table:style-name="ce6" table:formula="of:=ASIN([.A430])" office:value-type="float" office:value="0.790818312593316" calcext:value-type="float">
            <text:p>0.7908183125933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1586" calcext:value-type="float">
            <text:p>0.12159 </text:p>
          </table:table-cell>
          <table:table-cell table:style-name="ce6" table:formula="of:=ASIN([.A431])" office:value-type="float" office:value="0.121887581373978" calcext:value-type="float">
            <text:p>0.1218875813739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9933" calcext:value-type="float">
            <text:p>0.62993 </text:p>
          </table:table-cell>
          <table:table-cell table:style-name="ce6" table:formula="of:=ASIN([.A432])" office:value-type="float" office:value="0.681466940541291" calcext:value-type="float">
            <text:p>0.6814669405412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2776" calcext:value-type="float">
            <text:p>0.15278 </text:p>
          </table:table-cell>
          <table:table-cell table:style-name="ce6" table:formula="of:=ASIN([.A433])" office:value-type="float" office:value="0.15337664184335" calcext:value-type="float">
            <text:p>0.153376641843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361" calcext:value-type="float">
            <text:p>0.13361 </text:p>
          </table:table-cell>
          <table:table-cell table:style-name="ce6" table:formula="of:=ASIN([.A434])" office:value-type="float" office:value="0.134010753865403" calcext:value-type="float">
            <text:p>0.1340107538654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171" calcext:value-type="float">
            <text:p>0.96417 </text:p>
          </table:table-cell>
          <table:table-cell table:style-name="ce6" table:formula="of:=ASIN([.A435])" office:value-type="float" office:value="1.30230043889073" calcext:value-type="float">
            <text:p>1.3023004388907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386" calcext:value-type="float">
            <text:p>0.38939 </text:p>
          </table:table-cell>
          <table:table-cell table:style-name="ce6" table:formula="of:=ASIN([.A436])" office:value-type="float" office:value="0.399964886072916" calcext:value-type="float">
            <text:p>0.3999648860729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5705" calcext:value-type="float">
            <text:p>0.15571 </text:p>
          </table:table-cell>
          <table:table-cell table:style-name="ce6" table:formula="of:=ASIN([.A437])" office:value-type="float" office:value="0.156341117890402" calcext:value-type="float">
            <text:p>0.1563411178904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3298" calcext:value-type="float">
            <text:p>0.85330 </text:p>
          </table:table-cell>
          <table:table-cell table:style-name="ce6" table:formula="of:=ASIN([.A438])" office:value-type="float" office:value="1.02227792781132" calcext:value-type="float">
            <text:p>1.022277927811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3226" calcext:value-type="float">
            <text:p>0.90323 </text:p>
          </table:table-cell>
          <table:table-cell table:style-name="ce6" table:formula="of:=ASIN([.A439])" office:value-type="float" office:value="1.12722796466695" calcext:value-type="float">
            <text:p>1.127227964666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8541" calcext:value-type="float">
            <text:p>0.42854 </text:p>
          </table:table-cell>
          <table:table-cell table:style-name="ce6" table:formula="of:=ASIN([.A440])" office:value-type="float" office:value="0.442877366085553" calcext:value-type="float">
            <text:p>0.4428773660855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036" calcext:value-type="float">
            <text:p>0.01804 </text:p>
          </table:table-cell>
          <table:table-cell table:style-name="ce6" table:formula="of:=ASIN([.A441])" office:value-type="float" office:value="0.01803697798684" calcext:value-type="float">
            <text:p>0.018036977986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41" calcext:value-type="float">
            <text:p>0.68041 </text:p>
          </table:table-cell>
          <table:table-cell table:style-name="ce6" table:formula="of:=ASIN([.A442])" office:value-type="float" office:value="0.748321963104644" calcext:value-type="float">
            <text:p>0.7483219631046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9022" calcext:value-type="float">
            <text:p>0.11902 </text:p>
          </table:table-cell>
          <table:table-cell table:style-name="ce6" table:formula="of:=ASIN([.A443])" office:value-type="float" office:value="0.119304822306328" calcext:value-type="float">
            <text:p>0.1193048223063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1242" calcext:value-type="float">
            <text:p>0.87124 </text:p>
          </table:table-cell>
          <table:table-cell table:style-name="ce6" table:formula="of:=ASIN([.A444])" office:value-type="float" office:value="1.05772695205132" calcext:value-type="float">
            <text:p>1.057726952051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463" calcext:value-type="float">
            <text:p>0.87463 </text:p>
          </table:table-cell>
          <table:table-cell table:style-name="ce6" table:formula="of:=ASIN([.A445])" office:value-type="float" office:value="1.06467207484995" calcext:value-type="float">
            <text:p>1.064672074849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1443" calcext:value-type="float">
            <text:p>0.19144 </text:p>
          </table:table-cell>
          <table:table-cell table:style-name="ce6" table:formula="of:=ASIN([.A446])" office:value-type="float" office:value="0.192632129406798" calcext:value-type="float">
            <text:p>0.1926321294067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9314" calcext:value-type="float">
            <text:p>0.43931 </text:p>
          </table:table-cell>
          <table:table-cell table:style-name="ce6" table:formula="of:=ASIN([.A447])" office:value-type="float" office:value="0.4548348945217" calcext:value-type="float">
            <text:p>0.454834894521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2868" calcext:value-type="float">
            <text:p>0.06287 </text:p>
          </table:table-cell>
          <table:table-cell table:style-name="ce6" table:formula="of:=ASIN([.A448])" office:value-type="float" office:value="0.0629094869244545" calcext:value-type="float">
            <text:p>0.0629094869244545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336" calcext:value-type="float">
            <text:p>0.70336 </text:p>
          </table:table-cell>
          <table:table-cell table:style-name="ce6" table:formula="of:=ASIN([.A449])" office:value-type="float" office:value="0.780113354597662" calcext:value-type="float">
            <text:p>0.7801133545976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123" calcext:value-type="float">
            <text:p>0.91012 </text:p>
          </table:table-cell>
          <table:table-cell table:style-name="ce6" table:formula="of:=ASIN([.A450])" office:value-type="float" office:value="1.14358082409008" calcext:value-type="float">
            <text:p>1.1435808240900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0515" calcext:value-type="float">
            <text:p>0.42052 </text:p>
          </table:table-cell>
          <table:table-cell table:style-name="ce6" table:formula="of:=ASIN([.A451])" office:value-type="float" office:value="0.434012872677608" calcext:value-type="float">
            <text:p>0.4340128726776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1918" calcext:value-type="float">
            <text:p>0.45192 </text:p>
          </table:table-cell>
          <table:table-cell table:style-name="ce6" table:formula="of:=ASIN([.A452])" office:value-type="float" office:value="0.468914251841596" calcext:value-type="float">
            <text:p>0.4689142518415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5948" calcext:value-type="float">
            <text:p>0.30595 </text:p>
          </table:table-cell>
          <table:table-cell table:style-name="ce6" table:formula="of:=ASIN([.A453])" office:value-type="float" office:value="0.310934018057345" calcext:value-type="float">
            <text:p>0.3109340180573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0493" calcext:value-type="float">
            <text:p>0.49049 </text:p>
          </table:table-cell>
          <table:table-cell table:style-name="ce6" table:formula="of:=ASIN([.A454])" office:value-type="float" office:value="0.512655389878031" calcext:value-type="float">
            <text:p>0.5126553898780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3017" calcext:value-type="float">
            <text:p>0.42302 </text:p>
          </table:table-cell>
          <table:table-cell table:style-name="ce6" table:formula="of:=ASIN([.A455])" office:value-type="float" office:value="0.436772317142969" calcext:value-type="float">
            <text:p>0.4367723171429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845" calcext:value-type="float">
            <text:p>0.48885 </text:p>
          </table:table-cell>
          <table:table-cell table:style-name="ce6" table:formula="of:=ASIN([.A456])" office:value-type="float" office:value="0.510765282541142" calcext:value-type="float">
            <text:p>0.5107652825411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5633" calcext:value-type="float">
            <text:p>0.23563 </text:p>
          </table:table-cell>
          <table:table-cell table:style-name="ce6" table:formula="of:=ASIN([.A457])" office:value-type="float" office:value="0.237869857087054" calcext:value-type="float">
            <text:p>0.2378698570870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8565" calcext:value-type="float">
            <text:p>0.05857 </text:p>
          </table:table-cell>
          <table:table-cell table:style-name="ce6" table:formula="of:=ASIN([.A458])" office:value-type="float" office:value="0.0585985300616017" calcext:value-type="float">
            <text:p>0.0585985300616017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1951" calcext:value-type="float">
            <text:p>0.21195 </text:p>
          </table:table-cell>
          <table:table-cell table:style-name="ce6" table:formula="of:=ASIN([.A459])" office:value-type="float" office:value="0.213570885727206" calcext:value-type="float">
            <text:p>0.2135708857272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9187" calcext:value-type="float">
            <text:p>0.94919 </text:p>
          </table:table-cell>
          <table:table-cell table:style-name="ce6" table:formula="of:=ASIN([.A460])" office:value-type="float" office:value="1.25064244253137" calcext:value-type="float">
            <text:p>1.2506424425313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3505" calcext:value-type="float">
            <text:p>0.45351 </text:p>
          </table:table-cell>
          <table:table-cell table:style-name="ce6" table:formula="of:=ASIN([.A461])" office:value-type="float" office:value="0.470694084534576" calcext:value-type="float">
            <text:p>0.4706940845345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8114" calcext:value-type="float">
            <text:p>0.36811 </text:p>
          </table:table-cell>
          <table:table-cell table:style-name="ce6" table:formula="of:=ASIN([.A462])" office:value-type="float" office:value="0.376979768755742" calcext:value-type="float">
            <text:p>0.3769797687557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4414" calcext:value-type="float">
            <text:p>0.11441 </text:p>
          </table:table-cell>
          <table:table-cell table:style-name="ce6" table:formula="of:=ASIN([.A463])" office:value-type="float" office:value="0.114665105987584" calcext:value-type="float">
            <text:p>0.1146651059875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6291" calcext:value-type="float">
            <text:p>0.58629 </text:p>
          </table:table-cell>
          <table:table-cell table:style-name="ce6" table:formula="of:=ASIN([.A464])" office:value-type="float" office:value="0.626472769865118" calcext:value-type="float">
            <text:p>0.6264727698651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873" calcext:value-type="float">
            <text:p>0.99487 </text:p>
          </table:table-cell>
          <table:table-cell table:style-name="ce6" table:formula="of:=ASIN([.A465])" office:value-type="float" office:value="1.46949097628347" calcext:value-type="float">
            <text:p>1.4694909762834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7213" calcext:value-type="float">
            <text:p>0.92721 </text:p>
          </table:table-cell>
          <table:table-cell table:style-name="ce6" table:formula="of:=ASIN([.A466])" office:value-type="float" office:value="1.18690170162575" calcext:value-type="float">
            <text:p>1.186901701625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4931" calcext:value-type="float">
            <text:p>0.26493 </text:p>
          </table:table-cell>
          <table:table-cell table:style-name="ce6" table:formula="of:=ASIN([.A467])" office:value-type="float" office:value="0.268132364699626" calcext:value-type="float">
            <text:p>0.2681323646996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0768" calcext:value-type="float">
            <text:p>0.52077 </text:p>
          </table:table-cell>
          <table:table-cell table:style-name="ce6" table:formula="of:=ASIN([.A468])" office:value-type="float" office:value="0.547750319406742" calcext:value-type="float">
            <text:p>0.5477503194067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099" calcext:value-type="float">
            <text:p>0.42610 </text:p>
          </table:table-cell>
          <table:table-cell table:style-name="ce6" table:formula="of:=ASIN([.A469])" office:value-type="float" office:value="0.440176337401279" calcext:value-type="float">
            <text:p>0.4401763374012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1762" calcext:value-type="float">
            <text:p>0.75176 </text:p>
          </table:table-cell>
          <table:table-cell table:style-name="ce6" table:formula="of:=ASIN([.A470])" office:value-type="float" office:value="0.850730011198469" calcext:value-type="float">
            <text:p>0.8507300111984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9573" calcext:value-type="float">
            <text:p>0.96957 </text:p>
          </table:table-cell>
          <table:table-cell table:style-name="ce6" table:formula="of:=ASIN([.A471])" office:value-type="float" office:value="1.32348047716377" calcext:value-type="float">
            <text:p>1.323480477163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225" calcext:value-type="float">
            <text:p>0.27223 </text:p>
          </table:table-cell>
          <table:table-cell table:style-name="ce6" table:formula="of:=ASIN([.A472])" office:value-type="float" office:value="0.275704605936188" calcext:value-type="float">
            <text:p>0.2757046059361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434" calcext:value-type="float">
            <text:p>0.37434 </text:p>
          </table:table-cell>
          <table:table-cell table:style-name="ce6" table:formula="of:=ASIN([.A473])" office:value-type="float" office:value="0.383684921872783" calcext:value-type="float">
            <text:p>0.3836849218727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2432" calcext:value-type="float">
            <text:p>0.90243 </text:p>
          </table:table-cell>
          <table:table-cell table:style-name="ce6" table:formula="of:=ASIN([.A474])" office:value-type="float" office:value="1.12538144829256" calcext:value-type="float">
            <text:p>1.125381448292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0878" calcext:value-type="float">
            <text:p>0.72088 </text:p>
          </table:table-cell>
          <table:table-cell table:style-name="ce6" table:formula="of:=ASIN([.A475])" office:value-type="float" office:value="0.805068327681339" calcext:value-type="float">
            <text:p>0.8050683276813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0144" calcext:value-type="float">
            <text:p>0.84014 </text:p>
          </table:table-cell>
          <table:table-cell table:style-name="ce6" table:formula="of:=ASIN([.A476])" office:value-type="float" office:value="0.997548672439881" calcext:value-type="float">
            <text:p>0.9975486724398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276" calcext:value-type="float">
            <text:p>0.91028 </text:p>
          </table:table-cell>
          <table:table-cell table:style-name="ce6" table:formula="of:=ASIN([.A477])" office:value-type="float" office:value="1.14395023756092" calcext:value-type="float">
            <text:p>1.143950237560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555" calcext:value-type="float">
            <text:p>0.46056 </text:p>
          </table:table-cell>
          <table:table-cell table:style-name="ce6" table:formula="of:=ASIN([.A478])" office:value-type="float" office:value="0.478620356870602" calcext:value-type="float">
            <text:p>0.4786203568706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284" calcext:value-type="float">
            <text:p>0.89428 </text:p>
          </table:table-cell>
          <table:table-cell table:style-name="ce6" table:formula="of:=ASIN([.A479])" office:value-type="float" office:value="1.10682863543176" calcext:value-type="float">
            <text:p>1.106828635431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341" calcext:value-type="float">
            <text:p>0.73934 </text:p>
          </table:table-cell>
          <table:table-cell table:style-name="ce6" table:formula="of:=ASIN([.A480])" office:value-type="float" office:value="0.832091115730756" calcext:value-type="float">
            <text:p>0.8320911157307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5859" calcext:value-type="float">
            <text:p>0.06586 </text:p>
          </table:table-cell>
          <table:table-cell table:style-name="ce6" table:formula="of:=ASIN([.A481])" office:value-type="float" office:value="0.0659067027241632" calcext:value-type="float">
            <text:p>0.0659067027241632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0314" calcext:value-type="float">
            <text:p>0.10031 </text:p>
          </table:table-cell>
          <table:table-cell table:style-name="ce6" table:formula="of:=ASIN([.A482])" office:value-type="float" office:value="0.100483008045631" calcext:value-type="float">
            <text:p>0.1004830080456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7338" calcext:value-type="float">
            <text:p>0.65734 </text:p>
          </table:table-cell>
          <table:table-cell table:style-name="ce6" table:formula="of:=ASIN([.A483])" office:value-type="float" office:value="0.717280897409745" calcext:value-type="float">
            <text:p>0.7172808974097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732" calcext:value-type="float">
            <text:p>0.39732 </text:p>
          </table:table-cell>
          <table:table-cell table:style-name="ce6" table:formula="of:=ASIN([.A484])" office:value-type="float" office:value="0.408594585672607" calcext:value-type="float">
            <text:p>0.4085945856726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8075" calcext:value-type="float">
            <text:p>0.26808 </text:p>
          </table:table-cell>
          <table:table-cell table:style-name="ce6" table:formula="of:=ASIN([.A485])" office:value-type="float" office:value="0.271394338673891" calcext:value-type="float">
            <text:p>0.2713943386738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2412" calcext:value-type="float">
            <text:p>0.91241 </text:p>
          </table:table-cell>
          <table:table-cell table:style-name="ce6" table:formula="of:=ASIN([.A486])" office:value-type="float" office:value="1.14913925828268" calcext:value-type="float">
            <text:p>1.1491392582826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3142" calcext:value-type="float">
            <text:p>0.12314 </text:p>
          </table:table-cell>
          <table:table-cell table:style-name="ce6" table:formula="of:=ASIN([.A487])" office:value-type="float" office:value="0.123455362964091" calcext:value-type="float">
            <text:p>0.1234553629640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903" calcext:value-type="float">
            <text:p>0.81890 </text:p>
          </table:table-cell>
          <table:table-cell table:style-name="ce6" table:formula="of:=ASIN([.A488])" office:value-type="float" office:value="0.959497027653538" calcext:value-type="float">
            <text:p>0.9594970276535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9848" calcext:value-type="float">
            <text:p>0.96985 </text:p>
          </table:table-cell>
          <table:table-cell table:style-name="ce6" table:formula="of:=ASIN([.A489])" office:value-type="float" office:value="1.32460634276216" calcext:value-type="float">
            <text:p>1.3246063427621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6128" calcext:value-type="float">
            <text:p>0.63613 </text:p>
          </table:table-cell>
          <table:table-cell table:style-name="ce6" table:formula="of:=ASIN([.A490])" office:value-type="float" office:value="0.689469569130819" calcext:value-type="float">
            <text:p>0.6894695691308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9366" calcext:value-type="float">
            <text:p>0.27937 </text:p>
          </table:table-cell>
          <table:table-cell table:style-name="ce6" table:formula="of:=ASIN([.A491])" office:value-type="float" office:value="0.28313375608666" calcext:value-type="float">
            <text:p>0.283133756086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465" calcext:value-type="float">
            <text:p>0.92465 </text:p>
          </table:table-cell>
          <table:table-cell table:style-name="ce6" table:formula="of:=ASIN([.A492])" office:value-type="float" office:value="1.18011549197018" calcext:value-type="float">
            <text:p>1.180115491970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56" calcext:value-type="float">
            <text:p>0.25956 </text:p>
          </table:table-cell>
          <table:table-cell table:style-name="ce6" table:formula="of:=ASIN([.A493])" office:value-type="float" office:value="0.262566559681627" calcext:value-type="float">
            <text:p>0.2625665596816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5992" calcext:value-type="float">
            <text:p>0.95599 </text:p>
          </table:table-cell>
          <table:table-cell table:style-name="ce6" table:formula="of:=ASIN([.A494])" office:value-type="float" office:value="1.27302249830253" calcext:value-type="float">
            <text:p>1.273022498302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472" calcext:value-type="float">
            <text:p>0.72347 </text:p>
          </table:table-cell>
          <table:table-cell table:style-name="ce6" table:formula="of:=ASIN([.A495])" office:value-type="float" office:value="0.808818461426053" calcext:value-type="float">
            <text:p>0.8088184614260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9405" calcext:value-type="float">
            <text:p>0.46941 </text:p>
          </table:table-cell>
          <table:table-cell table:style-name="ce6" table:formula="of:=ASIN([.A496])" office:value-type="float" office:value="0.488616805051396" calcext:value-type="float">
            <text:p>0.4886168050513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0399" calcext:value-type="float">
            <text:p>0.73040 </text:p>
          </table:table-cell>
          <table:table-cell table:style-name="ce6" table:formula="of:=ASIN([.A497])" office:value-type="float" office:value="0.818905938004487" calcext:value-type="float">
            <text:p>0.8189059380044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738" calcext:value-type="float">
            <text:p>0.01874 </text:p>
          </table:table-cell>
          <table:table-cell table:style-name="ce6" table:formula="of:=ASIN([.A498])" office:value-type="float" office:value="0.0187390966980751" calcext:value-type="float">
            <text:p>0.0187390966980751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6167" calcext:value-type="float">
            <text:p>0.73617 </text:p>
          </table:table-cell>
          <table:table-cell table:style-name="ce6" table:formula="of:=ASIN([.A499])" office:value-type="float" office:value="0.827389358826114" calcext:value-type="float">
            <text:p>0.8273893588261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478" calcext:value-type="float">
            <text:p>0.94748 </text:p>
          </table:table-cell>
          <table:table-cell table:style-name="ce6" table:formula="of:=ASIN([.A500])" office:value-type="float" office:value="1.24525582178895" calcext:value-type="float">
            <text:p>1.245255821788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0545" calcext:value-type="float">
            <text:p>0.39055 </text:p>
          </table:table-cell>
          <table:table-cell table:style-name="ce6" table:formula="of:=ASIN([.A501])" office:value-type="float" office:value="0.401223534018237" calcext:value-type="float">
            <text:p>0.4012235340182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7815" calcext:value-type="float">
            <text:p>0.82782 </text:p>
          </table:table-cell>
          <table:table-cell table:style-name="ce6" table:formula="of:=ASIN([.A502])" office:value-type="float" office:value="0.975201594962354" calcext:value-type="float">
            <text:p>0.9752015949623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96" calcext:value-type="float">
            <text:p>0.72396 </text:p>
          </table:table-cell>
          <table:table-cell table:style-name="ce6" table:formula="of:=ASIN([.A503])" office:value-type="float" office:value="0.809525607503942" calcext:value-type="float">
            <text:p>0.8095256075039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691" calcext:value-type="float">
            <text:p>0.38969 </text:p>
          </table:table-cell>
          <table:table-cell table:style-name="ce6" table:formula="of:=ASIN([.A504])" office:value-type="float" office:value="0.400296044194512" calcext:value-type="float">
            <text:p>0.4002960441945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5688" calcext:value-type="float">
            <text:p>0.89569 </text:p>
          </table:table-cell>
          <table:table-cell table:style-name="ce6" table:formula="of:=ASIN([.A505])" office:value-type="float" office:value="1.10997596953856" calcext:value-type="float">
            <text:p>1.109975969538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0309" calcext:value-type="float">
            <text:p>0.67031 </text:p>
          </table:table-cell>
          <table:table-cell table:style-name="ce6" table:formula="of:=ASIN([.A506])" office:value-type="float" office:value="0.734625105161891" calcext:value-type="float">
            <text:p>0.7346251051618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2059" calcext:value-type="float">
            <text:p>0.56206 </text:p>
          </table:table-cell>
          <table:table-cell table:style-name="ce6" table:formula="of:=ASIN([.A507])" office:value-type="float" office:value="0.596873129897762" calcext:value-type="float">
            <text:p>0.5968731298977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128" calcext:value-type="float">
            <text:p>0.46013 </text:p>
          </table:table-cell>
          <table:table-cell table:style-name="ce6" table:formula="of:=ASIN([.A508])" office:value-type="float" office:value="0.478139361210289" calcext:value-type="float">
            <text:p>0.4781393612102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5189" calcext:value-type="float">
            <text:p>0.88519 </text:p>
          </table:table-cell>
          <table:table-cell table:style-name="ce6" table:formula="of:=ASIN([.A509])" office:value-type="float" office:value="1.08690010345475" calcext:value-type="float">
            <text:p>1.086900103454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4169" calcext:value-type="float">
            <text:p>0.23417 </text:p>
          </table:table-cell>
          <table:table-cell table:style-name="ce6" table:formula="of:=ASIN([.A510])" office:value-type="float" office:value="0.23636371398667" calcext:value-type="float">
            <text:p>0.236363713986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8892" calcext:value-type="float">
            <text:p>0.86889 </text:p>
          </table:table-cell>
          <table:table-cell table:style-name="ce6" table:formula="of:=ASIN([.A511])" office:value-type="float" office:value="1.05295952779903" calcext:value-type="float">
            <text:p>1.052959527799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195" calcext:value-type="float">
            <text:p>0.75720 </text:p>
          </table:table-cell>
          <table:table-cell table:style-name="ce6" table:formula="of:=ASIN([.A512])" office:value-type="float" office:value="0.859008042636597" calcext:value-type="float">
            <text:p>0.8590080426365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2872" calcext:value-type="float">
            <text:p>0.70287 </text:p>
          </table:table-cell>
          <table:table-cell table:style-name="ce6" table:formula="of:=ASIN([.A513])" office:value-type="float" office:value="0.779427069853714" calcext:value-type="float">
            <text:p>0.7794270698537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0605" calcext:value-type="float">
            <text:p>0.57061 </text:p>
          </table:table-cell>
          <table:table-cell table:style-name="ce6" table:formula="of:=ASIN([.A514])" office:value-type="float" office:value="0.607242371447604" calcext:value-type="float">
            <text:p>0.6072423714476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4" calcext:value-type="float">
            <text:p>0.74340 </text:p>
          </table:table-cell>
          <table:table-cell table:style-name="ce6" table:formula="of:=ASIN([.A515])" office:value-type="float" office:value="0.83813947409888" calcext:value-type="float">
            <text:p>0.8381394740988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6554" calcext:value-type="float">
            <text:p>0.72655 </text:p>
          </table:table-cell>
          <table:table-cell table:style-name="ce6" table:formula="of:=ASIN([.A516])" office:value-type="float" office:value="0.813293346990545" calcext:value-type="float">
            <text:p>0.8132933469905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3731" calcext:value-type="float">
            <text:p>0.28373 </text:p>
          </table:table-cell>
          <table:table-cell table:style-name="ce6" table:formula="of:=ASIN([.A517])" office:value-type="float" office:value="0.287682782599177" calcext:value-type="float">
            <text:p>0.2876827825991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8397" calcext:value-type="float">
            <text:p>0.55840 </text:p>
          </table:table-cell>
          <table:table-cell table:style-name="ce6" table:formula="of:=ASIN([.A518])" office:value-type="float" office:value="0.592452223112932" calcext:value-type="float">
            <text:p>0.5924522231129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826" calcext:value-type="float">
            <text:p>0.99683 </text:p>
          </table:table-cell>
          <table:table-cell table:style-name="ce6" table:formula="of:=ASIN([.A519])" office:value-type="float" office:value="1.49110090072042" calcext:value-type="float">
            <text:p>1.4911009007204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25" calcext:value-type="float">
            <text:p>0.09125 </text:p>
          </table:table-cell>
          <table:table-cell table:style-name="ce6" table:formula="of:=ASIN([.A520])" office:value-type="float" office:value="0.0913771099915626" calcext:value-type="float">
            <text:p>0.0913771099915626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357" calcext:value-type="float">
            <text:p>0.48836 </text:p>
          </table:table-cell>
          <table:table-cell table:style-name="ce6" table:formula="of:=ASIN([.A521])" office:value-type="float" office:value="0.510205974912945" calcext:value-type="float">
            <text:p>0.5102059749129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6765" calcext:value-type="float">
            <text:p>0.02677 </text:p>
          </table:table-cell>
          <table:table-cell table:style-name="ce6" table:formula="of:=ASIN([.A522])" office:value-type="float" office:value="0.026768196616457" calcext:value-type="float">
            <text:p>0.0267681966164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9528" calcext:value-type="float">
            <text:p>0.40953 </text:p>
          </table:table-cell>
          <table:table-cell table:style-name="ce6" table:formula="of:=ASIN([.A523])" office:value-type="float" office:value="0.421936627008814" calcext:value-type="float">
            <text:p>0.4219366270088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6061" calcext:value-type="float">
            <text:p>0.20606 </text:p>
          </table:table-cell>
          <table:table-cell table:style-name="ce6" table:formula="of:=ASIN([.A524])" office:value-type="float" office:value="0.207547853062173" calcext:value-type="float">
            <text:p>0.2075478530621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12" calcext:value-type="float">
            <text:p>0.66512 </text:p>
          </table:table-cell>
          <table:table-cell table:style-name="ce6" table:formula="of:=ASIN([.A525])" office:value-type="float" office:value="0.727654505761057" calcext:value-type="float">
            <text:p>0.727654505761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2511" calcext:value-type="float">
            <text:p>0.19251 </text:p>
          </table:table-cell>
          <table:table-cell table:style-name="ce6" table:formula="of:=ASIN([.A526])" office:value-type="float" office:value="0.19372037139217" calcext:value-type="float">
            <text:p>0.1937203713921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4618" calcext:value-type="float">
            <text:p>0.04462 </text:p>
          </table:table-cell>
          <table:table-cell table:style-name="ce6" table:formula="of:=ASIN([.A527])" office:value-type="float" office:value="0.0446328172768197" calcext:value-type="float">
            <text:p>0.0446328172768197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1493" calcext:value-type="float">
            <text:p>0.24149 </text:p>
          </table:table-cell>
          <table:table-cell table:style-name="ce6" table:formula="of:=ASIN([.A528])" office:value-type="float" office:value="0.24390409396923" calcext:value-type="float">
            <text:p>0.2439040939692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2983" calcext:value-type="float">
            <text:p>0.72298 </text:p>
          </table:table-cell>
          <table:table-cell table:style-name="ce6" table:formula="of:=ASIN([.A529])" office:value-type="float" office:value="0.808110391544876" calcext:value-type="float">
            <text:p>0.8081103915448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7766" calcext:value-type="float">
            <text:p>0.56777 </text:p>
          </table:table-cell>
          <table:table-cell table:style-name="ce6" table:formula="of:=ASIN([.A530])" office:value-type="float" office:value="0.603789474481626" calcext:value-type="float">
            <text:p>0.6037894744816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951" calcext:value-type="float">
            <text:p>0.14951 </text:p>
          </table:table-cell>
          <table:table-cell table:style-name="ce6" table:formula="of:=ASIN([.A531])" office:value-type="float" office:value="0.15007268408513" calcext:value-type="float">
            <text:p>0.150072684085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4328" calcext:value-type="float">
            <text:p>0.60433 </text:p>
          </table:table-cell>
          <table:table-cell table:style-name="ce6" table:formula="of:=ASIN([.A532])" office:value-type="float" office:value="0.648922155724505" calcext:value-type="float">
            <text:p>0.6489221557245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4613" calcext:value-type="float">
            <text:p>0.49461 </text:p>
          </table:table-cell>
          <table:table-cell table:style-name="ce6" table:formula="of:=ASIN([.A533])" office:value-type="float" office:value="0.517389493784332" calcext:value-type="float">
            <text:p>0.5173894937843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72" calcext:value-type="float">
            <text:p>0.99472 </text:p>
          </table:table-cell>
          <table:table-cell table:style-name="ce6" table:formula="of:=ASIN([.A534])" office:value-type="float" office:value="1.46798919714666" calcext:value-type="float">
            <text:p>1.467989197146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6412" calcext:value-type="float">
            <text:p>0.67641 </text:p>
          </table:table-cell>
          <table:table-cell table:style-name="ce6" table:formula="of:=ASIN([.A535])" office:value-type="float" office:value="0.74288013342097" calcext:value-type="float">
            <text:p>0.7428801334209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9" calcext:value-type="float">
            <text:p>0.50090 </text:p>
          </table:table-cell>
          <table:table-cell table:style-name="ce6" table:formula="of:=ASIN([.A536])" office:value-type="float" office:value="0.524638318226502" calcext:value-type="float">
            <text:p>0.5246383182265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217" calcext:value-type="float">
            <text:p>0.67217 </text:p>
          </table:table-cell>
          <table:table-cell table:style-name="ce6" table:formula="of:=ASIN([.A537])" office:value-type="float" office:value="0.737135763441393" calcext:value-type="float">
            <text:p>0.7371357634413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3805" calcext:value-type="float">
            <text:p>0.96381 </text:p>
          </table:table-cell>
          <table:table-cell table:style-name="ce6" table:formula="of:=ASIN([.A538])" office:value-type="float" office:value="1.30092421391581" calcext:value-type="float">
            <text:p>1.300924213915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3398" calcext:value-type="float">
            <text:p>0.95340 </text:p>
          </table:table-cell>
          <table:table-cell table:style-name="ce6" table:formula="of:=ASIN([.A539])" office:value-type="float" office:value="1.26430481183899" calcext:value-type="float">
            <text:p>1.264304811838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886" calcext:value-type="float">
            <text:p>0.04886 </text:p>
          </table:table-cell>
          <table:table-cell table:style-name="ce6" table:formula="of:=ASIN([.A540])" office:value-type="float" office:value="0.0488794614908512" calcext:value-type="float">
            <text:p>0.0488794614908512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6469" calcext:value-type="float">
            <text:p>0.09647 </text:p>
          </table:table-cell>
          <table:table-cell table:style-name="ce6" table:formula="of:=ASIN([.A541])" office:value-type="float" office:value="0.0966192578346278" calcext:value-type="float">
            <text:p>0.0966192578346278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998" calcext:value-type="float">
            <text:p>0.87100 </text:p>
          </table:table-cell>
          <table:table-cell table:style-name="ce6" table:formula="of:=ASIN([.A542])" office:value-type="float" office:value="1.057230078032" calcext:value-type="float">
            <text:p>1.0572300780320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187" calcext:value-type="float">
            <text:p>0.53719 </text:p>
          </table:table-cell>
          <table:table-cell table:style-name="ce6" table:formula="of:=ASIN([.A543])" office:value-type="float" office:value="0.567098494092384" calcext:value-type="float">
            <text:p>0.5670984940923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4325" calcext:value-type="float">
            <text:p>0.84433 </text:p>
          </table:table-cell>
          <table:table-cell table:style-name="ce6" table:formula="of:=ASIN([.A544])" office:value-type="float" office:value="1.00530418938178" calcext:value-type="float">
            <text:p>1.0053041893817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99" calcext:value-type="float">
            <text:p>0.68099 </text:p>
          </table:table-cell>
          <table:table-cell table:style-name="ce6" table:formula="of:=ASIN([.A545])" office:value-type="float" office:value="0.749113704723916" calcext:value-type="float">
            <text:p>0.7491137047239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983" calcext:value-type="float">
            <text:p>0.37098 </text:p>
          </table:table-cell>
          <table:table-cell table:style-name="ce6" table:formula="of:=ASIN([.A546])" office:value-type="float" office:value="0.380067334778929" calcext:value-type="float">
            <text:p>0.3800673347789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8588" calcext:value-type="float">
            <text:p>0.77859 </text:p>
          </table:table-cell>
          <table:table-cell table:style-name="ce6" table:formula="of:=ASIN([.A547])" office:value-type="float" office:value="0.892412593652723" calcext:value-type="float">
            <text:p>0.8924125936527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0057" calcext:value-type="float">
            <text:p>0.39006 </text:p>
          </table:table-cell>
          <table:table-cell table:style-name="ce6" table:formula="of:=ASIN([.A548])" office:value-type="float" office:value="0.400693495207459" calcext:value-type="float">
            <text:p>0.4006934952074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1671" calcext:value-type="float">
            <text:p>0.75167 </text:p>
          </table:table-cell>
          <table:table-cell table:style-name="ce6" table:formula="of:=ASIN([.A549])" office:value-type="float" office:value="0.850592025030434" calcext:value-type="float">
            <text:p>0.8505920250304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376" calcext:value-type="float">
            <text:p>0.48238 </text:p>
          </table:table-cell>
          <table:table-cell table:style-name="ce6" table:formula="of:=ASIN([.A550])" office:value-type="float" office:value="0.503365132387965" calcext:value-type="float">
            <text:p>0.5033651323879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2115" calcext:value-type="float">
            <text:p>0.13212 </text:p>
          </table:table-cell>
          <table:table-cell table:style-name="ce6" table:formula="of:=ASIN([.A551])" office:value-type="float" office:value="0.132502381207039" calcext:value-type="float">
            <text:p>0.1325023812070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1574" calcext:value-type="float">
            <text:p>0.29157 </text:p>
          </table:table-cell>
          <table:table-cell table:style-name="ce6" table:formula="of:=ASIN([.A552])" office:value-type="float" office:value="0.295871925828047" calcext:value-type="float">
            <text:p>0.295871925828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4353" calcext:value-type="float">
            <text:p>0.08435 </text:p>
          </table:table-cell>
          <table:table-cell table:style-name="ce6" table:formula="of:=ASIN([.A553])" office:value-type="float" office:value="0.0844533562932797" calcext:value-type="float">
            <text:p>0.0844533562932797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0879" calcext:value-type="float">
            <text:p>0.60088 </text:p>
          </table:table-cell>
          <table:table-cell table:style-name="ce6" table:formula="of:=ASIN([.A554])" office:value-type="float" office:value="0.644600312107563" calcext:value-type="float">
            <text:p>0.6446003121075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1295" calcext:value-type="float">
            <text:p>0.74130 </text:p>
          </table:table-cell>
          <table:table-cell table:style-name="ce6" table:formula="of:=ASIN([.A555])" office:value-type="float" office:value="0.834997747652132" calcext:value-type="float">
            <text:p>0.8349977476521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82" calcext:value-type="float">
            <text:p>0.62682 </text:p>
          </table:table-cell>
          <table:table-cell table:style-name="ce6" table:formula="of:=ASIN([.A556])" office:value-type="float" office:value="0.67746518108384" calcext:value-type="float">
            <text:p>0.677465181083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0454" calcext:value-type="float">
            <text:p>0.42045 </text:p>
          </table:table-cell>
          <table:table-cell table:style-name="ce6" table:formula="of:=ASIN([.A557])" office:value-type="float" office:value="0.433945640209053" calcext:value-type="float">
            <text:p>0.4339456402090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7029" calcext:value-type="float">
            <text:p>0.07703 </text:p>
          </table:table-cell>
          <table:table-cell table:style-name="ce6" table:formula="of:=ASIN([.A558])" office:value-type="float" office:value="0.0771053789488614" calcext:value-type="float">
            <text:p>0.0771053789488614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018" calcext:value-type="float">
            <text:p>0.33018 </text:p>
          </table:table-cell>
          <table:table-cell table:style-name="ce6" table:formula="of:=ASIN([.A559])" office:value-type="float" office:value="0.336494263328618" calcext:value-type="float">
            <text:p>0.3364942633286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5886" calcext:value-type="float">
            <text:p>0.39589 </text:p>
          </table:table-cell>
          <table:table-cell table:style-name="ce6" table:formula="of:=ASIN([.A560])" office:value-type="float" office:value="0.407032477294687" calcext:value-type="float">
            <text:p>0.4070324772946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393" calcext:value-type="float">
            <text:p>0.74239 </text:p>
          </table:table-cell>
          <table:table-cell table:style-name="ce6" table:formula="of:=ASIN([.A561])" office:value-type="float" office:value="0.836635155345844" calcext:value-type="float">
            <text:p>0.8366351553458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878" calcext:value-type="float">
            <text:p>0.51488 </text:p>
          </table:table-cell>
          <table:table-cell table:style-name="ce6" table:formula="of:=ASIN([.A562])" office:value-type="float" office:value="0.54086532985739" calcext:value-type="float">
            <text:p>0.540865329857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3042" calcext:value-type="float">
            <text:p>0.93304 </text:p>
          </table:table-cell>
          <table:table-cell table:style-name="ce6" table:formula="of:=ASIN([.A563])" office:value-type="float" office:value="1.2027776717001" calcext:value-type="float">
            <text:p>1.2027776717001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7411" calcext:value-type="float">
            <text:p>0.45741 </text:p>
          </table:table-cell>
          <table:table-cell table:style-name="ce6" table:formula="of:=ASIN([.A564])" office:value-type="float" office:value="0.475081586570392" calcext:value-type="float">
            <text:p>0.4750815865703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0091" calcext:value-type="float">
            <text:p>0.09009 </text:p>
          </table:table-cell>
          <table:table-cell table:style-name="ce6" table:formula="of:=ASIN([.A565])" office:value-type="float" office:value="0.0902133161961064" calcext:value-type="float">
            <text:p>0.0902133161961064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7096" calcext:value-type="float">
            <text:p>0.44710 </text:p>
          </table:table-cell>
          <table:table-cell table:style-name="ce6" table:formula="of:=ASIN([.A566])" office:value-type="float" office:value="0.463516137555736" calcext:value-type="float">
            <text:p>0.4635161375557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3149" calcext:value-type="float">
            <text:p>0.49315 </text:p>
          </table:table-cell>
          <table:table-cell table:style-name="ce6" table:formula="of:=ASIN([.A567])" office:value-type="float" office:value="0.515705824243491" calcext:value-type="float">
            <text:p>0.5157058242434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051" calcext:value-type="float">
            <text:p>0.85705 </text:p>
          </table:table-cell>
          <table:table-cell table:style-name="ce6" table:formula="of:=ASIN([.A568])" office:value-type="float" office:value="1.02951849117821" calcext:value-type="float">
            <text:p>1.0295184911782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11" calcext:value-type="float">
            <text:p>0.20011 </text:p>
          </table:table-cell>
          <table:table-cell table:style-name="ce6" table:formula="of:=ASIN([.A569])" office:value-type="float" office:value="0.201470190356881" calcext:value-type="float">
            <text:p>0.2014701903568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387" calcext:value-type="float">
            <text:p>0.54387 </text:p>
          </table:table-cell>
          <table:table-cell table:style-name="ce6" table:formula="of:=ASIN([.A570])" office:value-type="float" office:value="0.575041956765978" calcext:value-type="float">
            <text:p>0.5750419567659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904" calcext:value-type="float">
            <text:p>0.86190 </text:p>
          </table:table-cell>
          <table:table-cell table:style-name="ce6" table:formula="of:=ASIN([.A571])" office:value-type="float" office:value="1.03901266894822" calcext:value-type="float">
            <text:p>1.0390126689482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5229" calcext:value-type="float">
            <text:p>0.95523 </text:p>
          </table:table-cell>
          <table:table-cell table:style-name="ce6" table:formula="of:=ASIN([.A572])" office:value-type="float" office:value="1.27043281186432" calcext:value-type="float">
            <text:p>1.270432811864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749" calcext:value-type="float">
            <text:p>0.74749 </text:p>
          </table:table-cell>
          <table:table-cell table:style-name="ce6" table:formula="of:=ASIN([.A573])" office:value-type="float" office:value="0.844275435873051" calcext:value-type="float">
            <text:p>0.8442754358730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0804" calcext:value-type="float">
            <text:p>0.01080 </text:p>
          </table:table-cell>
          <table:table-cell table:style-name="ce6" table:formula="of:=ASIN([.A574])" office:value-type="float" office:value="0.0108042101964076" calcext:value-type="float">
            <text:p>0.0108042101964076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53" calcext:value-type="float">
            <text:p>0.22953 </text:p>
          </table:table-cell>
          <table:table-cell table:style-name="ce6" table:formula="of:=ASIN([.A575])" office:value-type="float" office:value="0.231594762882794" calcext:value-type="float">
            <text:p>0.231594762882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682" calcext:value-type="float">
            <text:p>0.25968 </text:p>
          </table:table-cell>
          <table:table-cell table:style-name="ce6" table:formula="of:=ASIN([.A576])" office:value-type="float" office:value="0.262692891526632" calcext:value-type="float">
            <text:p>0.2626928915266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128" calcext:value-type="float">
            <text:p>0.47313 </text:p>
          </table:table-cell>
          <table:table-cell table:style-name="ce6" table:formula="of:=ASIN([.A577])" office:value-type="float" office:value="0.492837943023527" calcext:value-type="float">
            <text:p>0.4928379430235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2774" calcext:value-type="float">
            <text:p>0.33277 </text:p>
          </table:table-cell>
          <table:table-cell table:style-name="ce6" table:formula="of:=ASIN([.A578])" office:value-type="float" office:value="0.339243709035289" calcext:value-type="float">
            <text:p>0.3392437090352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8967" calcext:value-type="float">
            <text:p>0.51897 </text:p>
          </table:table-cell>
          <table:table-cell table:style-name="ce6" table:formula="of:=ASIN([.A579])" office:value-type="float" office:value="0.54564202883635" calcext:value-type="float">
            <text:p>0.545642028836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518" calcext:value-type="float">
            <text:p>0.36952 </text:p>
          </table:table-cell>
          <table:table-cell table:style-name="ce6" table:formula="of:=ASIN([.A580])" office:value-type="float" office:value="0.378490254536844" calcext:value-type="float">
            <text:p>0.3784902545368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6806" calcext:value-type="float">
            <text:p>0.97681 </text:p>
          </table:table-cell>
          <table:table-cell table:style-name="ce6" table:formula="of:=ASIN([.A581])" office:value-type="float" office:value="1.3549991118168" calcext:value-type="float">
            <text:p>1.354999111816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9593" calcext:value-type="float">
            <text:p>0.01959 </text:p>
          </table:table-cell>
          <table:table-cell table:style-name="ce6" table:formula="of:=ASIN([.A582])" office:value-type="float" office:value="0.0195942537951902" calcext:value-type="float">
            <text:p>0.0195942537951902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461" calcext:value-type="float">
            <text:p>0.77346 </text:p>
          </table:table-cell>
          <table:table-cell table:style-name="ce6" table:formula="of:=ASIN([.A583])" office:value-type="float" office:value="0.884283442276229" calcext:value-type="float">
            <text:p>0.8842834422762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6705" calcext:value-type="float">
            <text:p>0.93671 </text:p>
          </table:table-cell>
          <table:table-cell table:style-name="ce6" table:formula="of:=ASIN([.A584])" office:value-type="float" office:value="1.21309753136956" calcext:value-type="float">
            <text:p>1.213097531369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7411" calcext:value-type="float">
            <text:p>0.45741 </text:p>
          </table:table-cell>
          <table:table-cell table:style-name="ce6" table:formula="of:=ASIN([.A585])" office:value-type="float" office:value="0.475081586570392" calcext:value-type="float">
            <text:p>0.4750815865703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0025" calcext:value-type="float">
            <text:p>0.51003 </text:p>
          </table:table-cell>
          <table:table-cell table:style-name="ce6" table:formula="of:=ASIN([.A586])" office:value-type="float" office:value="0.535213854399551" calcext:value-type="float">
            <text:p>0.5352138543995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9826" calcext:value-type="float">
            <text:p>0.06983 </text:p>
          </table:table-cell>
          <table:table-cell table:style-name="ce6" table:formula="of:=ASIN([.A587])" office:value-type="float" office:value="0.069882866281572" calcext:value-type="float">
            <text:p>0.0698828662815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1302" calcext:value-type="float">
            <text:p>0.05130 </text:p>
          </table:table-cell>
          <table:table-cell table:style-name="ce6" table:formula="of:=ASIN([.A588])" office:value-type="float" office:value="0.0513245302753014" calcext:value-type="float">
            <text:p>0.0513245302753014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2073" calcext:value-type="float">
            <text:p>0.18207 </text:p>
          </table:table-cell>
          <table:table-cell table:style-name="ce6" table:formula="of:=ASIN([.A589])" office:value-type="float" office:value="0.183094280646001" calcext:value-type="float">
            <text:p>0.1830942806460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011" calcext:value-type="float">
            <text:p>0.89001 </text:p>
          </table:table-cell>
          <table:table-cell table:style-name="ce6" table:formula="of:=ASIN([.A590])" office:value-type="float" office:value="1.09736929498636" calcext:value-type="float">
            <text:p>1.097369294986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8525" calcext:value-type="float">
            <text:p>0.98853 </text:p>
          </table:table-cell>
          <table:table-cell table:style-name="ce6" table:formula="of:=ASIN([.A591])" office:value-type="float" office:value="1.4191585126404" calcext:value-type="float">
            <text:p>1.419158512640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335" calcext:value-type="float">
            <text:p>0.95734 </text:p>
          </table:table-cell>
          <table:table-cell table:style-name="ce6" table:formula="of:=ASIN([.A592])" office:value-type="float" office:value="1.27763465308126" calcext:value-type="float">
            <text:p>1.2776346530812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599" calcext:value-type="float">
            <text:p>0.96460 </text:p>
          </table:table-cell>
          <table:table-cell table:style-name="ce6" table:formula="of:=ASIN([.A593])" office:value-type="float" office:value="1.30391857826993" calcext:value-type="float">
            <text:p>1.303918578269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1988" calcext:value-type="float">
            <text:p>0.58199 </text:p>
          </table:table-cell>
          <table:table-cell table:style-name="ce6" table:formula="of:=ASIN([.A594])" office:value-type="float" office:value="0.621171229190743" calcext:value-type="float">
            <text:p>0.6211712291907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904" calcext:value-type="float">
            <text:p>0.17090 </text:p>
          </table:table-cell>
          <table:table-cell table:style-name="ce6" table:formula="of:=ASIN([.A595])" office:value-type="float" office:value="0.171747094788565" calcext:value-type="float">
            <text:p>0.1717470947885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013" calcext:value-type="float">
            <text:p>0.50401 </text:p>
          </table:table-cell>
          <table:table-cell table:style-name="ce6" table:formula="of:=ASIN([.A596])" office:value-type="float" office:value="0.528238820678633" calcext:value-type="float">
            <text:p>0.5282388206786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5102" calcext:value-type="float">
            <text:p>0.43510 </text:p>
          </table:table-cell>
          <table:table-cell table:style-name="ce6" table:formula="of:=ASIN([.A597])" office:value-type="float" office:value="0.450151559025005" calcext:value-type="float">
            <text:p>0.4501515590250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787" calcext:value-type="float">
            <text:p>0.66079 </text:p>
          </table:table-cell>
          <table:table-cell table:style-name="ce6" table:formula="of:=ASIN([.A598])" office:value-type="float" office:value="0.721866809148938" calcext:value-type="float">
            <text:p>0.7218668091489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735" calcext:value-type="float">
            <text:p>0.99674 </text:p>
          </table:table-cell>
          <table:table-cell table:style-name="ce6" table:formula="of:=ASIN([.A599])" office:value-type="float" office:value="1.48996590860089" calcext:value-type="float">
            <text:p>1.489965908600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0608" calcext:value-type="float">
            <text:p>0.24061 </text:p>
          </table:table-cell>
          <table:table-cell table:style-name="ce6" table:formula="of:=ASIN([.A600])" office:value-type="float" office:value="0.242992204664575" calcext:value-type="float">
            <text:p>0.2429922046645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2122" calcext:value-type="float">
            <text:p>0.38212 </text:p>
          </table:table-cell>
          <table:table-cell table:style-name="ce6" table:formula="of:=ASIN([.A601])" office:value-type="float" office:value="0.392091468111006" calcext:value-type="float">
            <text:p>0.3920914681110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2818" calcext:value-type="float">
            <text:p>0.95282 </text:p>
          </table:table-cell>
          <table:table-cell table:style-name="ce6" table:formula="of:=ASIN([.A602])" office:value-type="float" office:value="1.26238827341692" calcext:value-type="float">
            <text:p>1.262388273416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886" calcext:value-type="float">
            <text:p>0.91089 </text:p>
          </table:table-cell>
          <table:table-cell table:style-name="ce6" table:formula="of:=ASIN([.A603])" office:value-type="float" office:value="1.14542605560743" calcext:value-type="float">
            <text:p>1.1454260556074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9313" calcext:value-type="float">
            <text:p>0.55931 </text:p>
          </table:table-cell>
          <table:table-cell table:style-name="ce6" table:formula="of:=ASIN([.A604])" office:value-type="float" office:value="0.593556815345746" calcext:value-type="float">
            <text:p>0.5935568153457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874" calcext:value-type="float">
            <text:p>0.94787 </text:p>
          </table:table-cell>
          <table:table-cell table:style-name="ce6" table:formula="of:=ASIN([.A605])" office:value-type="float" office:value="1.24649629424384" calcext:value-type="float">
            <text:p>1.246496294243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4877" calcext:value-type="float">
            <text:p>0.57488 </text:p>
          </table:table-cell>
          <table:table-cell table:style-name="ce6" table:formula="of:=ASIN([.A606])" office:value-type="float" office:value="0.61245381743596" calcext:value-type="float">
            <text:p>0.6124538174359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2508" calcext:value-type="float">
            <text:p>0.43251 </text:p>
          </table:table-cell>
          <table:table-cell table:style-name="ce6" table:formula="of:=ASIN([.A607])" office:value-type="float" office:value="0.447272555703964" calcext:value-type="float">
            <text:p>0.4472725557039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634" calcext:value-type="float">
            <text:p>0.79363 </text:p>
          </table:table-cell>
          <table:table-cell table:style-name="ce6" table:formula="of:=ASIN([.A608])" office:value-type="float" office:value="0.916759029885484" calcext:value-type="float">
            <text:p>0.9167590298854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8495" calcext:value-type="float">
            <text:p>0.95850 </text:p>
          </table:table-cell>
          <table:table-cell table:style-name="ce6" table:formula="of:=ASIN([.A609])" office:value-type="float" office:value="1.28167582731485" calcext:value-type="float">
            <text:p>1.2816758273148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545" calcext:value-type="float">
            <text:p>0.06855 </text:p>
          </table:table-cell>
          <table:table-cell table:style-name="ce6" table:formula="of:=ASIN([.A610])" office:value-type="float" office:value="0.0685987893030092" calcext:value-type="float">
            <text:p>0.0685987893030092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965" calcext:value-type="float">
            <text:p>0.37697 </text:p>
          </table:table-cell>
          <table:table-cell table:style-name="ce6" table:formula="of:=ASIN([.A611])" office:value-type="float" office:value="0.386517370000167" calcext:value-type="float">
            <text:p>0.3865173700001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7908" calcext:value-type="float">
            <text:p>0.67791 </text:p>
          </table:table-cell>
          <table:table-cell table:style-name="ce6" table:formula="of:=ASIN([.A612])" office:value-type="float" office:value="0.744913196909641" calcext:value-type="float">
            <text:p>0.7449131969096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232" calcext:value-type="float">
            <text:p>0.17023 </text:p>
          </table:table-cell>
          <table:table-cell table:style-name="ce6" table:formula="of:=ASIN([.A613])" office:value-type="float" office:value="0.171065100770934" calcext:value-type="float">
            <text:p>0.1710651007709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6523" calcext:value-type="float">
            <text:p>0.78652 </text:p>
          </table:table-cell>
          <table:table-cell table:style-name="ce6" table:formula="of:=ASIN([.A614])" office:value-type="float" office:value="0.905158421889008" calcext:value-type="float">
            <text:p>0.9051584218890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1451" calcext:value-type="float">
            <text:p>0.32145 </text:p>
          </table:table-cell>
          <table:table-cell table:style-name="ce6" table:formula="of:=ASIN([.A615])" office:value-type="float" office:value="0.327261415922951" calcext:value-type="float">
            <text:p>0.3272614159229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648" calcext:value-type="float">
            <text:p>0.07465 </text:p>
          </table:table-cell>
          <table:table-cell table:style-name="ce6" table:formula="of:=ASIN([.A616])" office:value-type="float" office:value="0.0747175015589063" calcext:value-type="float">
            <text:p>0.0747175015589063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3126" calcext:value-type="float">
            <text:p>0.71313 </text:p>
          </table:table-cell>
          <table:table-cell table:style-name="ce6" table:formula="of:=ASIN([.A617])" office:value-type="float" office:value="0.79394727182127" calcext:value-type="float">
            <text:p>0.7939472718212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7063" calcext:value-type="float">
            <text:p>0.68706 </text:p>
          </table:table-cell>
          <table:table-cell table:style-name="ce6" table:formula="of:=ASIN([.A618])" office:value-type="float" office:value="0.757439161168002" calcext:value-type="float">
            <text:p>0.7574391611680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614" calcext:value-type="float">
            <text:p>0.84661 </text:p>
          </table:table-cell>
          <table:table-cell table:style-name="ce6" table:formula="of:=ASIN([.A619])" office:value-type="float" office:value="1.00959054386264" calcext:value-type="float">
            <text:p>1.0095905438626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5347" calcext:value-type="float">
            <text:p>0.37535 </text:p>
          </table:table-cell>
          <table:table-cell table:style-name="ce6" table:formula="of:=ASIN([.A620])" office:value-type="float" office:value="0.384771118611421" calcext:value-type="float">
            <text:p>0.3847711186114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268" calcext:value-type="float">
            <text:p>0.51268 </text:p>
          </table:table-cell>
          <table:table-cell table:style-name="ce6" table:formula="of:=ASIN([.A621])" office:value-type="float" office:value="0.538303325639022" calcext:value-type="float">
            <text:p>0.5383033256390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3213" calcext:value-type="float">
            <text:p>0.19321 </text:p>
          </table:table-cell>
          <table:table-cell table:style-name="ce6" table:formula="of:=ASIN([.A622])" office:value-type="float" office:value="0.194435802999941" calcext:value-type="float">
            <text:p>0.1944358029999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4338" calcext:value-type="float">
            <text:p>0.58434 </text:p>
          </table:table-cell>
          <table:table-cell table:style-name="ce6" table:formula="of:=ASIN([.A623])" office:value-type="float" office:value="0.624064055118494" calcext:value-type="float">
            <text:p>0.6240640551184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1643" calcext:value-type="float">
            <text:p>0.48164 </text:p>
          </table:table-cell>
          <table:table-cell table:style-name="ce6" table:formula="of:=ASIN([.A624])" office:value-type="float" office:value="0.502528532874621" calcext:value-type="float">
            <text:p>0.5025285328746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1923" calcext:value-type="float">
            <text:p>0.97192 </text:p>
          </table:table-cell>
          <table:table-cell table:style-name="ce6" table:formula="of:=ASIN([.A625])" office:value-type="float" office:value="1.33326999560387" calcext:value-type="float">
            <text:p>1.3332699956038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317" calcext:value-type="float">
            <text:p>0.27232 </text:p>
          </table:table-cell>
          <table:table-cell table:style-name="ce6" table:formula="of:=ASIN([.A626])" office:value-type="float" office:value="0.275800218105658" calcext:value-type="float">
            <text:p>0.2758002181056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3656" calcext:value-type="float">
            <text:p>0.60366 </text:p>
          </table:table-cell>
          <table:table-cell table:style-name="ce6" table:formula="of:=ASIN([.A627])" office:value-type="float" office:value="0.648078983620976" calcext:value-type="float">
            <text:p>0.6480789836209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729" calcext:value-type="float">
            <text:p>0.77273 </text:p>
          </table:table-cell>
          <table:table-cell table:style-name="ce6" table:formula="of:=ASIN([.A628])" office:value-type="float" office:value="0.883129396124803" calcext:value-type="float">
            <text:p>0.8831293961248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393" calcext:value-type="float">
            <text:p>0.69393 </text:p>
          </table:table-cell>
          <table:table-cell table:style-name="ce6" table:formula="of:=ASIN([.A629])" office:value-type="float" office:value="0.766932811172356" calcext:value-type="float">
            <text:p>0.7669328111723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2834" calcext:value-type="float">
            <text:p>0.39283 </text:p>
          </table:table-cell>
          <table:table-cell table:style-name="ce6" table:formula="of:=ASIN([.A630])" office:value-type="float" office:value="0.403711314944856" calcext:value-type="float">
            <text:p>0.4037113149448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5868" calcext:value-type="float">
            <text:p>0.16587 </text:p>
          </table:table-cell>
          <table:table-cell table:style-name="ce6" table:formula="of:=ASIN([.A631])" office:value-type="float" office:value="0.166638138735823" calcext:value-type="float">
            <text:p>0.1666381387358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5331" calcext:value-type="float">
            <text:p>0.96533 </text:p>
          </table:table-cell>
          <table:table-cell table:style-name="ce6" table:formula="of:=ASIN([.A632])" office:value-type="float" office:value="1.30670847717727" calcext:value-type="float">
            <text:p>1.3067084771772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7055" calcext:value-type="float">
            <text:p>0.52706 </text:p>
          </table:table-cell>
          <table:table-cell table:style-name="ce6" table:formula="of:=ASIN([.A633])" office:value-type="float" office:value="0.555131432274951" calcext:value-type="float">
            <text:p>0.5551314322749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023" calcext:value-type="float">
            <text:p>0.51402 </text:p>
          </table:table-cell>
          <table:table-cell table:style-name="ce6" table:formula="of:=ASIN([.A634])" office:value-type="float" office:value="0.539868268568396" calcext:value-type="float">
            <text:p>0.5398682685683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9833" calcext:value-type="float">
            <text:p>0.37983 </text:p>
          </table:table-cell>
          <table:table-cell table:style-name="ce6" table:formula="of:=ASIN([.A635])" office:value-type="float" office:value="0.389615759990091" calcext:value-type="float">
            <text:p>0.3896157599900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5" calcext:value-type="float">
            <text:p>0.27250 </text:p>
          </table:table-cell>
          <table:table-cell table:style-name="ce6" table:formula="of:=ASIN([.A636])" office:value-type="float" office:value="0.275990410874647" calcext:value-type="float">
            <text:p>0.2759904108746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3492" calcext:value-type="float">
            <text:p>0.71349 </text:p>
          </table:table-cell>
          <table:table-cell table:style-name="ce6" table:formula="of:=ASIN([.A637])" office:value-type="float" office:value="0.794469495100824" calcext:value-type="float">
            <text:p>0.7944694951008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5496" calcext:value-type="float">
            <text:p>0.76550 </text:p>
          </table:table-cell>
          <table:table-cell table:style-name="ce6" table:formula="of:=ASIN([.A638])" office:value-type="float" office:value="0.87181183322059" calcext:value-type="float">
            <text:p>0.871811833220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8934" calcext:value-type="float">
            <text:p>0.78893 </text:p>
          </table:table-cell>
          <table:table-cell table:style-name="ce6" table:formula="of:=ASIN([.A639])" office:value-type="float" office:value="0.909072254260991" calcext:value-type="float">
            <text:p>0.9090722542609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632" calcext:value-type="float">
            <text:p>0.76763 </text:p>
          </table:table-cell>
          <table:table-cell table:style-name="ce6" table:formula="of:=ASIN([.A640])" office:value-type="float" office:value="0.875138074125528" calcext:value-type="float">
            <text:p>0.8751380741255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2407" calcext:value-type="float">
            <text:p>0.42241 </text:p>
          </table:table-cell>
          <table:table-cell table:style-name="ce6" table:formula="of:=ASIN([.A641])" office:value-type="float" office:value="0.436099224124009" calcext:value-type="float">
            <text:p>0.4360992241240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076" calcext:value-type="float">
            <text:p>0.97208 </text:p>
          </table:table-cell>
          <table:table-cell table:style-name="ce6" table:formula="of:=ASIN([.A642])" office:value-type="float" office:value="1.33392110736294" calcext:value-type="float">
            <text:p>1.333921107362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1125" calcext:value-type="float">
            <text:p>0.42113 </text:p>
          </table:table-cell>
          <table:table-cell table:style-name="ce6" table:formula="of:=ASIN([.A643])" office:value-type="float" office:value="0.434685312677331" calcext:value-type="float">
            <text:p>0.4346853126773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386" calcext:value-type="float">
            <text:p>0.35939 </text:p>
          </table:table-cell>
          <table:table-cell table:style-name="ce6" table:formula="of:=ASIN([.A644])" office:value-type="float" office:value="0.367609851113711" calcext:value-type="float">
            <text:p>0.3676098511137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9507" calcext:value-type="float">
            <text:p>0.44951 </text:p>
          </table:table-cell>
          <table:table-cell table:style-name="ce6" table:formula="of:=ASIN([.A645])" office:value-type="float" office:value="0.466213361767812" calcext:value-type="float">
            <text:p>0.4662133617678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807" calcext:value-type="float">
            <text:p>0.68081 </text:p>
          </table:table-cell>
          <table:table-cell table:style-name="ce6" table:formula="of:=ASIN([.A646])" office:value-type="float" office:value="0.748863833682923" calcext:value-type="float">
            <text:p>0.7488638336829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3018" calcext:value-type="float">
            <text:p>0.33302 </text:p>
          </table:table-cell>
          <table:table-cell table:style-name="ce6" table:formula="of:=ASIN([.A647])" office:value-type="float" office:value="0.339502467713085" calcext:value-type="float">
            <text:p>0.3395024677130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829" calcext:value-type="float">
            <text:p>0.28483 </text:p>
          </table:table-cell>
          <table:table-cell table:style-name="ce6" table:formula="of:=ASIN([.A648])" office:value-type="float" office:value="0.288828034269332" calcext:value-type="float">
            <text:p>0.2888280342693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3506" calcext:value-type="float">
            <text:p>0.36351 </text:p>
          </table:table-cell>
          <table:table-cell table:style-name="ce6" table:formula="of:=ASIN([.A649])" office:value-type="float" office:value="0.372028593711672" calcext:value-type="float">
            <text:p>0.3720285937116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156" calcext:value-type="float">
            <text:p>0.84616 </text:p>
          </table:table-cell>
          <table:table-cell table:style-name="ce6" table:formula="of:=ASIN([.A650])" office:value-type="float" office:value="1.00873056525412" calcext:value-type="float">
            <text:p>1.0087305652541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9235" calcext:value-type="float">
            <text:p>0.17924 </text:p>
          </table:table-cell>
          <table:table-cell table:style-name="ce6" table:formula="of:=ASIN([.A651])" office:value-type="float" office:value="0.180208803979676" calcext:value-type="float">
            <text:p>0.1802088039796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5895" calcext:value-type="float">
            <text:p>0.52590 </text:p>
          </table:table-cell>
          <table:table-cell table:style-name="ce6" table:formula="of:=ASIN([.A652])" office:value-type="float" office:value="0.553767032128673" calcext:value-type="float">
            <text:p>0.5537670321286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314" calcext:value-type="float">
            <text:p>0.88131 </text:p>
          </table:table-cell>
          <table:table-cell table:style-name="ce6" table:formula="of:=ASIN([.A653])" office:value-type="float" office:value="1.07863579947092" calcext:value-type="float">
            <text:p>1.078635799470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9707" calcext:value-type="float">
            <text:p>0.82971 </text:p>
          </table:table-cell>
          <table:table-cell table:style-name="ce6" table:formula="of:=ASIN([.A654])" office:value-type="float" office:value="0.978582577150402" calcext:value-type="float">
            <text:p>0.9785825771504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8588" calcext:value-type="float">
            <text:p>0.83859 </text:p>
          </table:table-cell>
          <table:table-cell table:style-name="ce6" table:formula="of:=ASIN([.A655])" office:value-type="float" office:value="0.994686090101385" calcext:value-type="float">
            <text:p>0.9946860901013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001" calcext:value-type="float">
            <text:p>0.05600 </text:p>
          </table:table-cell>
          <table:table-cell table:style-name="ce6" table:formula="of:=ASIN([.A656])" office:value-type="float" office:value="0.0560303122872096" calcext:value-type="float">
            <text:p>0.0560303122872096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2861" calcext:value-type="float">
            <text:p>0.75286 </text:p>
          </table:table-cell>
          <table:table-cell table:style-name="ce6" table:formula="of:=ASIN([.A657])" office:value-type="float" office:value="0.852398177572449" calcext:value-type="float">
            <text:p>0.8523981775724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296" calcext:value-type="float">
            <text:p>0.87030 </text:p>
          </table:table-cell>
          <table:table-cell table:style-name="ce6" table:formula="of:=ASIN([.A658])" office:value-type="float" office:value="1.05580298159549" calcext:value-type="float">
            <text:p>1.0558029815954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7979" calcext:value-type="float">
            <text:p>0.62798 </text:p>
          </table:table-cell>
          <table:table-cell table:style-name="ce6" table:formula="of:=ASIN([.A659])" office:value-type="float" office:value="0.678953564246196" calcext:value-type="float">
            <text:p>0.6789535642461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3313" calcext:value-type="float">
            <text:p>0.32331 </text:p>
          </table:table-cell>
          <table:table-cell table:style-name="ce6" table:formula="of:=ASIN([.A660])" office:value-type="float" office:value="0.329228436212024" calcext:value-type="float">
            <text:p>0.3292284362120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7071" calcext:value-type="float">
            <text:p>0.93707 </text:p>
          </table:table-cell>
          <table:table-cell table:style-name="ce6" table:formula="of:=ASIN([.A661])" office:value-type="float" office:value="1.21414435449143" calcext:value-type="float">
            <text:p>1.2141443544914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157" calcext:value-type="float">
            <text:p>0.68157 </text:p>
          </table:table-cell>
          <table:table-cell table:style-name="ce6" table:formula="of:=ASIN([.A662])" office:value-type="float" office:value="0.74990602971183" calcext:value-type="float">
            <text:p>0.749906029711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5624" calcext:value-type="float">
            <text:p>0.13562 </text:p>
          </table:table-cell>
          <table:table-cell table:style-name="ce6" table:formula="of:=ASIN([.A663])" office:value-type="float" office:value="0.136043254651428" calcext:value-type="float">
            <text:p>0.1360432546514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6156" calcext:value-type="float">
            <text:p>0.87616 </text:p>
          </table:table-cell>
          <table:table-cell table:style-name="ce6" table:formula="of:=ASIN([.A664])" office:value-type="float" office:value="1.06782881709679" calcext:value-type="float">
            <text:p>1.0678288170967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956" calcext:value-type="float">
            <text:p>0.34996 </text:p>
          </table:table-cell>
          <table:table-cell table:style-name="ce6" table:formula="of:=ASIN([.A665])" office:value-type="float" office:value="0.357524133132536" calcext:value-type="float">
            <text:p>0.3575241331325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2286" calcext:value-type="float">
            <text:p>0.33229 </text:p>
          </table:table-cell>
          <table:table-cell table:style-name="ce6" table:formula="of:=ASIN([.A666])" office:value-type="float" office:value="0.338726262533039" calcext:value-type="float">
            <text:p>0.3387262625330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4596" calcext:value-type="float">
            <text:p>0.20460 </text:p>
          </table:table-cell>
          <table:table-cell table:style-name="ce6" table:formula="of:=ASIN([.A667])" office:value-type="float" office:value="0.206050958747529" calcext:value-type="float">
            <text:p>0.2060509587475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461" calcext:value-type="float">
            <text:p>0.53746 </text:p>
          </table:table-cell>
          <table:table-cell table:style-name="ce6" table:formula="of:=ASIN([.A668])" office:value-type="float" office:value="0.567423378880631" calcext:value-type="float">
            <text:p>0.5674233788806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643" calcext:value-type="float">
            <text:p>0.96643 </text:p>
          </table:table-cell>
          <table:table-cell table:style-name="ce6" table:formula="of:=ASIN([.A669])" office:value-type="float" office:value="1.31095205068299" calcext:value-type="float">
            <text:p>1.310952050682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6347" calcext:value-type="float">
            <text:p>0.06635 </text:p>
          </table:table-cell>
          <table:table-cell table:style-name="ce6" table:formula="of:=ASIN([.A670])" office:value-type="float" office:value="0.0663957724199897" calcext:value-type="float">
            <text:p>0.0663957724199897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7842" calcext:value-type="float">
            <text:p>0.09784 </text:p>
          </table:table-cell>
          <table:table-cell table:style-name="ce6" table:formula="of:=ASIN([.A671])" office:value-type="float" office:value="0.0979987841902477" calcext:value-type="float">
            <text:p>0.0979987841902477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4455" calcext:value-type="float">
            <text:p>0.03446 </text:p>
          </table:table-cell>
          <table:table-cell table:style-name="ce6" table:formula="of:=ASIN([.A672])" office:value-type="float" office:value="0.0344618208362206" calcext:value-type="float">
            <text:p>0.0344618208362206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6566" calcext:value-type="float">
            <text:p>0.55657 </text:p>
          </table:table-cell>
          <table:table-cell table:style-name="ce6" table:formula="of:=ASIN([.A673])" office:value-type="float" office:value="0.590246701148376" calcext:value-type="float">
            <text:p>0.5902467011483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839" calcext:value-type="float">
            <text:p>0.21839 </text:p>
          </table:table-cell>
          <table:table-cell table:style-name="ce6" table:formula="of:=ASIN([.A674])" office:value-type="float" office:value="0.220164340901729" calcext:value-type="float">
            <text:p>0.2201643409017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324" calcext:value-type="float">
            <text:p>0.37632 </text:p>
          </table:table-cell>
          <table:table-cell table:style-name="ce6" table:formula="of:=ASIN([.A675])" office:value-type="float" office:value="0.385825412784252" calcext:value-type="float">
            <text:p>0.3858254127842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9395" calcext:value-type="float">
            <text:p>0.48940 </text:p>
          </table:table-cell>
          <table:table-cell table:style-name="ce6" table:formula="of:=ASIN([.A676])" office:value-type="float" office:value="0.511395859945632" calcext:value-type="float">
            <text:p>0.5113958599456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8252" calcext:value-type="float">
            <text:p>0.83825 </text:p>
          </table:table-cell>
          <table:table-cell table:style-name="ce6" table:formula="of:=ASIN([.A677])" office:value-type="float" office:value="0.994069604179901" calcext:value-type="float">
            <text:p>0.9940696041799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436" calcext:value-type="float">
            <text:p>0.88144 </text:p>
          </table:table-cell>
          <table:table-cell table:style-name="ce6" table:formula="of:=ASIN([.A678])" office:value-type="float" office:value="1.07889404573493" calcext:value-type="float">
            <text:p>1.078894045734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1287" calcext:value-type="float">
            <text:p>0.52129 </text:p>
          </table:table-cell>
          <table:table-cell table:style-name="ce6" table:formula="of:=ASIN([.A679])" office:value-type="float" office:value="0.548358375366239" calcext:value-type="float">
            <text:p>0.5483583753662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7847" calcext:value-type="float">
            <text:p>0.67785 </text:p>
          </table:table-cell>
          <table:table-cell table:style-name="ce6" table:formula="of:=ASIN([.A680])" office:value-type="float" office:value="0.74483022345361" calcext:value-type="float">
            <text:p>0.744830223453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6762" calcext:value-type="float">
            <text:p>0.32676 </text:p>
          </table:table-cell>
          <table:table-cell table:style-name="ce6" table:formula="of:=ASIN([.A681])" office:value-type="float" office:value="0.332875468542369" calcext:value-type="float">
            <text:p>0.3328754685423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62" calcext:value-type="float">
            <text:p>0.48262 </text:p>
          </table:table-cell>
          <table:table-cell table:style-name="ce6" table:formula="of:=ASIN([.A682])" office:value-type="float" office:value="0.503643703934126" calcext:value-type="float">
            <text:p>0.5036437039341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169" calcext:value-type="float">
            <text:p>0.83169 </text:p>
          </table:table-cell>
          <table:table-cell table:style-name="ce6" table:formula="of:=ASIN([.A683])" office:value-type="float" office:value="0.982144509455946" calcext:value-type="float">
            <text:p>0.9821445094559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1226" calcext:value-type="float">
            <text:p>0.46123 </text:p>
          </table:table-cell>
          <table:table-cell table:style-name="ce6" table:formula="of:=ASIN([.A684])" office:value-type="float" office:value="0.479376449864773" calcext:value-type="float">
            <text:p>0.4793764498647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3198" calcext:value-type="float">
            <text:p>0.66320 </text:p>
          </table:table-cell>
          <table:table-cell table:style-name="ce6" table:formula="of:=ASIN([.A685])" office:value-type="float" office:value="0.725083580095184" calcext:value-type="float">
            <text:p>0.7250835800951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3673" calcext:value-type="float">
            <text:p>0.92367 </text:p>
          </table:table-cell>
          <table:table-cell table:style-name="ce6" table:formula="of:=ASIN([.A686])" office:value-type="float" office:value="1.17755790074753" calcext:value-type="float">
            <text:p>1.177557900747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8498" calcext:value-type="float">
            <text:p>0.62850 </text:p>
          </table:table-cell>
          <table:table-cell table:style-name="ce6" table:formula="of:=ASIN([.A687])" office:value-type="float" office:value="0.679620641551924" calcext:value-type="float">
            <text:p>0.6796206415519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8868" calcext:value-type="float">
            <text:p>0.29887 </text:p>
          </table:table-cell>
          <table:table-cell table:style-name="ce6" table:formula="of:=ASIN([.A688])" office:value-type="float" office:value="0.303506216642008" calcext:value-type="float">
            <text:p>0.3035062166420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2231" calcext:value-type="float">
            <text:p>0.70223 </text:p>
          </table:table-cell>
          <table:table-cell table:style-name="ce6" table:formula="of:=ASIN([.A689])" office:value-type="float" office:value="0.778526324425055" calcext:value-type="float">
            <text:p>0.7785263244250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1542" calcext:value-type="float">
            <text:p>0.44154 </text:p>
          </table:table-cell>
          <table:table-cell table:style-name="ce6" table:formula="of:=ASIN([.A690])" office:value-type="float" office:value="0.457316550708905" calcext:value-type="float">
            <text:p>0.4573165507089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6854" calcext:value-type="float">
            <text:p>0.29685 </text:p>
          </table:table-cell>
          <table:table-cell table:style-name="ce6" table:formula="of:=ASIN([.A691])" office:value-type="float" office:value="0.301396452382282" calcext:value-type="float">
            <text:p>0.3013964523822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6895" calcext:value-type="float">
            <text:p>0.24690 </text:p>
          </table:table-cell>
          <table:table-cell table:style-name="ce6" table:formula="of:=ASIN([.A692])" office:value-type="float" office:value="0.249474745974806" calcext:value-type="float">
            <text:p>0.2494747459748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1362" calcext:value-type="float">
            <text:p>0.14136 </text:p>
          </table:table-cell>
          <table:table-cell table:style-name="ce6" table:formula="of:=ASIN([.A693])" office:value-type="float" office:value="0.141837096006763" calcext:value-type="float">
            <text:p>0.1418370960067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614" calcext:value-type="float">
            <text:p>0.84661 </text:p>
          </table:table-cell>
          <table:table-cell table:style-name="ce6" table:formula="of:=ASIN([.A694])" office:value-type="float" office:value="1.00959054386264" calcext:value-type="float">
            <text:p>1.0095905438626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7241" calcext:value-type="float">
            <text:p>0.19724 </text:p>
          </table:table-cell>
          <table:table-cell table:style-name="ce6" table:formula="of:=ASIN([.A695])" office:value-type="float" office:value="0.198542833301295" calcext:value-type="float">
            <text:p>0.198542833301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284" calcext:value-type="float">
            <text:p>0.34928 </text:p>
          </table:table-cell>
          <table:table-cell table:style-name="ce6" table:formula="of:=ASIN([.A696])" office:value-type="float" office:value="0.356806867628189" calcext:value-type="float">
            <text:p>0.3568068676281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228" calcext:value-type="float">
            <text:p>0.97223 </text:p>
          </table:table-cell>
          <table:table-cell table:style-name="ce6" table:formula="of:=ASIN([.A697])" office:value-type="float" office:value="1.33456970713429" calcext:value-type="float">
            <text:p>1.3345697071342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619" calcext:value-type="float">
            <text:p>0.29362 </text:p>
          </table:table-cell>
          <table:table-cell table:style-name="ce6" table:formula="of:=ASIN([.A698])" office:value-type="float" office:value="0.298010519751117" calcext:value-type="float">
            <text:p>0.2980105197511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233" calcext:value-type="float">
            <text:p>0.97723 </text:p>
          </table:table-cell>
          <table:table-cell table:style-name="ce6" table:formula="of:=ASIN([.A699])" office:value-type="float" office:value="1.35700241790958" calcext:value-type="float">
            <text:p>1.3570024179095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8059" calcext:value-type="float">
            <text:p>0.82806 </text:p>
          </table:table-cell>
          <table:table-cell table:style-name="ce6" table:formula="of:=ASIN([.A700])" office:value-type="float" office:value="0.975636671330902" calcext:value-type="float">
            <text:p>0.9756366713309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5081" calcext:value-type="float">
            <text:p>0.53508 </text:p>
          </table:table-cell>
          <table:table-cell table:style-name="ce6" table:formula="of:=ASIN([.A701])" office:value-type="float" office:value="0.56460362481886" calcext:value-type="float">
            <text:p>0.5646036248188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2347" calcext:value-type="float">
            <text:p>0.24235 </text:p>
          </table:table-cell>
          <table:table-cell table:style-name="ce6" table:formula="of:=ASIN([.A702])" office:value-type="float" office:value="0.24478423761369" calcext:value-type="float">
            <text:p>0.2447842376136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4585" calcext:value-type="float">
            <text:p>0.31459 </text:p>
          </table:table-cell>
          <table:table-cell table:style-name="ce6" table:formula="of:=ASIN([.A703])" office:value-type="float" office:value="0.320019425574397" calcext:value-type="float">
            <text:p>0.3200194255743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8271" calcext:value-type="float">
            <text:p>0.97827 </text:p>
          </table:table-cell>
          <table:table-cell table:style-name="ce6" table:formula="of:=ASIN([.A704])" office:value-type="float" office:value="1.3619511652354" calcext:value-type="float">
            <text:p>1.361951165235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8876" calcext:value-type="float">
            <text:p>0.45888 </text:p>
          </table:table-cell>
          <table:table-cell table:style-name="ce6" table:formula="of:=ASIN([.A705])" office:value-type="float" office:value="0.476729731642174" calcext:value-type="float">
            <text:p>0.4767297316421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3817" calcext:value-type="float">
            <text:p>0.76382 </text:p>
          </table:table-cell>
          <table:table-cell table:style-name="ce6" table:formula="of:=ASIN([.A706])" office:value-type="float" office:value="0.869206458807362" calcext:value-type="float">
            <text:p>0.8692064588073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3676" calcext:value-type="float">
            <text:p>0.62368 </text:p>
          </table:table-cell>
          <table:table-cell table:style-name="ce6" table:formula="of:=ASIN([.A707])" office:value-type="float" office:value="0.673436604753141" calcext:value-type="float">
            <text:p>0.6734366047531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4596" calcext:value-type="float">
            <text:p>0.17460 </text:p>
          </table:table-cell>
          <table:table-cell table:style-name="ce6" table:formula="of:=ASIN([.A708])" office:value-type="float" office:value="0.175495451047984" calcext:value-type="float">
            <text:p>0.1754954510479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6396" calcext:value-type="float">
            <text:p>0.26640 </text:p>
          </table:table-cell>
          <table:table-cell table:style-name="ce6" table:formula="of:=ASIN([.A709])" office:value-type="float" office:value="0.269651970667487" calcext:value-type="float">
            <text:p>0.2696519706674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8598" calcext:value-type="float">
            <text:p>0.84860 </text:p>
          </table:table-cell>
          <table:table-cell table:style-name="ce6" table:formula="of:=ASIN([.A710])" office:value-type="float" office:value="1.01332954193376" calcext:value-type="float">
            <text:p>1.013329541933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5638" calcext:value-type="float">
            <text:p>0.75564 </text:p>
          </table:table-cell>
          <table:table-cell table:style-name="ce6" table:formula="of:=ASIN([.A711])" office:value-type="float" office:value="0.856627634428539" calcext:value-type="float">
            <text:p>0.8566276344285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5535" calcext:value-type="float">
            <text:p>0.89554 </text:p>
          </table:table-cell>
          <table:table-cell table:style-name="ce6" table:formula="of:=ASIN([.A712])" office:value-type="float" office:value="1.10963202338017" calcext:value-type="float">
            <text:p>1.1096320233801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7396" calcext:value-type="float">
            <text:p>0.92740 </text:p>
          </table:table-cell>
          <table:table-cell table:style-name="ce6" table:formula="of:=ASIN([.A713])" office:value-type="float" office:value="1.1873906041077" calcext:value-type="float">
            <text:p>1.187390604107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3104" calcext:value-type="float">
            <text:p>0.87310 </text:p>
          </table:table-cell>
          <table:table-cell table:style-name="ce6" table:formula="of:=ASIN([.A714])" office:value-type="float" office:value="1.06153320942817" calcext:value-type="float">
            <text:p>1.0615332094281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036" calcext:value-type="float">
            <text:p>0.22404 </text:p>
          </table:table-cell>
          <table:table-cell table:style-name="ce6" table:formula="of:=ASIN([.A715])" office:value-type="float" office:value="0.225953780374812" calcext:value-type="float">
            <text:p>0.2259537803748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812" calcext:value-type="float">
            <text:p>0.17081 </text:p>
          </table:table-cell>
          <table:table-cell table:style-name="ce6" table:formula="of:=ASIN([.A716])" office:value-type="float" office:value="0.171653721800662" calcext:value-type="float">
            <text:p>0.1716537218006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9775" calcext:value-type="float">
            <text:p>0.13978 </text:p>
          </table:table-cell>
          <table:table-cell table:style-name="ce6" table:formula="of:=ASIN([.A717])" office:value-type="float" office:value="0.140234180406168" calcext:value-type="float">
            <text:p>0.1402341804061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0703" calcext:value-type="float">
            <text:p>0.88070 </text:p>
          </table:table-cell>
          <table:table-cell table:style-name="ce6" table:formula="of:=ASIN([.A718])" office:value-type="float" office:value="1.0773443179224" calcext:value-type="float">
            <text:p>1.077344317922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7487" calcext:value-type="float">
            <text:p>0.98749 </text:p>
          </table:table-cell>
          <table:table-cell table:style-name="ce6" table:formula="of:=ASIN([.A719])" office:value-type="float" office:value="1.41243482080331" calcext:value-type="float">
            <text:p>1.4124348208033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874" calcext:value-type="float">
            <text:p>0.35987 </text:p>
          </table:table-cell>
          <table:table-cell table:style-name="ce6" table:formula="of:=ASIN([.A720])" office:value-type="float" office:value="0.368132841819376" calcext:value-type="float">
            <text:p>0.3681328418193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021" calcext:value-type="float">
            <text:p>0.62102 </text:p>
          </table:table-cell>
          <table:table-cell table:style-name="ce6" table:formula="of:=ASIN([.A721])" office:value-type="float" office:value="0.670044670343454" calcext:value-type="float">
            <text:p>0.6700446703434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3033" calcext:value-type="float">
            <text:p>0.83303 </text:p>
          </table:table-cell>
          <table:table-cell table:style-name="ce6" table:formula="of:=ASIN([.A722])" office:value-type="float" office:value="0.984567682201706" calcext:value-type="float">
            <text:p>0.9845676822017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9498" calcext:value-type="float">
            <text:p>0.31950 </text:p>
          </table:table-cell>
          <table:table-cell table:style-name="ce6" table:formula="of:=ASIN([.A723])" office:value-type="float" office:value="0.325199673259682" calcext:value-type="float">
            <text:p>0.3251996732596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761" calcext:value-type="float">
            <text:p>0.66576 </text:p>
          </table:table-cell>
          <table:table-cell table:style-name="ce6" table:formula="of:=ASIN([.A724])" office:value-type="float" office:value="0.728513236147228" calcext:value-type="float">
            <text:p>0.7285132361472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9886" calcext:value-type="float">
            <text:p>0.18989 </text:p>
          </table:table-cell>
          <table:table-cell table:style-name="ce6" table:formula="of:=ASIN([.A725])" office:value-type="float" office:value="0.191046032692436" calcext:value-type="float">
            <text:p>0.1910460326924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754" calcext:value-type="float">
            <text:p>0.48875 </text:p>
          </table:table-cell>
          <table:table-cell table:style-name="ce6" table:formula="of:=ASIN([.A726])" office:value-type="float" office:value="0.510660972131582" calcext:value-type="float">
            <text:p>0.5106609721315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8242" calcext:value-type="float">
            <text:p>0.79824 </text:p>
          </table:table-cell>
          <table:table-cell table:style-name="ce6" table:formula="of:=ASIN([.A727])" office:value-type="float" office:value="0.924370914862232" calcext:value-type="float">
            <text:p>0.9243709148622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2245" calcext:value-type="float">
            <text:p>0.29225 </text:p>
          </table:table-cell>
          <table:table-cell table:style-name="ce6" table:formula="of:=ASIN([.A728])" office:value-type="float" office:value="0.296573481437968" calcext:value-type="float">
            <text:p>0.2965734814379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1354" calcext:value-type="float">
            <text:p>0.92135 </text:p>
          </table:table-cell>
          <table:table-cell table:style-name="ce6" table:formula="of:=ASIN([.A729])" office:value-type="float" office:value="1.17154941718791" calcext:value-type="float">
            <text:p>1.1715494171879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5188" calcext:value-type="float">
            <text:p>0.06519 </text:p>
          </table:table-cell>
          <table:table-cell table:style-name="ce6" table:formula="of:=ASIN([.A730])" office:value-type="float" office:value="0.0652342576446544" calcext:value-type="float">
            <text:p>0.0652342576446544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5982" calcext:value-type="float">
            <text:p>0.94598 </text:p>
          </table:table-cell>
          <table:table-cell table:style-name="ce6" table:formula="of:=ASIN([.A731])" office:value-type="float" office:value="1.24061015666051" calcext:value-type="float">
            <text:p>1.2406101566605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9373" calcext:value-type="float">
            <text:p>0.64937 </text:p>
          </table:table-cell>
          <table:table-cell table:style-name="ce6" table:formula="of:=ASIN([.A732])" office:value-type="float" office:value="0.706759656133485" calcext:value-type="float">
            <text:p>0.7067596561334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4088" calcext:value-type="float">
            <text:p>0.15409 </text:p>
          </table:table-cell>
          <table:table-cell table:style-name="ce6" table:formula="of:=ASIN([.A733])" office:value-type="float" office:value="0.154704363218642" calcext:value-type="float">
            <text:p>0.1547043632186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9579" calcext:value-type="float">
            <text:p>0.33958 </text:p>
          </table:table-cell>
          <table:table-cell table:style-name="ce6" table:formula="of:=ASIN([.A734])" office:value-type="float" office:value="0.346469264004902" calcext:value-type="float">
            <text:p>0.3464692640049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0737" calcext:value-type="float">
            <text:p>0.55074 </text:p>
          </table:table-cell>
          <table:table-cell table:style-name="ce6" table:formula="of:=ASIN([.A735])" office:value-type="float" office:value="0.583246955269524" calcext:value-type="float">
            <text:p>0.5832469552695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206" calcext:value-type="float">
            <text:p>0.51421 </text:p>
          </table:table-cell>
          <table:table-cell table:style-name="ce6" table:formula="of:=ASIN([.A736])" office:value-type="float" office:value="0.540081624520326" calcext:value-type="float">
            <text:p>0.5400816245203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3473" calcext:value-type="float">
            <text:p>0.63347 </text:p>
          </table:table-cell>
          <table:table-cell table:style-name="ce6" table:formula="of:=ASIN([.A737])" office:value-type="float" office:value="0.686033454026022" calcext:value-type="float">
            <text:p>0.6860334540260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5897" calcext:value-type="float">
            <text:p>0.34590 </text:p>
          </table:table-cell>
          <table:table-cell table:style-name="ce6" table:formula="of:=ASIN([.A738])" office:value-type="float" office:value="0.353194629091117" calcext:value-type="float">
            <text:p>0.3531946290911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507" calcext:value-type="float">
            <text:p>0.20051 </text:p>
          </table:table-cell>
          <table:table-cell table:style-name="ce6" table:formula="of:=ASIN([.A739])" office:value-type="float" office:value="0.201875402852555" calcext:value-type="float">
            <text:p>0.2018754028525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3026" calcext:value-type="float">
            <text:p>0.55303 </text:p>
          </table:table-cell>
          <table:table-cell table:style-name="ce6" table:formula="of:=ASIN([.A740])" office:value-type="float" office:value="0.585991816501853" calcext:value-type="float">
            <text:p>0.5859918165018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0147" calcext:value-type="float">
            <text:p>0.57015 </text:p>
          </table:table-cell>
          <table:table-cell table:style-name="ce6" table:formula="of:=ASIN([.A741])" office:value-type="float" office:value="0.606684775768145" calcext:value-type="float">
            <text:p>0.6066847757681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374" calcext:value-type="float">
            <text:p>0.32374 </text:p>
          </table:table-cell>
          <table:table-cell table:style-name="ce6" table:formula="of:=ASIN([.A742])" office:value-type="float" office:value="0.329679705902586" calcext:value-type="float">
            <text:p>0.3296797059025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647" calcext:value-type="float">
            <text:p>0.06165 </text:p>
          </table:table-cell>
          <table:table-cell table:style-name="ce6" table:formula="of:=ASIN([.A743])" office:value-type="float" office:value="0.06168611365042" calcext:value-type="float">
            <text:p>0.0616861136504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0935" calcext:value-type="float">
            <text:p>0.11094 </text:p>
          </table:table-cell>
          <table:table-cell table:style-name="ce6" table:formula="of:=ASIN([.A744])" office:value-type="float" office:value="0.111163807708255" calcext:value-type="float">
            <text:p>0.1111638077082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6054" calcext:value-type="float">
            <text:p>0.89605 </text:p>
          </table:table-cell>
          <table:table-cell table:style-name="ce6" table:formula="of:=ASIN([.A745])" office:value-type="float" office:value="1.11079971115352" calcext:value-type="float">
            <text:p>1.110799711153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5411" calcext:value-type="float">
            <text:p>0.07541 </text:p>
          </table:table-cell>
          <table:table-cell table:style-name="ce6" table:formula="of:=ASIN([.A746])" office:value-type="float" office:value="0.0754826583140318" calcext:value-type="float">
            <text:p>0.0754826583140318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2783" calcext:value-type="float">
            <text:p>0.43278 </text:p>
          </table:table-cell>
          <table:table-cell table:style-name="ce6" table:formula="of:=ASIN([.A747])" office:value-type="float" office:value="0.447577581152741" calcext:value-type="float">
            <text:p>0.4475775811527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5466" calcext:value-type="float">
            <text:p>0.67547 </text:p>
          </table:table-cell>
          <table:table-cell table:style-name="ce6" table:formula="of:=ASIN([.A748])" office:value-type="float" office:value="0.741596477129006" calcext:value-type="float">
            <text:p>0.7415964771290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886" calcext:value-type="float">
            <text:p>0.49889 </text:p>
          </table:table-cell>
          <table:table-cell table:style-name="ce6" table:formula="of:=ASIN([.A749])" office:value-type="float" office:value="0.522312916149564" calcext:value-type="float">
            <text:p>0.5223129161495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524" calcext:value-type="float">
            <text:p>0.38752 </text:p>
          </table:table-cell>
          <table:table-cell table:style-name="ce6" table:formula="of:=ASIN([.A750])" office:value-type="float" office:value="0.397944196149946" calcext:value-type="float">
            <text:p>0.3979441961499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5228" calcext:value-type="float">
            <text:p>0.10523 </text:p>
          </table:table-cell>
          <table:table-cell table:style-name="ce6" table:formula="of:=ASIN([.A751])" office:value-type="float" office:value="0.105423171156378" calcext:value-type="float">
            <text:p>0.1054231711563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9919" calcext:value-type="float">
            <text:p>0.91992 </text:p>
          </table:table-cell>
          <table:table-cell table:style-name="ce6" table:formula="of:=ASIN([.A752])" office:value-type="float" office:value="1.16787385962641" calcext:value-type="float">
            <text:p>1.167873859626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6514" calcext:value-type="float">
            <text:p>0.71651 </text:p>
          </table:table-cell>
          <table:table-cell table:style-name="ce6" table:formula="of:=ASIN([.A753])" office:value-type="float" office:value="0.798792077420704" calcext:value-type="float">
            <text:p>0.7987920774207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2903" calcext:value-type="float">
            <text:p>0.67290 </text:p>
          </table:table-cell>
          <table:table-cell table:style-name="ce6" table:formula="of:=ASIN([.A754])" office:value-type="float" office:value="0.738126218523178" calcext:value-type="float">
            <text:p>0.7381262185231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403" calcext:value-type="float">
            <text:p>0.06140 </text:p>
          </table:table-cell>
          <table:table-cell table:style-name="ce6" table:formula="of:=ASIN([.A755])" office:value-type="float" office:value="0.0614416505248534" calcext:value-type="float">
            <text:p>0.0614416505248534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3482" calcext:value-type="float">
            <text:p>0.73348 </text:p>
          </table:table-cell>
          <table:table-cell table:style-name="ce6" table:formula="of:=ASIN([.A756])" office:value-type="float" office:value="0.823430672412665" calcext:value-type="float">
            <text:p>0.8234306724126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1975" calcext:value-type="float">
            <text:p>0.87198 </text:p>
          </table:table-cell>
          <table:table-cell table:style-name="ce6" table:formula="of:=ASIN([.A757])" office:value-type="float" office:value="1.05922225351363" calcext:value-type="float">
            <text:p>1.0592222535136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0097" calcext:value-type="float">
            <text:p>0.49010 </text:p>
          </table:table-cell>
          <table:table-cell table:style-name="ce6" table:formula="of:=ASIN([.A758])" office:value-type="float" office:value="0.512201030366383" calcext:value-type="float">
            <text:p>0.5122010303663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2314" calcext:value-type="float">
            <text:p>0.54231 </text:p>
          </table:table-cell>
          <table:table-cell table:style-name="ce6" table:formula="of:=ASIN([.A759])" office:value-type="float" office:value="0.573188854266519" calcext:value-type="float">
            <text:p>0.5731888542665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3742" calcext:value-type="float">
            <text:p>0.14374 </text:p>
          </table:table-cell>
          <table:table-cell table:style-name="ce6" table:formula="of:=ASIN([.A760])" office:value-type="float" office:value="0.144241653607142" calcext:value-type="float">
            <text:p>0.1442416536071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123" calcext:value-type="float">
            <text:p>0.13123 </text:p>
          </table:table-cell>
          <table:table-cell table:style-name="ce6" table:formula="of:=ASIN([.A761])" office:value-type="float" office:value="0.131609608043728" calcext:value-type="float">
            <text:p>0.1316096080437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5553" calcext:value-type="float">
            <text:p>0.09555 </text:p>
          </table:table-cell>
          <table:table-cell table:style-name="ce6" table:formula="of:=ASIN([.A762])" office:value-type="float" office:value="0.0956990064914275" calcext:value-type="float">
            <text:p>0.0956990064914275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5351" calcext:value-type="float">
            <text:p>0.01535 </text:p>
          </table:table-cell>
          <table:table-cell table:style-name="ce6" table:formula="of:=ASIN([.A763])" office:value-type="float" office:value="0.0153516029826596" calcext:value-type="float">
            <text:p>0.0153516029826596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797" calcext:value-type="float">
            <text:p>0.53780 </text:p>
          </table:table-cell>
          <table:table-cell table:style-name="ce6" table:formula="of:=ASIN([.A764])" office:value-type="float" office:value="0.567821869598294" calcext:value-type="float">
            <text:p>0.5678218695982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4278" calcext:value-type="float">
            <text:p>0.46428 </text:p>
          </table:table-cell>
          <table:table-cell table:style-name="ce6" table:formula="of:=ASIN([.A765])" office:value-type="float" office:value="0.482819252804247" calcext:value-type="float">
            <text:p>0.4828192528042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5507" calcext:value-type="float">
            <text:p>0.68551 </text:p>
          </table:table-cell>
          <table:table-cell table:style-name="ce6" table:formula="of:=ASIN([.A766])" office:value-type="float" office:value="0.755299836169872" calcext:value-type="float">
            <text:p>0.7552998361698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099" calcext:value-type="float">
            <text:p>0.07410 </text:p>
          </table:table-cell>
          <table:table-cell table:style-name="ce6" table:formula="of:=ASIN([.A767])" office:value-type="float" office:value="0.074166976849486" calcext:value-type="float">
            <text:p>0.0741669768494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8839" calcext:value-type="float">
            <text:p>0.08884 </text:p>
          </table:table-cell>
          <table:table-cell table:style-name="ce6" table:formula="of:=ASIN([.A768])" office:value-type="float" office:value="0.0889562753359763" calcext:value-type="float">
            <text:p>0.0889562753359763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0753" calcext:value-type="float">
            <text:p>0.99075 </text:p>
          </table:table-cell>
          <table:table-cell table:style-name="ce6" table:formula="of:=ASIN([.A769])" office:value-type="float" office:value="1.43469866763471" calcext:value-type="float">
            <text:p>1.434698667634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3413" calcext:value-type="float">
            <text:p>0.48341 </text:p>
          </table:table-cell>
          <table:table-cell table:style-name="ce6" table:formula="of:=ASIN([.A770])" office:value-type="float" office:value="0.504549357044508" calcext:value-type="float">
            <text:p>0.5045493570445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047" calcext:value-type="float">
            <text:p>0.80047 </text:p>
          </table:table-cell>
          <table:table-cell table:style-name="ce6" table:formula="of:=ASIN([.A771])" office:value-type="float" office:value="0.928078960917132" calcext:value-type="float">
            <text:p>0.9280789609171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786" calcext:value-type="float">
            <text:p>0.79379 </text:p>
          </table:table-cell>
          <table:table-cell table:style-name="ce6" table:formula="of:=ASIN([.A772])" office:value-type="float" office:value="0.917008908098945" calcext:value-type="float">
            <text:p>0.9170089080989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1897" calcext:value-type="float">
            <text:p>0.49190 </text:p>
          </table:table-cell>
          <table:table-cell table:style-name="ce6" table:formula="of:=ASIN([.A773])" office:value-type="float" office:value="0.514267238658655" calcext:value-type="float">
            <text:p>0.5142672386586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96" calcext:value-type="float">
            <text:p>0.32960 </text:p>
          </table:table-cell>
          <table:table-cell table:style-name="ce6" table:formula="of:=ASIN([.A774])" office:value-type="float" office:value="0.335879869148397" calcext:value-type="float">
            <text:p>0.3358798691483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296" calcext:value-type="float">
            <text:p>0.62130 </text:p>
          </table:table-cell>
          <table:table-cell table:style-name="ce6" table:formula="of:=ASIN([.A775])" office:value-type="float" office:value="0.670395576661433" calcext:value-type="float">
            <text:p>0.6703955766614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8474" calcext:value-type="float">
            <text:p>0.02847 </text:p>
          </table:table-cell>
          <table:table-cell table:style-name="ce6" table:formula="of:=ASIN([.A776])" office:value-type="float" office:value="0.0284778490423528" calcext:value-type="float">
            <text:p>0.0284778490423528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701" calcext:value-type="float">
            <text:p>0.36970 </text:p>
          </table:table-cell>
          <table:table-cell table:style-name="ce6" table:formula="of:=ASIN([.A777])" office:value-type="float" office:value="0.378687200861718" calcext:value-type="float">
            <text:p>0.3786872008617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877" calcext:value-type="float">
            <text:p>0.92877 </text:p>
          </table:table-cell>
          <table:table-cell table:style-name="ce6" table:formula="of:=ASIN([.A778])" office:value-type="float" office:value="1.19108048991832" calcext:value-type="float">
            <text:p>1.191080489918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0558" calcext:value-type="float">
            <text:p>0.19056 </text:p>
          </table:table-cell>
          <table:table-cell table:style-name="ce6" table:formula="of:=ASIN([.A779])" office:value-type="float" office:value="0.191730530890027" calcext:value-type="float">
            <text:p>0.1917305308900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71" calcext:value-type="float">
            <text:p>0.02710 </text:p>
          </table:table-cell>
          <table:table-cell table:style-name="ce6" table:formula="of:=ASIN([.A780])" office:value-type="float" office:value="0.0271033181818914" calcext:value-type="float">
            <text:p>0.0271033181818914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4468" calcext:value-type="float">
            <text:p>0.83447 </text:p>
          </table:table-cell>
          <table:table-cell table:style-name="ce6" table:formula="of:=ASIN([.A781])" office:value-type="float" office:value="0.987166659959992" calcext:value-type="float">
            <text:p>0.9871666599599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2183" calcext:value-type="float">
            <text:p>0.41218 </text:p>
          </table:table-cell>
          <table:table-cell table:style-name="ce6" table:formula="of:=ASIN([.A782])" office:value-type="float" office:value="0.424848769296048" calcext:value-type="float">
            <text:p>0.4248487692960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7738" calcext:value-type="float">
            <text:p>0.32774 </text:p>
          </table:table-cell>
          <table:table-cell table:style-name="ce6" table:formula="of:=ASIN([.A783])" office:value-type="float" office:value="0.333908340826204" calcext:value-type="float">
            <text:p>0.3339083408262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1107" calcext:value-type="float">
            <text:p>0.19111 </text:p>
          </table:table-cell>
          <table:table-cell table:style-name="ce6" table:formula="of:=ASIN([.A784])" office:value-type="float" office:value="0.192289808966915" calcext:value-type="float">
            <text:p>0.1922898089669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2222" calcext:value-type="float">
            <text:p>0.60222 </text:p>
          </table:table-cell>
          <table:table-cell table:style-name="ce6" table:formula="of:=ASIN([.A785])" office:value-type="float" office:value="0.646281511363216" calcext:value-type="float">
            <text:p>0.6462815113632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617" calcext:value-type="float">
            <text:p>0.37062 </text:p>
          </table:table-cell>
          <table:table-cell table:style-name="ce6" table:formula="of:=ASIN([.A786])" office:value-type="float" office:value="0.379673240904317" calcext:value-type="float">
            <text:p>0.3796732409043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328" calcext:value-type="float">
            <text:p>0.54433 </text:p>
          </table:table-cell>
          <table:table-cell table:style-name="ce6" table:formula="of:=ASIN([.A787])" office:value-type="float" office:value="0.575587831064627" calcext:value-type="float">
            <text:p>0.5755878310646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4877" calcext:value-type="float">
            <text:p>0.63488 </text:p>
          </table:table-cell>
          <table:table-cell table:style-name="ce6" table:formula="of:=ASIN([.A788])" office:value-type="float" office:value="0.687849309652811" calcext:value-type="float">
            <text:p>0.6878493096528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084" calcext:value-type="float">
            <text:p>0.88308 </text:p>
          </table:table-cell>
          <table:table-cell table:style-name="ce6" table:formula="of:=ASIN([.A789])" office:value-type="float" office:value="1.08239477031167" calcext:value-type="float">
            <text:p>1.082394770311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3947" calcext:value-type="float">
            <text:p>0.01395 </text:p>
          </table:table-cell>
          <table:table-cell table:style-name="ce6" table:formula="of:=ASIN([.A790])" office:value-type="float" office:value="0.0139474521985551" calcext:value-type="float">
            <text:p>0.0139474521985551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952" calcext:value-type="float">
            <text:p>0.18952 </text:p>
          </table:table-cell>
          <table:table-cell table:style-name="ce6" table:formula="of:=ASIN([.A791])" office:value-type="float" office:value="0.190673263773384" calcext:value-type="float">
            <text:p>0.1906732637733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3745" calcext:value-type="float">
            <text:p>0.87375 </text:p>
          </table:table-cell>
          <table:table-cell table:style-name="ce6" table:formula="of:=ASIN([.A792])" office:value-type="float" office:value="1.06284954143067" calcext:value-type="float">
            <text:p>1.062849541430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1984" calcext:value-type="float">
            <text:p>0.94198 </text:p>
          </table:table-cell>
          <table:table-cell table:style-name="ce6" table:formula="of:=ASIN([.A793])" office:value-type="float" office:value="1.22849289379464" calcext:value-type="float">
            <text:p>1.2284928937946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4429" calcext:value-type="float">
            <text:p>0.61443 </text:p>
          </table:table-cell>
          <table:table-cell table:style-name="ce6" table:formula="of:=ASIN([.A794])" office:value-type="float" office:value="0.661662035909065" calcext:value-type="float">
            <text:p>0.6616620359090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6269" calcext:value-type="float">
            <text:p>0.74627 </text:p>
          </table:table-cell>
          <table:table-cell table:style-name="ce6" table:formula="of:=ASIN([.A795])" office:value-type="float" office:value="0.84243923232658" calcext:value-type="float">
            <text:p>0.8424392323265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007" calcext:value-type="float">
            <text:p>0.06101 </text:p>
          </table:table-cell>
          <table:table-cell table:style-name="ce6" table:formula="of:=ASIN([.A796])" office:value-type="float" office:value="0.0610449067135079" calcext:value-type="float">
            <text:p>0.0610449067135079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2787" calcext:value-type="float">
            <text:p>0.01279 </text:p>
          </table:table-cell>
          <table:table-cell table:style-name="ce6" table:formula="of:=ASIN([.A797])" office:value-type="float" office:value="0.0127873484870963" calcext:value-type="float">
            <text:p>0.0127873484870963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873" calcext:value-type="float">
            <text:p>0.88873 </text:p>
          </table:table-cell>
          <table:table-cell table:style-name="ce6" table:formula="of:=ASIN([.A798])" office:value-type="float" office:value="1.094567367802" calcext:value-type="float">
            <text:p>1.0945673678020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786" calcext:value-type="float">
            <text:p>0.30879 </text:p>
          </table:table-cell>
          <table:table-cell table:style-name="ce6" table:formula="of:=ASIN([.A799])" office:value-type="float" office:value="0.313916393080333" calcext:value-type="float">
            <text:p>0.3139163930803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013" calcext:value-type="float">
            <text:p>0.68001 </text:p>
          </table:table-cell>
          <table:table-cell table:style-name="ce6" table:formula="of:=ASIN([.A800])" office:value-type="float" office:value="0.747780365009279" calcext:value-type="float">
            <text:p>0.7477803650092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7377" calcext:value-type="float">
            <text:p>0.84738 </text:p>
          </table:table-cell>
          <table:table-cell table:style-name="ce6" table:formula="of:=ASIN([.A801])" office:value-type="float" office:value="1.01102583445566" calcext:value-type="float">
            <text:p>1.011025834455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6455" calcext:value-type="float">
            <text:p>0.47646 </text:p>
          </table:table-cell>
          <table:table-cell table:style-name="ce6" table:formula="of:=ASIN([.A802])" office:value-type="float" office:value="0.496618206751858" calcext:value-type="float">
            <text:p>0.4966182067518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339" calcext:value-type="float">
            <text:p>0.77334 </text:p>
          </table:table-cell>
          <table:table-cell table:style-name="ce6" table:formula="of:=ASIN([.A803])" office:value-type="float" office:value="0.884090988459013" calcext:value-type="float">
            <text:p>0.8840909884590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7293" calcext:value-type="float">
            <text:p>0.09729 </text:p>
          </table:table-cell>
          <table:table-cell table:style-name="ce6" table:formula="of:=ASIN([.A804])" office:value-type="float" office:value="0.0974471522975807" calcext:value-type="float">
            <text:p>0.0974471522975807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349" calcext:value-type="float">
            <text:p>0.68035 </text:p>
          </table:table-cell>
          <table:table-cell table:style-name="ce6" table:formula="of:=ASIN([.A805])" office:value-type="float" office:value="0.748238727558236" calcext:value-type="float">
            <text:p>0.7482387275582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11" calcext:value-type="float">
            <text:p>0.17011 </text:p>
          </table:table-cell>
          <table:table-cell table:style-name="ce6" table:formula="of:=ASIN([.A806])" office:value-type="float" office:value="0.170941295007793" calcext:value-type="float">
            <text:p>0.1709412950077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668" calcext:value-type="float">
            <text:p>0.77267 </text:p>
          </table:table-cell>
          <table:table-cell table:style-name="ce6" table:formula="of:=ASIN([.A807])" office:value-type="float" office:value="0.883033298811354" calcext:value-type="float">
            <text:p>0.8830332988113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724" calcext:value-type="float">
            <text:p>0.88372 </text:p>
          </table:table-cell>
          <table:table-cell table:style-name="ce6" table:formula="of:=ASIN([.A808])" office:value-type="float" office:value="1.08376050643833" calcext:value-type="float">
            <text:p>1.083760506438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1598" calcext:value-type="float">
            <text:p>0.89160 </text:p>
          </table:table-cell>
          <table:table-cell table:style-name="ce6" table:formula="of:=ASIN([.A809])" office:value-type="float" office:value="1.1008619364735" calcext:value-type="float">
            <text:p>1.1008619364735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3377" calcext:value-type="float">
            <text:p>0.05338 </text:p>
          </table:table-cell>
          <table:table-cell table:style-name="ce6" table:formula="of:=ASIN([.A810])" office:value-type="float" office:value="0.0534023786565613" calcext:value-type="float">
            <text:p>0.0534023786565613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6319" calcext:value-type="float">
            <text:p>0.88632 </text:p>
          </table:table-cell>
          <table:table-cell table:style-name="ce6" table:formula="of:=ASIN([.A811])" office:value-type="float" office:value="1.08933464226338" calcext:value-type="float">
            <text:p>1.0893346422633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9061" calcext:value-type="float">
            <text:p>0.30906 </text:p>
          </table:table-cell>
          <table:table-cell table:style-name="ce6" table:formula="of:=ASIN([.A812])" office:value-type="float" office:value="0.314205535959214" calcext:value-type="float">
            <text:p>0.3142055359592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6764" calcext:value-type="float">
            <text:p>0.14676 </text:p>
          </table:table-cell>
          <table:table-cell table:style-name="ce6" table:formula="of:=ASIN([.A813])" office:value-type="float" office:value="0.147296048100684" calcext:value-type="float">
            <text:p>0.1472960481006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3894" calcext:value-type="float">
            <text:p>0.20389 </text:p>
          </table:table-cell>
          <table:table-cell table:style-name="ce6" table:formula="of:=ASIN([.A814])" office:value-type="float" office:value="0.205333841762948" calcext:value-type="float">
            <text:p>0.2053338417629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717" calcext:value-type="float">
            <text:p>0.15717 </text:p>
          </table:table-cell>
          <table:table-cell table:style-name="ce6" table:formula="of:=ASIN([.A815])" office:value-type="float" office:value="0.157824380167769" calcext:value-type="float">
            <text:p>0.1578243801677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699" calcext:value-type="float">
            <text:p>0.91699 </text:p>
          </table:table-cell>
          <table:table-cell table:style-name="ce6" table:formula="of:=ASIN([.A816])" office:value-type="float" office:value="1.16046825252853" calcext:value-type="float">
            <text:p>1.160468252528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7952" calcext:value-type="float">
            <text:p>0.29795 </text:p>
          </table:table-cell>
          <table:table-cell table:style-name="ce6" table:formula="of:=ASIN([.A817])" office:value-type="float" office:value="0.302546489285584" calcext:value-type="float">
            <text:p>0.3025464892855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6794" calcext:value-type="float">
            <text:p>0.11679 </text:p>
          </table:table-cell>
          <table:table-cell table:style-name="ce6" table:formula="of:=ASIN([.A818])" office:value-type="float" office:value="0.117061171283426" calcext:value-type="float">
            <text:p>0.1170611712834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211" calcext:value-type="float">
            <text:p>0.44621 </text:p>
          </table:table-cell>
          <table:table-cell table:style-name="ce6" table:formula="of:=ASIN([.A819])" office:value-type="float" office:value="0.462526986868798" calcext:value-type="float">
            <text:p>0.4625269868687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5986" calcext:value-type="float">
            <text:p>0.58599 </text:p>
          </table:table-cell>
          <table:table-cell table:style-name="ce6" table:formula="of:=ASIN([.A820])" office:value-type="float" office:value="0.626096324652185" calcext:value-type="float">
            <text:p>0.6260963246521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5129" calcext:value-type="float">
            <text:p>0.82513 </text:p>
          </table:table-cell>
          <table:table-cell table:style-name="ce6" table:formula="of:=ASIN([.A821])" office:value-type="float" office:value="0.970430502936641" calcext:value-type="float">
            <text:p>0.9704305029366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959" calcext:value-type="float">
            <text:p>0.50496 </text:p>
          </table:table-cell>
          <table:table-cell table:style-name="ce6" table:formula="of:=ASIN([.A822])" office:value-type="float" office:value="0.529334463860099" calcext:value-type="float">
            <text:p>0.5293344638600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148" calcext:value-type="float">
            <text:p>0.65615 </text:p>
          </table:table-cell>
          <table:table-cell table:style-name="ce6" table:formula="of:=ASIN([.A823])" office:value-type="float" office:value="0.715702887102641" calcext:value-type="float">
            <text:p>0.7157028871026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428" calcext:value-type="float">
            <text:p>0.98343 </text:p>
          </table:table-cell>
          <table:table-cell table:style-name="ce6" table:formula="of:=ASIN([.A824])" office:value-type="float" office:value="1.38848903005189" calcext:value-type="float">
            <text:p>1.388489030051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9887" calcext:value-type="float">
            <text:p>0.09989 </text:p>
          </table:table-cell>
          <table:table-cell table:style-name="ce6" table:formula="of:=ASIN([.A825])" office:value-type="float" office:value="0.100053852536332" calcext:value-type="float">
            <text:p>0.1000538525363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2771" calcext:value-type="float">
            <text:p>0.63277 </text:p>
          </table:table-cell>
          <table:table-cell table:style-name="ce6" table:formula="of:=ASIN([.A826])" office:value-type="float" office:value="0.685126538144164" calcext:value-type="float">
            <text:p>0.6851265381441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5632" calcext:value-type="float">
            <text:p>0.35563 </text:p>
          </table:table-cell>
          <table:table-cell table:style-name="ce6" table:formula="of:=ASIN([.A827])" office:value-type="float" office:value="0.363590186615046" calcext:value-type="float">
            <text:p>0.3635901866150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7835" calcext:value-type="float">
            <text:p>0.81784 </text:p>
          </table:table-cell>
          <table:table-cell table:style-name="ce6" table:formula="of:=ASIN([.A828])" office:value-type="float" office:value="0.957638642621202" calcext:value-type="float">
            <text:p>0.9576386426212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2998" calcext:value-type="float">
            <text:p>0.25300 </text:p>
          </table:table-cell>
          <table:table-cell table:style-name="ce6" table:formula="of:=ASIN([.A829])" office:value-type="float" office:value="0.255777819877613" calcext:value-type="float">
            <text:p>0.2557778198776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9137" calcext:value-type="float">
            <text:p>0.83914 </text:p>
          </table:table-cell>
          <table:table-cell table:style-name="ce6" table:formula="of:=ASIN([.A830])" office:value-type="float" office:value="0.995694645027904" calcext:value-type="float">
            <text:p>0.9956946450279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5108" calcext:value-type="float">
            <text:p>0.83511 </text:p>
          </table:table-cell>
          <table:table-cell table:style-name="ce6" table:formula="of:=ASIN([.A831])" office:value-type="float" office:value="0.988329088936201" calcext:value-type="float">
            <text:p>0.9883290889362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6686" calcext:value-type="float">
            <text:p>0.79669 </text:p>
          </table:table-cell>
          <table:table-cell table:style-name="ce6" table:formula="of:=ASIN([.A832])" office:value-type="float" office:value="0.921792046769282" calcext:value-type="float">
            <text:p>0.9217920467692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6237" calcext:value-type="float">
            <text:p>0.92624 </text:p>
          </table:table-cell>
          <table:table-cell table:style-name="ce6" table:formula="of:=ASIN([.A833])" office:value-type="float" office:value="1.184304148802" calcext:value-type="float">
            <text:p>1.1843041488020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6293" calcext:value-type="float">
            <text:p>0.40629 </text:p>
          </table:table-cell>
          <table:table-cell table:style-name="ce6" table:formula="of:=ASIN([.A834])" office:value-type="float" office:value="0.418393445142845" calcext:value-type="float">
            <text:p>0.4183934451428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5248" calcext:value-type="float">
            <text:p>0.12525 </text:p>
          </table:table-cell>
          <table:table-cell table:style-name="ce6" table:formula="of:=ASIN([.A835])" office:value-type="float" office:value="0.125577795611495" calcext:value-type="float">
            <text:p>0.1255777956114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5334" calcext:value-type="float">
            <text:p>0.69533 </text:p>
          </table:table-cell>
          <table:table-cell table:style-name="ce6" table:formula="of:=ASIN([.A836])" office:value-type="float" office:value="0.768884532939266" calcext:value-type="float">
            <text:p>0.7688845329392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0451" calcext:value-type="float">
            <text:p>0.69045 </text:p>
          </table:table-cell>
          <table:table-cell table:style-name="ce6" table:formula="of:=ASIN([.A837])" office:value-type="float" office:value="0.762112330192586" calcext:value-type="float">
            <text:p>0.7621123301925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0494" calcext:value-type="float">
            <text:p>0.43049 </text:p>
          </table:table-cell>
          <table:table-cell table:style-name="ce6" table:formula="of:=ASIN([.A838])" office:value-type="float" office:value="0.445040017302199" calcext:value-type="float">
            <text:p>0.4450400173021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0132" calcext:value-type="float">
            <text:p>0.01013 </text:p>
          </table:table-cell>
          <table:table-cell table:style-name="ce6" table:formula="of:=ASIN([.A839])" office:value-type="float" office:value="0.0101321733621787" calcext:value-type="float">
            <text:p>0.0101321733621787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3495" calcext:value-type="float">
            <text:p>0.44350 </text:p>
          </table:table-cell>
          <table:table-cell table:style-name="ce6" table:formula="of:=ASIN([.A840])" office:value-type="float" office:value="0.459494393195691" calcext:value-type="float">
            <text:p>0.4594943931956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1176" calcext:value-type="float">
            <text:p>0.41118 </text:p>
          </table:table-cell>
          <table:table-cell table:style-name="ce6" table:formula="of:=ASIN([.A841])" office:value-type="float" office:value="0.423743789184311" calcext:value-type="float">
            <text:p>0.4237437891843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978" calcext:value-type="float">
            <text:p>0.85098 </text:p>
          </table:table-cell>
          <table:table-cell table:style-name="ce6" table:formula="of:=ASIN([.A842])" office:value-type="float" office:value="1.01784463710541" calcext:value-type="float">
            <text:p>1.017844637105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5172" calcext:value-type="float">
            <text:p>0.56517 </text:p>
          </table:table-cell>
          <table:table-cell table:style-name="ce6" table:formula="of:=ASIN([.A843])" office:value-type="float" office:value="0.600641730341772" calcext:value-type="float">
            <text:p>0.6006417303417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5823" calcext:value-type="float">
            <text:p>0.63582 </text:p>
          </table:table-cell>
          <table:table-cell table:style-name="ce6" table:formula="of:=ASIN([.A844])" office:value-type="float" office:value="0.689074342551855" calcext:value-type="float">
            <text:p>0.6890743425518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2296" calcext:value-type="float">
            <text:p>0.34230 </text:p>
          </table:table-cell>
          <table:table-cell table:style-name="ce6" table:formula="of:=ASIN([.A845])" office:value-type="float" office:value="0.349359426629047" calcext:value-type="float">
            <text:p>0.349359426629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252" calcext:value-type="float">
            <text:p>0.29325 </text:p>
          </table:table-cell>
          <table:table-cell table:style-name="ce6" table:formula="of:=ASIN([.A846])" office:value-type="float" office:value="0.297626620051122" calcext:value-type="float">
            <text:p>0.2976266200511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1961" calcext:value-type="float">
            <text:p>0.25196 </text:p>
          </table:table-cell>
          <table:table-cell table:style-name="ce6" table:formula="of:=ASIN([.A847])" office:value-type="float" office:value="0.254706098448192" calcext:value-type="float">
            <text:p>0.2547060984481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2051" calcext:value-type="float">
            <text:p>0.37205 </text:p>
          </table:table-cell>
          <table:table-cell table:style-name="ce6" table:formula="of:=ASIN([.A848])" office:value-type="float" office:value="0.38121766869132" calcext:value-type="float">
            <text:p>0.381217668691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713" calcext:value-type="float">
            <text:p>0.22971 </text:p>
          </table:table-cell>
          <table:table-cell table:style-name="ce6" table:formula="of:=ASIN([.A849])" office:value-type="float" office:value="0.231782786883605" calcext:value-type="float">
            <text:p>0.2317827868836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419" calcext:value-type="float">
            <text:p>0.88342 </text:p>
          </table:table-cell>
          <table:table-cell table:style-name="ce6" table:formula="of:=ASIN([.A850])" office:value-type="float" office:value="1.08310920922113" calcext:value-type="float">
            <text:p>1.083109209221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126" calcext:value-type="float">
            <text:p>0.10126 </text:p>
          </table:table-cell>
          <table:table-cell table:style-name="ce6" table:formula="of:=ASIN([.A851])" office:value-type="float" office:value="0.101433849743361" calcext:value-type="float">
            <text:p>0.1014338497433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4162" calcext:value-type="float">
            <text:p>0.83416 </text:p>
          </table:table-cell>
          <table:table-cell table:style-name="ce6" table:formula="of:=ASIN([.A852])" office:value-type="float" office:value="0.986611596145925" calcext:value-type="float">
            <text:p>0.9866115961459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6061" calcext:value-type="float">
            <text:p>0.20606 </text:p>
          </table:table-cell>
          <table:table-cell table:style-name="ce6" table:formula="of:=ASIN([.A853])" office:value-type="float" office:value="0.207547853062173" calcext:value-type="float">
            <text:p>0.2075478530621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8864" calcext:value-type="float">
            <text:p>0.68886 </text:p>
          </table:table-cell>
          <table:table-cell table:style-name="ce6" table:formula="of:=ASIN([.A854])" office:value-type="float" office:value="0.759920750423025" calcext:value-type="float">
            <text:p>0.7599207504230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4649" calcext:value-type="float">
            <text:p>0.01465 </text:p>
          </table:table-cell>
          <table:table-cell table:style-name="ce6" table:formula="of:=ASIN([.A855])" office:value-type="float" office:value="0.014649523979901" calcext:value-type="float">
            <text:p>0.0146495239799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5325" calcext:value-type="float">
            <text:p>0.50533 </text:p>
          </table:table-cell>
          <table:table-cell table:style-name="ce6" table:formula="of:=ASIN([.A856])" office:value-type="float" office:value="0.529758548025472" calcext:value-type="float">
            <text:p>0.5297585480254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591" calcext:value-type="float">
            <text:p>0.75759 </text:p>
          </table:table-cell>
          <table:table-cell table:style-name="ce6" table:formula="of:=ASIN([.A857])" office:value-type="float" office:value="0.85961451233904" calcext:value-type="float">
            <text:p>0.859614512339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2808" calcext:value-type="float">
            <text:p>0.94281 </text:p>
          </table:table-cell>
          <table:table-cell table:style-name="ce6" table:formula="of:=ASIN([.A858])" office:value-type="float" office:value="1.23095629260839" calcext:value-type="float">
            <text:p>1.230956292608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6819" calcext:value-type="float">
            <text:p>0.71682 </text:p>
          </table:table-cell>
          <table:table-cell table:style-name="ce6" table:formula="of:=ASIN([.A859])" office:value-type="float" office:value="0.799229406065627" calcext:value-type="float">
            <text:p>0.7992294060656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8429" calcext:value-type="float">
            <text:p>0.43843 </text:p>
          </table:table-cell>
          <table:table-cell table:style-name="ce6" table:formula="of:=ASIN([.A860])" office:value-type="float" office:value="0.453849974123721" calcext:value-type="float">
            <text:p>0.4538499741237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542" calcext:value-type="float">
            <text:p>0.54454 </text:p>
          </table:table-cell>
          <table:table-cell table:style-name="ce6" table:formula="of:=ASIN([.A861])" office:value-type="float" office:value="0.575842956514224" calcext:value-type="float">
            <text:p>0.5758429565142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7877" calcext:value-type="float">
            <text:p>0.70788 </text:p>
          </table:table-cell>
          <table:table-cell table:style-name="ce6" table:formula="of:=ASIN([.A862])" office:value-type="float" office:value="0.78648801138944" calcext:value-type="float">
            <text:p>0.7864880113894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569" calcext:value-type="float">
            <text:p>0.38957 </text:p>
          </table:table-cell>
          <table:table-cell table:style-name="ce6" table:formula="of:=ASIN([.A863])" office:value-type="float" office:value="0.400163575379717" calcext:value-type="float">
            <text:p>0.4001635753797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9202" calcext:value-type="float">
            <text:p>0.47920 </text:p>
          </table:table-cell>
          <table:table-cell table:style-name="ce6" table:formula="of:=ASIN([.A864])" office:value-type="float" office:value="0.499745296835566" calcext:value-type="float">
            <text:p>0.4997452968355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456" calcext:value-type="float">
            <text:p>0.35646 </text:p>
          </table:table-cell>
          <table:table-cell table:style-name="ce6" table:formula="of:=ASIN([.A865])" office:value-type="float" office:value="0.364471970675689" calcext:value-type="float">
            <text:p>0.3644719706756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5472" calcext:value-type="float">
            <text:p>0.13547 </text:p>
          </table:table-cell>
          <table:table-cell table:style-name="ce6" table:formula="of:=ASIN([.A866])" office:value-type="float" office:value="0.135889838742185" calcext:value-type="float">
            <text:p>0.1358898387421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8601" calcext:value-type="float">
            <text:p>0.51860 </text:p>
          </table:table-cell>
          <table:table-cell table:style-name="ce6" table:formula="of:=ASIN([.A867])" office:value-type="float" office:value="0.545213911261803" calcext:value-type="float">
            <text:p>0.5452139112618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764" calcext:value-type="float">
            <text:p>0.85076 </text:p>
          </table:table-cell>
          <table:table-cell table:style-name="ce6" table:formula="of:=ASIN([.A868])" office:value-type="float" office:value="1.01743730872375" calcext:value-type="float">
            <text:p>1.017437308723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367" calcext:value-type="float">
            <text:p>0.98337 </text:p>
          </table:table-cell>
          <table:table-cell table:style-name="ce6" table:formula="of:=ASIN([.A869])" office:value-type="float" office:value="1.38815287596784" calcext:value-type="float">
            <text:p>1.388152875967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203" calcext:value-type="float">
            <text:p>0.97720 </text:p>
          </table:table-cell>
          <table:table-cell table:style-name="ce6" table:formula="of:=ASIN([.A870])" office:value-type="float" office:value="1.3568610671728" calcext:value-type="float">
            <text:p>1.356861067172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4405" calcext:value-type="float">
            <text:p>0.98441 </text:p>
          </table:table-cell>
          <table:table-cell table:style-name="ce6" table:formula="of:=ASIN([.A871])" office:value-type="float" office:value="1.39395909416972" calcext:value-type="float">
            <text:p>1.3939590941697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5921" calcext:value-type="float">
            <text:p>0.00592 </text:p>
          </table:table-cell>
          <table:table-cell table:style-name="ce6" table:formula="of:=ASIN([.A872])" office:value-type="float" office:value="0.00592103459718664" calcext:value-type="float">
            <text:p>0.00592103459718664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158" calcext:value-type="float">
            <text:p>0.28416 </text:p>
          </table:table-cell>
          <table:table-cell table:style-name="ce6" table:formula="of:=ASIN([.A873])" office:value-type="float" office:value="0.288128112044211" calcext:value-type="float">
            <text:p>0.2881281120442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349" calcext:value-type="float">
            <text:p>0.50435 </text:p>
          </table:table-cell>
          <table:table-cell table:style-name="ce6" table:formula="of:=ASIN([.A874])" office:value-type="float" office:value="0.528627890594513" calcext:value-type="float">
            <text:p>0.5286278905945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8556" calcext:value-type="float">
            <text:p>0.92856 </text:p>
          </table:table-cell>
          <table:table-cell table:style-name="ce6" table:formula="of:=ASIN([.A875])" office:value-type="float" office:value="1.19050355304394" calcext:value-type="float">
            <text:p>1.190503553043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3081" calcext:value-type="float">
            <text:p>0.15308 </text:p>
          </table:table-cell>
          <table:table-cell table:style-name="ce6" table:formula="of:=ASIN([.A876])" office:value-type="float" office:value="0.15368527218438" calcext:value-type="float">
            <text:p>0.1536852721843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3772" calcext:value-type="float">
            <text:p>0.23377 </text:p>
          </table:table-cell>
          <table:table-cell table:style-name="ce6" table:formula="of:=ASIN([.A877])" office:value-type="float" office:value="0.23595538014535" calcext:value-type="float">
            <text:p>0.235955380145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2019" calcext:value-type="float">
            <text:p>0.49202 </text:p>
          </table:table-cell>
          <table:table-cell table:style-name="ce6" table:formula="of:=ASIN([.A878])" office:value-type="float" office:value="0.514407368852925" calcext:value-type="float">
            <text:p>0.5144073688529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862" calcext:value-type="float">
            <text:p>0.42686 </text:p>
          </table:table-cell>
          <table:table-cell table:style-name="ce6" table:formula="of:=ASIN([.A879])" office:value-type="float" office:value="0.441019900445534" calcext:value-type="float">
            <text:p>0.4410199004455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2346" calcext:value-type="float">
            <text:p>0.36235 </text:p>
          </table:table-cell>
          <table:table-cell table:style-name="ce6" table:formula="of:=ASIN([.A880])" office:value-type="float" office:value="0.37078371525528" calcext:value-type="float">
            <text:p>0.3707837152552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774" calcext:value-type="float">
            <text:p>0.22977 </text:p>
          </table:table-cell>
          <table:table-cell table:style-name="ce6" table:formula="of:=ASIN([.A881])" office:value-type="float" office:value="0.231845463404505" calcext:value-type="float">
            <text:p>0.2318454634045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3597" calcext:value-type="float">
            <text:p>0.42360 </text:p>
          </table:table-cell>
          <table:table-cell table:style-name="ce6" table:formula="of:=ASIN([.A882])" office:value-type="float" office:value="0.437412503438918" calcext:value-type="float">
            <text:p>0.4374125034389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046" calcext:value-type="float">
            <text:p>0.50005 </text:p>
          </table:table-cell>
          <table:table-cell table:style-name="ce6" table:formula="of:=ASIN([.A883])" office:value-type="float" office:value="0.523651892637563" calcext:value-type="float">
            <text:p>0.5236518926375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7918" calcext:value-type="float">
            <text:p>0.65792 </text:p>
          </table:table-cell>
          <table:table-cell table:style-name="ce6" table:formula="of:=ASIN([.A884])" office:value-type="float" office:value="0.718050799275123" calcext:value-type="float">
            <text:p>0.7180507992751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0291" calcext:value-type="float">
            <text:p>0.44029 </text:p>
          </table:table-cell>
          <table:table-cell table:style-name="ce6" table:formula="of:=ASIN([.A885])" office:value-type="float" office:value="0.45592275338803" calcext:value-type="float">
            <text:p>0.455922753388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771" calcext:value-type="float">
            <text:p>0.57277 </text:p>
          </table:table-cell>
          <table:table-cell table:style-name="ce6" table:formula="of:=ASIN([.A886])" office:value-type="float" office:value="0.609882320054577" calcext:value-type="float">
            <text:p>0.6098823200545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382" calcext:value-type="float">
            <text:p>0.49382 </text:p>
          </table:table-cell>
          <table:table-cell table:style-name="ce6" table:formula="of:=ASIN([.A887])" office:value-type="float" office:value="0.51647730626818" calcext:value-type="float">
            <text:p>0.516477306268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3082" calcext:value-type="float">
            <text:p>0.00308 </text:p>
          </table:table-cell>
          <table:table-cell table:style-name="ce6" table:formula="of:=ASIN([.A888])" office:value-type="float" office:value="0.00308200487919875" calcext:value-type="float">
            <text:p>0.00308200487919875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861" calcext:value-type="float">
            <text:p>0.47386 </text:p>
          </table:table-cell>
          <table:table-cell table:style-name="ce6" table:formula="of:=ASIN([.A889])" office:value-type="float" office:value="0.493670144117439" calcext:value-type="float">
            <text:p>0.4936701441174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8046" calcext:value-type="float">
            <text:p>0.11805 </text:p>
          </table:table-cell>
          <table:table-cell table:style-name="ce6" table:formula="of:=ASIN([.A890])" office:value-type="float" office:value="0.118321892605196" calcext:value-type="float">
            <text:p>0.1183218926051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325" calcext:value-type="float">
            <text:p>0.35933 </text:p>
          </table:table-cell>
          <table:table-cell table:style-name="ce6" table:formula="of:=ASIN([.A891])" office:value-type="float" office:value="0.367544484684732" calcext:value-type="float">
            <text:p>0.3675444846847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4155" calcext:value-type="float">
            <text:p>0.58416 </text:p>
          </table:table-cell>
          <table:table-cell table:style-name="ce6" table:formula="of:=ASIN([.A892])" office:value-type="float" office:value="0.623838567989546" calcext:value-type="float">
            <text:p>0.6238385679895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3203" calcext:value-type="float">
            <text:p>0.15320 </text:p>
          </table:table-cell>
          <table:table-cell table:style-name="ce6" table:formula="of:=ASIN([.A893])" office:value-type="float" office:value="0.153808728450706" calcext:value-type="float">
            <text:p>0.1538087284507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356" calcext:value-type="float">
            <text:p>0.94736 </text:p>
          </table:table-cell>
          <table:table-cell table:style-name="ce6" table:formula="of:=ASIN([.A894])" office:value-type="float" office:value="1.24487457363981" calcext:value-type="float">
            <text:p>1.244874573639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5078" calcext:value-type="float">
            <text:p>0.86508 </text:p>
          </table:table-cell>
          <table:table-cell table:style-name="ce6" table:formula="of:=ASIN([.A895])" office:value-type="float" office:value="1.04530584162681" calcext:value-type="float">
            <text:p>1.045305841626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902" calcext:value-type="float">
            <text:p>0.29902 </text:p>
          </table:table-cell>
          <table:table-cell table:style-name="ce6" table:formula="of:=ASIN([.A896])" office:value-type="float" office:value="0.303665500592798" calcext:value-type="float">
            <text:p>0.3036655005927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3482" calcext:value-type="float">
            <text:p>0.67348 </text:p>
          </table:table-cell>
          <table:table-cell table:style-name="ce6" table:formula="of:=ASIN([.A897])" office:value-type="float" office:value="0.738909214698068" calcext:value-type="float">
            <text:p>0.7389092146980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781" calcext:value-type="float">
            <text:p>0.30781 </text:p>
          </table:table-cell>
          <table:table-cell table:style-name="ce6" table:formula="of:=ASIN([.A898])" office:value-type="float" office:value="0.312890417584591" calcext:value-type="float">
            <text:p>0.3128904175845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195" calcext:value-type="float">
            <text:p>0.27195 </text:p>
          </table:table-cell>
          <table:table-cell table:style-name="ce6" table:formula="of:=ASIN([.A899])" office:value-type="float" office:value="0.275418824105169" calcext:value-type="float">
            <text:p>0.2754188241051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814" calcext:value-type="float">
            <text:p>0.85781 </text:p>
          </table:table-cell>
          <table:table-cell table:style-name="ce6" table:formula="of:=ASIN([.A900])" office:value-type="float" office:value="1.03100120768301" calcext:value-type="float">
            <text:p>1.031001207683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6511" calcext:value-type="float">
            <text:p>0.92651 </text:p>
          </table:table-cell>
          <table:table-cell table:style-name="ce6" table:formula="of:=ASIN([.A901])" office:value-type="float" office:value="1.18503170214239" calcext:value-type="float">
            <text:p>1.185031702142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945" calcext:value-type="float">
            <text:p>0.95795 </text:p>
          </table:table-cell>
          <table:table-cell table:style-name="ce6" table:formula="of:=ASIN([.A902])" office:value-type="float" office:value="1.27975295675452" calcext:value-type="float">
            <text:p>1.279752956754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2243" calcext:value-type="float">
            <text:p>0.50224 </text:p>
          </table:table-cell>
          <table:table-cell table:style-name="ce6" table:formula="of:=ASIN([.A903])" office:value-type="float" office:value="0.526190711164032" calcext:value-type="float">
            <text:p>0.5261907111640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0342" calcext:value-type="float">
            <text:p>0.40034 </text:p>
          </table:table-cell>
          <table:table-cell table:style-name="ce6" table:formula="of:=ASIN([.A904])" office:value-type="float" office:value="0.411890029058687" calcext:value-type="float">
            <text:p>0.4118900290586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5" calcext:value-type="float">
            <text:p>0.27250 </text:p>
          </table:table-cell>
          <table:table-cell table:style-name="ce6" table:formula="of:=ASIN([.A905])" office:value-type="float" office:value="0.275990410874647" calcext:value-type="float">
            <text:p>0.2759904108746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691" calcext:value-type="float">
            <text:p>0.97769 </text:p>
          </table:table-cell>
          <table:table-cell table:style-name="ce6" table:formula="of:=ASIN([.A906])" office:value-type="float" office:value="1.35917191604022" calcext:value-type="float">
            <text:p>1.3591719160402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4147" calcext:value-type="float">
            <text:p>0.33415 </text:p>
          </table:table-cell>
          <table:table-cell table:style-name="ce6" table:formula="of:=ASIN([.A907])" office:value-type="float" office:value="0.340700065093027" calcext:value-type="float">
            <text:p>0.3407000650930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7873" calcext:value-type="float">
            <text:p>0.03787 </text:p>
          </table:table-cell>
          <table:table-cell table:style-name="ce6" table:formula="of:=ASIN([.A908])" office:value-type="float" office:value="0.0378820597944319" calcext:value-type="float">
            <text:p>0.0378820597944319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208" calcext:value-type="float">
            <text:p>0.54021 </text:p>
          </table:table-cell>
          <table:table-cell table:style-name="ce6" table:formula="of:=ASIN([.A909])" office:value-type="float" office:value="0.570684258194658" calcext:value-type="float">
            <text:p>0.5706842581946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3155" calcext:value-type="float">
            <text:p>0.89316 </text:p>
          </table:table-cell>
          <table:table-cell table:style-name="ce6" table:formula="of:=ASIN([.A910])" office:value-type="float" office:value="1.10431205508358" calcext:value-type="float">
            <text:p>1.1043120550835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276" calcext:value-type="float">
            <text:p>0.65276 </text:p>
          </table:table-cell>
          <table:table-cell table:style-name="ce6" table:formula="of:=ASIN([.A911])" office:value-type="float" office:value="0.711221996941588" calcext:value-type="float">
            <text:p>0.7112219969415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952" calcext:value-type="float">
            <text:p>0.22495 </text:p>
          </table:table-cell>
          <table:table-cell table:style-name="ce6" table:formula="of:=ASIN([.A912])" office:value-type="float" office:value="0.226893773290147" calcext:value-type="float">
            <text:p>0.2268937732901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6699" calcext:value-type="float">
            <text:p>0.53670 </text:p>
          </table:table-cell>
          <table:table-cell table:style-name="ce6" table:formula="of:=ASIN([.A913])" office:value-type="float" office:value="0.56652003356675" calcext:value-type="float">
            <text:p>0.566520033566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1828" calcext:value-type="float">
            <text:p>0.27183 </text:p>
          </table:table-cell>
          <table:table-cell table:style-name="ce6" table:formula="of:=ASIN([.A914])" office:value-type="float" office:value="0.275292048284888" calcext:value-type="float">
            <text:p>0.2752920482848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9193" calcext:value-type="float">
            <text:p>0.28919 </text:p>
          </table:table-cell>
          <table:table-cell table:style-name="ce6" table:formula="of:=ASIN([.A915])" office:value-type="float" office:value="0.293383708642999" calcext:value-type="float">
            <text:p>0.2933837086429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7107" calcext:value-type="float">
            <text:p>0.36711 </text:p>
          </table:table-cell>
          <table:table-cell table:style-name="ce6" table:formula="of:=ASIN([.A916])" office:value-type="float" office:value="0.375896949517339" calcext:value-type="float">
            <text:p>0.3758969495173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8323" calcext:value-type="float">
            <text:p>0.84832 </text:p>
          </table:table-cell>
          <table:table-cell table:style-name="ce6" table:formula="of:=ASIN([.A917])" office:value-type="float" office:value="1.01280994721984" calcext:value-type="float">
            <text:p>1.012809947219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5051" calcext:value-type="float">
            <text:p>0.44505 </text:p>
          </table:table-cell>
          <table:table-cell table:style-name="ce6" table:formula="of:=ASIN([.A918])" office:value-type="float" office:value="0.461231211120356" calcext:value-type="float">
            <text:p>0.4612312111203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8683" calcext:value-type="float">
            <text:p>0.47868 </text:p>
          </table:table-cell>
          <table:table-cell table:style-name="ce6" table:formula="of:=ASIN([.A919])" office:value-type="float" office:value="0.499154077131876" calcext:value-type="float">
            <text:p>0.4991540771318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1795" calcext:value-type="float">
            <text:p>0.57180 </text:p>
          </table:table-cell>
          <table:table-cell table:style-name="ce6" table:formula="of:=ASIN([.A920])" office:value-type="float" office:value="0.608692157546055" calcext:value-type="float">
            <text:p>0.6086921575460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3843" calcext:value-type="float">
            <text:p>0.21384 </text:p>
          </table:table-cell>
          <table:table-cell table:style-name="ce6" table:formula="of:=ASIN([.A921])" office:value-type="float" office:value="0.2155072785524" calcext:value-type="float">
            <text:p>0.215507278552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326" calcext:value-type="float">
            <text:p>0.51326 </text:p>
          </table:table-cell>
          <table:table-cell table:style-name="ce6" table:formula="of:=ASIN([.A922])" office:value-type="float" office:value="0.538978996197545" calcext:value-type="float">
            <text:p>0.5389789961975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8978" calcext:value-type="float">
            <text:p>0.46898 </text:p>
          </table:table-cell>
          <table:table-cell table:style-name="ce6" table:formula="of:=ASIN([.A923])" office:value-type="float" office:value="0.488133279148095" calcext:value-type="float">
            <text:p>0.4881332791480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63" calcext:value-type="float">
            <text:p>0.94763 </text:p>
          </table:table-cell>
          <table:table-cell table:style-name="ce6" table:formula="of:=ASIN([.A924])" office:value-type="float" office:value="1.24573142279054" calcext:value-type="float">
            <text:p>1.2457314227905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1228" calcext:value-type="float">
            <text:p>0.25123 </text:p>
          </table:table-cell>
          <table:table-cell table:style-name="ce6" table:formula="of:=ASIN([.A925])" office:value-type="float" office:value="0.25394873615536" calcext:value-type="float">
            <text:p>0.253948736155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1177" calcext:value-type="float">
            <text:p>0.29118 </text:p>
          </table:table-cell>
          <table:table-cell table:style-name="ce6" table:formula="of:=ASIN([.A926])" office:value-type="float" office:value="0.295456918125198" calcext:value-type="float">
            <text:p>0.2954569181251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0678" calcext:value-type="float">
            <text:p>0.31068 </text:p>
          </table:table-cell>
          <table:table-cell table:style-name="ce6" table:formula="of:=ASIN([.A927])" office:value-type="float" office:value="0.315906246734805" calcext:value-type="float">
            <text:p>0.3159062467348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8989" calcext:value-type="float">
            <text:p>0.35899 </text:p>
          </table:table-cell>
          <table:table-cell table:style-name="ce6" table:formula="of:=ASIN([.A928])" office:value-type="float" office:value="0.367184463012104" calcext:value-type="float">
            <text:p>0.3671844630121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964" calcext:value-type="float">
            <text:p>0.81896 </text:p>
          </table:table-cell>
          <table:table-cell table:style-name="ce6" table:formula="of:=ASIN([.A929])" office:value-type="float" office:value="0.95960332009247" calcext:value-type="float">
            <text:p>0.9596033200924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8308" calcext:value-type="float">
            <text:p>0.34831 </text:p>
          </table:table-cell>
          <table:table-cell table:style-name="ce6" table:formula="of:=ASIN([.A930])" office:value-type="float" office:value="0.355765466171038" calcext:value-type="float">
            <text:p>0.3557654661710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179" calcext:value-type="float">
            <text:p>0.36018 </text:p>
          </table:table-cell>
          <table:table-cell table:style-name="ce6" table:formula="of:=ASIN([.A931])" office:value-type="float" office:value="0.368459764582791" calcext:value-type="float">
            <text:p>0.3684597645827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1902" calcext:value-type="float">
            <text:p>0.04190 </text:p>
          </table:table-cell>
          <table:table-cell table:style-name="ce6" table:formula="of:=ASIN([.A932])" office:value-type="float" office:value="0.0419142714636842" calcext:value-type="float">
            <text:p>0.0419142714636842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603" calcext:value-type="float">
            <text:p>0.79360 </text:p>
          </table:table-cell>
          <table:table-cell table:style-name="ce6" table:formula="of:=ASIN([.A933])" office:value-type="float" office:value="0.916708077880959" calcext:value-type="float">
            <text:p>0.9167080778809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163" calcext:value-type="float">
            <text:p>0.80163 </text:p>
          </table:table-cell>
          <table:table-cell table:style-name="ce6" table:formula="of:=ASIN([.A934])" office:value-type="float" office:value="0.930016826125644" calcext:value-type="float">
            <text:p>0.9300168261256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6902" calcext:value-type="float">
            <text:p>0.52690 </text:p>
          </table:table-cell>
          <table:table-cell table:style-name="ce6" table:formula="of:=ASIN([.A935])" office:value-type="float" office:value="0.554951406565735" calcext:value-type="float">
            <text:p>0.554951406565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7335" calcext:value-type="float">
            <text:p>0.98734 </text:p>
          </table:table-cell>
          <table:table-cell table:style-name="ce6" table:formula="of:=ASIN([.A936])" office:value-type="float" office:value="1.41147385906347" calcext:value-type="float">
            <text:p>1.4114738590634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45" calcext:value-type="float">
            <text:p>0.54445 </text:p>
          </table:table-cell>
          <table:table-cell table:style-name="ce6" table:formula="of:=ASIN([.A937])" office:value-type="float" office:value="0.575733271237224" calcext:value-type="float">
            <text:p>0.5757332712372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6236" calcext:value-type="float">
            <text:p>0.01624 </text:p>
          </table:table-cell>
          <table:table-cell table:style-name="ce6" table:formula="of:=ASIN([.A938])" office:value-type="float" office:value="0.0162367134070554" calcext:value-type="float">
            <text:p>0.0162367134070554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862" calcext:value-type="float">
            <text:p>0.79586 </text:p>
          </table:table-cell>
          <table:table-cell table:style-name="ce6" table:formula="of:=ASIN([.A939])" office:value-type="float" office:value="0.920429918837143" calcext:value-type="float">
            <text:p>0.9204299188371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52" calcext:value-type="float">
            <text:p>0.49852 </text:p>
          </table:table-cell>
          <table:table-cell table:style-name="ce6" table:formula="of:=ASIN([.A940])" office:value-type="float" office:value="0.521890660226029" calcext:value-type="float">
            <text:p>0.5218906602260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6868" calcext:value-type="float">
            <text:p>0.88687 </text:p>
          </table:table-cell>
          <table:table-cell table:style-name="ce6" table:formula="of:=ASIN([.A941])" office:value-type="float" office:value="1.09052154330336" calcext:value-type="float">
            <text:p>1.090521543303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937" calcext:value-type="float">
            <text:p>0.87094 </text:p>
          </table:table-cell>
          <table:table-cell table:style-name="ce6" table:formula="of:=ASIN([.A942])" office:value-type="float" office:value="1.05710592790726" calcext:value-type="float">
            <text:p>1.0571059279072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856" calcext:value-type="float">
            <text:p>0.05686 </text:p>
          </table:table-cell>
          <table:table-cell table:style-name="ce6" table:formula="of:=ASIN([.A943])" office:value-type="float" office:value="0.056886676808161" calcext:value-type="float">
            <text:p>0.0568866768081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8303" calcext:value-type="float">
            <text:p>0.82830 </text:p>
          </table:table-cell>
          <table:table-cell table:style-name="ce6" table:formula="of:=ASIN([.A944])" office:value-type="float" office:value="0.976072027460168" calcext:value-type="float">
            <text:p>0.9760720274601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221" calcext:value-type="float">
            <text:p>0.79522 </text:p>
          </table:table-cell>
          <table:table-cell table:style-name="ce6" table:formula="of:=ASIN([.A945])" office:value-type="float" office:value="0.919371986613115" calcext:value-type="float">
            <text:p>0.9193719866131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736" calcext:value-type="float">
            <text:p>0.74374 </text:p>
          </table:table-cell>
          <table:table-cell table:style-name="ce6" table:formula="of:=ASIN([.A946])" office:value-type="float" office:value="0.8386419714124" calcext:value-type="float">
            <text:p>0.838641971412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1752" calcext:value-type="float">
            <text:p>0.77175 </text:p>
          </table:table-cell>
          <table:table-cell table:style-name="ce6" table:formula="of:=ASIN([.A947])" office:value-type="float" office:value="0.881591612551965" calcext:value-type="float">
            <text:p>0.8815916125519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2774" calcext:value-type="float">
            <text:p>0.30277 </text:p>
          </table:table-cell>
          <table:table-cell table:style-name="ce6" table:formula="of:=ASIN([.A948])" office:value-type="float" office:value="0.307601931141158" calcext:value-type="float">
            <text:p>0.3076019311411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941" calcext:value-type="float">
            <text:p>0.65694 </text:p>
          </table:table-cell>
          <table:table-cell table:style-name="ce6" table:formula="of:=ASIN([.A949])" office:value-type="float" office:value="0.716754210819064" calcext:value-type="float">
            <text:p>0.7167542108190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524" calcext:value-type="float">
            <text:p>0.87524 </text:p>
          </table:table-cell>
          <table:table-cell table:style-name="ce6" table:formula="of:=ASIN([.A950])" office:value-type="float" office:value="1.06593178069098" calcext:value-type="float">
            <text:p>1.0659317806909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0453" calcext:value-type="float">
            <text:p>0.51045 </text:p>
          </table:table-cell>
          <table:table-cell table:style-name="ce6" table:formula="of:=ASIN([.A951])" office:value-type="float" office:value="0.535711509933881" calcext:value-type="float">
            <text:p>0.5357115099338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58" calcext:value-type="float">
            <text:p>0.83758 </text:p>
          </table:table-cell>
          <table:table-cell table:style-name="ce6" table:formula="of:=ASIN([.A952])" office:value-type="float" office:value="0.992838381541557" calcext:value-type="float">
            <text:p>0.9928383815415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8827" calcext:value-type="float">
            <text:p>0.34883 </text:p>
          </table:table-cell>
          <table:table-cell table:style-name="ce6" table:formula="of:=ASIN([.A953])" office:value-type="float" office:value="0.356319193948569" calcext:value-type="float">
            <text:p>0.3563191939485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4382" calcext:value-type="float">
            <text:p>0.26438 </text:p>
          </table:table-cell>
          <table:table-cell table:style-name="ce6" table:formula="of:=ASIN([.A954])" office:value-type="float" office:value="0.267563065029133" calcext:value-type="float">
            <text:p>0.2675630650291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7783" calcext:value-type="float">
            <text:p>0.88778 </text:p>
          </table:table-cell>
          <table:table-cell table:style-name="ce6" table:formula="of:=ASIN([.A955])" office:value-type="float" office:value="1.09250574461775" calcext:value-type="float">
            <text:p>1.092505744617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2724" calcext:value-type="float">
            <text:p>0.25272 </text:p>
          </table:table-cell>
          <table:table-cell table:style-name="ce6" table:formula="of:=ASIN([.A956])" office:value-type="float" office:value="0.255494616508263" calcext:value-type="float">
            <text:p>0.2554946165082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6898" calcext:value-type="float">
            <text:p>0.91690 </text:p>
          </table:table-cell>
          <table:table-cell table:style-name="ce6" table:formula="of:=ASIN([.A957])" office:value-type="float" office:value="1.16023768527583" calcext:value-type="float">
            <text:p>1.160237685275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4295" calcext:value-type="float">
            <text:p>0.75430 </text:p>
          </table:table-cell>
          <table:table-cell table:style-name="ce6" table:formula="of:=ASIN([.A958])" office:value-type="float" office:value="0.854579637772151" calcext:value-type="float">
            <text:p>0.8545796377721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1669" calcext:value-type="float">
            <text:p>0.93167 </text:p>
          </table:table-cell>
          <table:table-cell table:style-name="ce6" table:formula="of:=ASIN([.A959])" office:value-type="float" office:value="1.19898001025284" calcext:value-type="float">
            <text:p>1.198980010252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13" calcext:value-type="float">
            <text:p>0.29313 </text:p>
          </table:table-cell>
          <table:table-cell table:style-name="ce6" table:formula="of:=ASIN([.A960])" office:value-type="float" office:value="0.297499012181329" calcext:value-type="float">
            <text:p>0.2974990121813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0751" calcext:value-type="float">
            <text:p>0.14075 </text:p>
          </table:table-cell>
          <table:table-cell table:style-name="ce6" table:formula="of:=ASIN([.A961])" office:value-type="float" office:value="0.141219925243841" calcext:value-type="float">
            <text:p>0.1412199252438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3332" calcext:value-type="float">
            <text:p>0.46333 </text:p>
          </table:table-cell>
          <table:table-cell table:style-name="ce6" table:formula="of:=ASIN([.A962])" office:value-type="float" office:value="0.481751457071559" calcext:value-type="float">
            <text:p>0.4817514570715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435" calcext:value-type="float">
            <text:p>0.41435 </text:p>
          </table:table-cell>
          <table:table-cell table:style-name="ce6" table:formula="of:=ASIN([.A963])" office:value-type="float" office:value="0.427228493359609" calcext:value-type="float">
            <text:p>0.4272284933596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58" calcext:value-type="float">
            <text:p>0.75976 </text:p>
          </table:table-cell>
          <table:table-cell table:style-name="ce6" table:formula="of:=ASIN([.A964])" office:value-type="float" office:value="0.862940844275549" calcext:value-type="float">
            <text:p>0.8629408442755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455" calcext:value-type="float">
            <text:p>0.76455 </text:p>
          </table:table-cell>
          <table:table-cell table:style-name="ce6" table:formula="of:=ASIN([.A965])" office:value-type="float" office:value="0.87034289517633" calcext:value-type="float">
            <text:p>0.870342895176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8513" calcext:value-type="float">
            <text:p>0.21851 </text:p>
          </table:table-cell>
          <table:table-cell table:style-name="ce6" table:formula="of:=ASIN([.A966])" office:value-type="float" office:value="0.220290385146773" calcext:value-type="float">
            <text:p>0.2202903851467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7679" calcext:value-type="float">
            <text:p>0.17768 </text:p>
          </table:table-cell>
          <table:table-cell table:style-name="ce6" table:formula="of:=ASIN([.A967])" office:value-type="float" office:value="0.178627418953013" calcext:value-type="float">
            <text:p>0.1786274189530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8773" calcext:value-type="float">
            <text:p>0.65877 </text:p>
          </table:table-cell>
          <table:table-cell table:style-name="ce6" table:formula="of:=ASIN([.A968])" office:value-type="float" office:value="0.719186686226851" calcext:value-type="float">
            <text:p>0.7191866862268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4429" calcext:value-type="float">
            <text:p>0.67443 </text:p>
          </table:table-cell>
          <table:table-cell table:style-name="ce6" table:formula="of:=ASIN([.A969])" office:value-type="float" office:value="0.740191072022866" calcext:value-type="float">
            <text:p>0.7401910720228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6733" calcext:value-type="float">
            <text:p>0.14673 </text:p>
          </table:table-cell>
          <table:table-cell table:style-name="ce6" table:formula="of:=ASIN([.A970])" office:value-type="float" office:value="0.14726470881645" calcext:value-type="float">
            <text:p>0.1472647088164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856" calcext:value-type="float">
            <text:p>0.98386 </text:p>
          </table:table-cell>
          <table:table-cell table:style-name="ce6" table:formula="of:=ASIN([.A971])" office:value-type="float" office:value="1.39086508380094" calcext:value-type="float">
            <text:p>1.390865083800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4438" calcext:value-type="float">
            <text:p>0.77444 </text:p>
          </table:table-cell>
          <table:table-cell table:style-name="ce6" table:formula="of:=ASIN([.A972])" office:value-type="float" office:value="0.885826284221908" calcext:value-type="float">
            <text:p>0.8858262842219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2" calcext:value-type="float">
            <text:p>0.80520 </text:p>
          </table:table-cell>
          <table:table-cell table:style-name="ce6" table:formula="of:=ASIN([.A973])" office:value-type="float" office:value="0.93601265725695" calcext:value-type="float">
            <text:p>0.936012657256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874" calcext:value-type="float">
            <text:p>0.08087 </text:p>
          </table:table-cell>
          <table:table-cell table:style-name="ce6" table:formula="of:=ASIN([.A974])" office:value-type="float" office:value="0.0809624212955701" calcext:value-type="float">
            <text:p>0.0809624212955701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2666" calcext:value-type="float">
            <text:p>0.92267 </text:p>
          </table:table-cell>
          <table:table-cell table:style-name="ce6" table:formula="of:=ASIN([.A975])" office:value-type="float" office:value="1.17493817316621" calcext:value-type="float">
            <text:p>1.1749381731662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039" calcext:value-type="float">
            <text:p>0.57204 </text:p>
          </table:table-cell>
          <table:table-cell table:style-name="ce6" table:formula="of:=ASIN([.A976])" office:value-type="float" office:value="0.608989605533036" calcext:value-type="float">
            <text:p>0.6089896055330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337" calcext:value-type="float">
            <text:p>0.05634 </text:p>
          </table:table-cell>
          <table:table-cell table:style-name="ce6" table:formula="of:=ASIN([.A977])" office:value-type="float" office:value="0.0563668435789942" calcext:value-type="float">
            <text:p>0.0563668435789942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6277" calcext:value-type="float">
            <text:p>0.93628 </text:p>
          </table:table-cell>
          <table:table-cell table:style-name="ce6" table:formula="of:=ASIN([.A978])" office:value-type="float" office:value="1.21187708417366" calcext:value-type="float">
            <text:p>1.211877084173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6919" calcext:value-type="float">
            <text:p>0.90692 </text:p>
          </table:table-cell>
          <table:table-cell table:style-name="ce6" table:formula="of:=ASIN([.A979])" office:value-type="float" office:value="1.13591251714539" calcext:value-type="float">
            <text:p>1.135912517145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275" calcext:value-type="float">
            <text:p>0.83728 </text:p>
          </table:table-cell>
          <table:table-cell table:style-name="ce6" table:formula="of:=ASIN([.A980])" office:value-type="float" office:value="0.992280333952033" calcext:value-type="float">
            <text:p>0.9922803339520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9268" calcext:value-type="float">
            <text:p>0.99927 </text:p>
          </table:table-cell>
          <table:table-cell table:style-name="ce6" table:formula="of:=ASIN([.A981])" office:value-type="float" office:value="1.53253173947355" calcext:value-type="float">
            <text:p>1.5325317394735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4194" calcext:value-type="float">
            <text:p>0.71419 </text:p>
          </table:table-cell>
          <table:table-cell table:style-name="ce6" table:formula="of:=ASIN([.A982])" office:value-type="float" office:value="0.795471914545564" calcext:value-type="float">
            <text:p>0.7954719145455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666" calcext:value-type="float">
            <text:p>0.28666 </text:p>
          </table:table-cell>
          <table:table-cell table:style-name="ce6" table:formula="of:=ASIN([.A983])" office:value-type="float" office:value="0.290738698149928" calcext:value-type="float">
            <text:p>0.2907386981499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915" calcext:value-type="float">
            <text:p>0.95792 </text:p>
          </table:table-cell>
          <table:table-cell table:style-name="ce6" table:formula="of:=ASIN([.A984])" office:value-type="float" office:value="1.2796484278437" calcext:value-type="float">
            <text:p>1.279648427843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484" calcext:value-type="float">
            <text:p>0.65648 </text:p>
          </table:table-cell>
          <table:table-cell table:style-name="ce6" table:formula="of:=ASIN([.A985])" office:value-type="float" office:value="0.716148223337895" calcext:value-type="float">
            <text:p>0.7161482233378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8675" calcext:value-type="float">
            <text:p>0.28868 </text:p>
          </table:table-cell>
          <table:table-cell table:style-name="ce6" table:formula="of:=ASIN([.A986])" office:value-type="float" office:value="0.292842631148881" calcext:value-type="float">
            <text:p>0.2928426311488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4048" calcext:value-type="float">
            <text:p>0.11405 </text:p>
          </table:table-cell>
          <table:table-cell table:style-name="ce6" table:formula="of:=ASIN([.A987])" office:value-type="float" office:value="0.114296694442917" calcext:value-type="float">
            <text:p>0.1142966944429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4616" calcext:value-type="float">
            <text:p>0.25462 </text:p>
          </table:table-cell>
          <table:table-cell table:style-name="ce6" table:formula="of:=ASIN([.A988])" office:value-type="float" office:value="0.257450595334963" calcext:value-type="float">
            <text:p>0.2574505953349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4831" calcext:value-type="float">
            <text:p>0.13483 </text:p>
          </table:table-cell>
          <table:table-cell table:style-name="ce6" table:formula="of:=ASIN([.A989])" office:value-type="float" office:value="0.135242903060053" calcext:value-type="float">
            <text:p>0.1352429030600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2832" calcext:value-type="float">
            <text:p>0.63283 </text:p>
          </table:table-cell>
          <table:table-cell table:style-name="ce6" table:formula="of:=ASIN([.A990])" office:value-type="float" office:value="0.68520531754815" calcext:value-type="float">
            <text:p>0.6852053175481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9633" calcext:value-type="float">
            <text:p>0.08963 </text:p>
          </table:table-cell>
          <table:table-cell table:style-name="ce6" table:formula="of:=ASIN([.A991])" office:value-type="float" office:value="0.0897534557004899" calcext:value-type="float">
            <text:p>0.0897534557004899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6732" calcext:value-type="float">
            <text:p>0.26673 </text:p>
          </table:table-cell>
          <table:table-cell table:style-name="ce6" table:formula="of:=ASIN([.A992])" office:value-type="float" office:value="0.270000584486641" calcext:value-type="float">
            <text:p>0.2700005844866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3078" calcext:value-type="float">
            <text:p>0.39308 </text:p>
          </table:table-cell>
          <table:table-cell table:style-name="ce6" table:formula="of:=ASIN([.A993])" office:value-type="float" office:value="0.403976660027466" calcext:value-type="float">
            <text:p>0.4039766600274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0431" calcext:value-type="float">
            <text:p>0.64043 </text:p>
          </table:table-cell>
          <table:table-cell table:style-name="ce6" table:formula="of:=ASIN([.A994])" office:value-type="float" office:value="0.695059320846341" calcext:value-type="float">
            <text:p>0.6950593208463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854" calcext:value-type="float">
            <text:p>0.72185 </text:p>
          </table:table-cell>
          <table:table-cell table:style-name="ce6" table:formula="of:=ASIN([.A995])" office:value-type="float" office:value="0.806477604490983" calcext:value-type="float">
            <text:p>0.8064776044909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9274" calcext:value-type="float">
            <text:p>0.39927 </text:p>
          </table:table-cell>
          <table:table-cell table:style-name="ce6" table:formula="of:=ASIN([.A996])" office:value-type="float" office:value="0.41072485192133" calcext:value-type="float">
            <text:p>0.410724851921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5535" calcext:value-type="float">
            <text:p>0.92554 </text:p>
          </table:table-cell>
          <table:table-cell table:style-name="ce6" table:formula="of:=ASIN([.A997])" office:value-type="float" office:value="1.18244603253386" calcext:value-type="float">
            <text:p>1.1824460325338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018" calcext:value-type="float">
            <text:p>0.20002 </text:p>
          </table:table-cell>
          <table:table-cell table:style-name="ce6" table:formula="of:=ASIN([.A998])" office:value-type="float" office:value="0.201376291997849" calcext:value-type="float">
            <text:p>0.2013762919978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0277" calcext:value-type="float">
            <text:p>0.73028 </text:p>
          </table:table-cell>
          <table:table-cell table:style-name="ce6" table:formula="of:=ASIN([.A999])" office:value-type="float" office:value="0.818727336758278" calcext:value-type="float">
            <text:p>0.8187273367582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703" calcext:value-type="float">
            <text:p>0.83770 </text:p>
          </table:table-cell>
          <table:table-cell table:style-name="ce6" table:formula="of:=ASIN([.A1000])" office:value-type="float" office:value="0.993063565375265" calcext:value-type="float">
            <text:p>0.9930635653752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3147" calcext:value-type="float">
            <text:p>0.64315 </text:p>
          </table:table-cell>
          <table:table-cell table:style-name="ce6" table:formula="of:=ASIN([.A1001])" office:value-type="float" office:value="0.698600943930161" calcext:value-type="float">
            <text:p>0.698600943930161000</text:p>
          </table:table-cell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3:23:41.184000000</dc:date>
    <meta:editing-duration>P0D</meta:editing-duration>
    <meta:editing-cycles>8</meta:editing-cycles>
    <meta:document-statistic meta:table-count="1" meta:cell-count="2002" meta:object-count="0"/>
  </office:meta>
</office:document-meta>
</file>